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rebuchet MS" svg:font-family="&quot;Trebuchet MS&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BEE3D3" style:repeat-content="false"/>
      <style:paragraph-properties fo:text-align="center"/>
      <style:text-properties style:font-name="Trebuchet MS" style:font-name-asian="Trebuchet MS" style:font-name-complex="Trebuchet MS" fo:font-size="13pt" style:font-size-asian="13pt" style:font-size-complex="13pt" fo:font-weight="bold" style:font-weight-asian="bold" style:font-weight-complex="bold"/>
    </style:style>
    <style:style style:name="ce3" style:family="table-cell" style:parent-style-name="Default" style:data-style-name="N0">
      <style:table-cell-properties style:vertical-align="middle"/>
      <style:text-properties style:font-name="Trebuchet MS" style:font-name-asian="Trebuchet MS" style:font-name-complex="Trebuchet MS"/>
    </style:style>
    <style:style style:name="ce4" style:family="table-cell" style:parent-style-name="Default" style:data-style-name="N0">
      <style:table-cell-properties fo:border="thin solid #000000" style:vertical-align="middle" fo:wrap-option="wrap"/>
      <style:text-properties style:font-name="Trebuchet MS" style:font-name-asian="Trebuchet MS" style:font-name-complex="Trebuchet MS"/>
    </style:style>
    <style:style style:name="ce5" style:family="table-cell" style:parent-style-name="Default" style:data-style-name="N0">
      <style:table-cell-properties fo:border="thin solid #000000" style:vertical-align="middle" fo:background-color="#FEDCC6" style:repeat-content="false"/>
      <style:paragraph-properties fo:text-align="center"/>
      <style:text-properties style:font-name="Trebuchet MS" style:font-name-asian="Trebuchet MS" style:font-name-complex="Trebuchet MS" fo:font-size="13pt" style:font-size-asian="13pt" style:font-size-complex="13pt"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style:font-name="Trebuchet MS" style:font-name-asian="Trebuchet MS" style:font-name-complex="Trebuchet MS"/>
    </style:style>
    <style:style style:name="ce7" style:family="table-cell" style:parent-style-name="Default" style:data-style-name="N0">
      <style:table-cell-properties style:vertical-align="middle" fo:wrap-option="wrap" fo:background-color="#E0EFD4" style:repeat-content="false"/>
      <style:paragraph-properties fo:text-align="center"/>
      <style:text-properties style:font-name="Trebuchet MS" style:font-name-asian="Trebuchet MS" style:font-name-complex="Trebuchet MS"/>
    </style:style>
    <style:style style:name="ce8" style:family="table-cell" style:parent-style-name="Default" style:data-style-name="N0">
      <style:table-cell-properties style:vertical-align="middle" fo:wrap-option="wrap" fo:background-color="#7DA7D8" style:repeat-content="false"/>
      <style:paragraph-properties fo:text-align="center"/>
      <style:text-properties style:font-name="Trebuchet MS" style:font-name-asian="Trebuchet MS" style:font-name-complex="Trebuchet MS"/>
    </style:style>
    <style:style style:name="ce9" style:family="table-cell" style:parent-style-name="Default" style:data-style-name="N0">
      <style:table-cell-properties style:vertical-align="middle" fo:wrap-option="wrap" fo:background-color="#FFF9AE" style:repeat-content="false"/>
      <style:paragraph-properties fo:text-align="center"/>
      <style:text-properties style:font-name="Trebuchet MS" style:font-name-asian="Trebuchet MS" style:font-name-complex="Trebuchet MS"/>
    </style:style>
    <style:style style:name="ce10" style:family="table-cell" style:parent-style-name="Default" style:data-style-name="N0">
      <style:table-cell-properties style:vertical-align="middle" fo:wrap-option="wrap" fo:background-color="#000000" style:repeat-content="false"/>
      <style:paragraph-properties fo:text-align="center"/>
      <style:text-properties fo:color="#FFFFFF" style:font-name="Trebuchet MS" style:font-name-asian="Trebuchet MS" style:font-name-complex="Trebuchet MS" fo:font-weight="bold" style:font-weight-asian="bold" style:font-weight-complex="bold"/>
    </style:style>
    <style:style style:name="ce11" style:family="table-cell" style:parent-style-name="Default" style:data-style-name="N0">
      <style:table-cell-properties style:vertical-align="middle" style:repeat-content="false"/>
      <style:paragraph-properties fo:text-align="center"/>
    </style:style>
    <style:style style:name="ce12" style:family="table-cell" style:parent-style-name="Default" style:data-style-name="N0">
      <style:table-cell-properties style:vertical-align="automatic" style:repeat-content="false"/>
      <style:paragraph-properties fo:text-align="center"/>
      <style:text-properties style:font-name="Trebuchet MS" style:font-name-asian="Trebuchet MS" style:font-name-complex="Trebuchet MS"/>
    </style:style>
    <style:style style:name="ce13" style:family="table-cell" style:parent-style-name="Default" style:data-style-name="N0">
      <style:text-properties style:font-name="Trebuchet MS" style:font-name-asian="Trebuchet MS" style:font-name-complex="Trebuchet MS"/>
    </style:style>
    <style:style style:name="ce14" style:family="table-cell" style:parent-style-name="Default" style:data-style-name="N0">
      <style:table-cell-properties style:vertical-align="middle" style:repeat-content="false"/>
      <style:paragraph-properties fo:text-align="center"/>
      <style:text-properties style:font-name="Trebuchet MS" style:font-name-asian="Trebuchet MS" style:font-name-complex="Trebuchet MS"/>
    </style:style>
    <style:style style:name="ce15" style:family="table-cell" style:parent-style-name="Default" style:data-style-name="N4">
      <style:table-cell-properties style:vertical-align="middle" style:repeat-content="false"/>
      <style:paragraph-properties fo:text-align="center"/>
      <style:text-properties style:font-name="Trebuchet MS" style:font-name-asian="Trebuchet MS" style:font-name-complex="Trebuchet MS"/>
    </style:style>
    <style:style style:name="ce16" style:family="table-cell" style:parent-style-name="Default" style:data-style-name="N4">
      <style:table-cell-properties style:vertical-align="automatic" style:repeat-content="false"/>
      <style:paragraph-properties fo:text-align="center"/>
      <style:text-properties style:font-name="Trebuchet MS" style:font-name-asian="Trebuchet MS" style:font-name-complex="Trebuchet MS"/>
    </style:style>
    <style:style style:name="ce17" style:family="table-cell" style:parent-style-name="Default" style:data-style-name="N0">
      <style:table-cell-properties style:vertical-align="automatic" fo:wrap-option="wrap"/>
      <style:text-properties style:font-name="Trebuchet MS" style:font-name-asian="Trebuchet MS" style:font-name-complex="Trebuchet MS"/>
    </style:style>
    <style:style style:name="ce18" style:family="table-cell" style:parent-style-name="Default" style:data-style-name="N0">
      <style:table-cell-properties style:vertical-align="automatic" fo:wrap-option="wrap" style:repeat-content="false"/>
      <style:paragraph-properties fo:text-align="center"/>
      <style:text-properties style:font-name="Trebuchet MS" style:font-name-asian="Trebuchet MS" style:font-name-complex="Trebuchet MS"/>
    </style:style>
    <style:style style:name="ce19" style:family="table-cell" style:parent-style-name="Normal_Feuil1" style:data-style-name="N0">
      <style:table-cell-properties style:vertical-align="automatic" fo:wrap-option="wrap" fo:background-color="transparent" style:cell-protect="protected"/>
      <style:text-properties style:font-name="Trebuchet MS" style:font-name-asian="Trebuchet MS" style:font-name-complex="Trebuchet MS" fo:font-size="11pt" style:font-size-asian="11pt" style:font-size-complex="11pt"/>
    </style:style>
    <style:style style:name="ce20" style:family="table-cell" style:parent-style-name="Default" style:data-style-name="N0">
      <style:table-cell-properties style:vertical-align="automatic" fo:background-color="#FFFF00" style:repeat-content="false"/>
      <style:paragraph-properties fo:text-align="center"/>
      <style:text-properties style:font-name="Trebuchet MS" style:font-name-asian="Trebuchet MS" style:font-name-complex="Trebuchet MS"/>
    </style:style>
    <style:style style:name="ce21" style:family="table-cell" style:parent-style-name="Default" style:data-style-name="N0">
      <style:table-cell-properties style:vertical-align="middle" fo:background-color="#FFFF00" style:repeat-content="false"/>
      <style:paragraph-properties fo:text-align="center"/>
      <style:text-properties style:font-name="Trebuchet MS" style:font-name-asian="Trebuchet MS" style:font-name-complex="Trebuchet MS"/>
    </style:style>
    <style:style style:name="ce22" style:family="table-cell" style:parent-style-name="Default" style:data-style-name="N4">
      <style:table-cell-properties style:vertical-align="middle" fo:background-color="#FFFF00" style:repeat-content="false"/>
      <style:paragraph-properties fo:text-align="center"/>
      <style:text-properties style:font-name="Trebuchet MS" style:font-name-asian="Trebuchet MS" style:font-name-complex="Trebuchet MS"/>
    </style:style>
    <style:style style:name="ce23" style:family="table-cell" style:parent-style-name="Default" style:data-style-name="N4">
      <style:table-cell-properties style:vertical-align="automatic" fo:background-color="#FFFF00" style:repeat-content="false"/>
      <style:paragraph-properties fo:text-align="center"/>
      <style:text-properties style:font-name="Trebuchet MS" style:font-name-asian="Trebuchet MS" style:font-name-complex="Trebuchet MS"/>
    </style:style>
    <style:style style:name="ce24" style:family="table-cell" style:parent-style-name="Default" style:data-style-name="N0">
      <style:table-cell-properties fo:background-color="#FFFF00"/>
      <style:text-properties style:font-name="Trebuchet MS" style:font-name-asian="Trebuchet MS" style:font-name-complex="Trebuchet MS"/>
    </style:style>
    <style:style style:name="ce25" style:family="table-cell" style:parent-style-name="Default" style:data-style-name="N0">
      <style:table-cell-properties fo:background-color="#FFFF00"/>
    </style:style>
    <style:style style:name="T1" style:family="text" style:parent-style-name="Default">
      <style:text-properties fo:color="#000000" style:text-line-through-style="none" style:font-name="Trebuchet MS" style:font-name-asian="Trebuchet MS" style:font-name-complex="Trebuchet M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BA131A"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579835"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508F"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CCBE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9.33979166666667cm"/>
    </style:style>
    <style:style style:name="co2" style:family="table-column">
      <style:table-column-properties fo:break-before="auto" style:column-width="4.70958333333333cm"/>
    </style:style>
    <style:style style:name="co3" style:family="table-column">
      <style:table-column-properties fo:break-before="auto" style:column-width="5.23875cm"/>
    </style:style>
    <style:style style:name="co4" style:family="table-column">
      <style:table-column-properties fo:break-before="auto" style:column-width="3.86291666666667cm"/>
    </style:style>
    <style:style style:name="co5" style:family="table-column">
      <style:table-column-properties fo:break-before="auto" style:column-width="4.445cm"/>
    </style:style>
    <style:style style:name="co6" style:family="table-column">
      <style:table-column-properties fo:break-before="auto" style:column-width="2.98979166666667cm"/>
    </style:style>
    <style:style style:name="co7" style:family="table-column">
      <style:table-column-properties fo:break-before="auto" style:column-width="2.27541666666667cm"/>
    </style:style>
    <style:style style:name="co8" style:family="table-column">
      <style:table-column-properties fo:break-before="auto" style:column-width="2.19604166666667cm"/>
    </style:style>
    <style:style style:name="co9" style:family="table-column">
      <style:table-column-properties fo:break-before="auto" style:column-width="2.11666666666667cm"/>
    </style:style>
    <style:style style:name="co10" style:family="table-column">
      <style:table-column-properties fo:break-before="auto" style:column-width="44.3970833333333cm"/>
    </style:style>
    <style:style style:name="co11" style:family="table-column">
      <style:table-column-properties fo:break-before="auto" style:column-width="8.83708333333333cm"/>
    </style:style>
    <style:style style:name="co12" style:family="table-column">
      <style:table-column-properties fo:break-before="auto" style:column-width="5.87375cm"/>
    </style:style>
    <style:style style:name="co13" style:family="table-column">
      <style:table-column-properties fo:break-before="auto" style:column-width="6.85270833333333cm"/>
    </style:style>
    <style:style style:name="co14" style:family="table-column">
      <style:table-column-properties fo:break-before="auto" style:column-width="4.28625cm"/>
    </style:style>
    <style:style style:name="ro1" style:family="table-row">
      <style:table-row-properties style:row-height="115.15pt" style:use-optimal-row-height="false" fo:break-before="auto"/>
    </style:style>
    <style:style style:name="ro2" style:family="table-row">
      <style:table-row-properties style:row-height="16.5pt" style:use-optimal-row-height="true" fo:break-before="auto"/>
    </style:style>
    <style:style style:name="ro3" style:family="table-row">
      <style:table-row-properties style:row-height="13.9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393.75pt" style:use-optimal-row-height="false" fo:break-before="auto"/>
    </style:style>
    <style:style style:name="ro6" style:family="table-row">
      <style:table-row-properties style:row-height="220.5pt" style:use-optimal-row-height="false" fo:break-before="auto"/>
    </style:style>
    <style:style style:name="ro7" style:family="table-row">
      <style:table-row-properties style:row-height="59.2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ta1" style:family="table" style:master-page-name="mp1">
      <style:table-properties table:display="tru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Niveaux_de_Sensibilité_(2)" table:style-name="ta1">
        <table:table-column table:style-name="co1" table:default-cell-style-name="ce13"/>
        <table:table-column table:style-name="co2" table:default-cell-style-name="ce13"/>
        <table:table-column table:style-name="co3" table:default-cell-style-name="ce13"/>
        <table:table-column table:style-name="co4" table:number-columns-repeated="6" table:default-cell-style-name="ce13"/>
        <table:table-column table:style-name="co5" table:number-columns-repeated="4" table:default-cell-style-name="ce13"/>
        <table:table-column table:style-name="co6" table:default-cell-style-name="ce13"/>
        <table:table-column table:style-name="co7" table:number-columns-repeated="885" table:default-cell-style-name="ce13"/>
        <table:table-column table:style-name="co7" table:number-columns-repeated="119" table:default-cell-style-name="ce1"/>
        <table:table-column table:style-name="co8" table:number-columns-repeated="6" table:default-cell-style-name="ce1"/>
        <table:table-column table:style-name="co9" table:number-columns-repeated="15360" table:default-cell-style-name="ce1"/>
        <table:table-row table:style-name="ro1">
          <table:table-cell office:value-type="string" table:style-name="ce6">
            <text:p>Espèces (nom français)</text:p>
          </table:table-cell>
          <table:table-cell office:value-type="string" table:style-name="ce6">
            <text:p>Espèces (nom anglais)</text:p>
          </table:table-cell>
          <table:table-cell office:value-type="string" table:style-name="ce6">
            <text:p>Nom Scientifique</text:p>
          </table:table-cell>
          <table:table-cell office:value-type="string" table:style-name="ce7">
            <text:p>Pourcentage de vols entre 20 et 150m (estimated percentage at blade height)</text:p>
          </table:table-cell>
          <table:table-cell office:value-type="string" table:style-name="ce7">
            <text:p>Score de manoeuvrabilité en vol (flight manoeuvrability)</text:p>
          </table:table-cell>
          <table:table-cell office:value-type="string" table:style-name="ce7">
            <text:p>Score de pourcentage de temps de vie passé en vol (percentage of time spent flying)</text:p>
          </table:table-cell>
          <table:table-cell office:value-type="string" table:style-name="ce7">
            <text:p>Score d’activité nocturne</text:p>
          </table:table-cell>
          <table:table-cell office:value-type="string" table:style-name="ce7">
            <text:p>Score de sensibilité au dérangement par la présence d’éoliennes, de bateaux et d’hélicoptères (disturbance susceptibility)</text:p>
          </table:table-cell>
          <table:table-cell office:value-type="string" table:style-name="ce7">
            <text:p>Score de spécialisation dans le choix des zones d’alimentation (habitat specialization)</text:p>
          </table:table-cell>
          <table:table-cell office:value-type="string" table:style-name="ce8">
            <text:p>Sensibilité aux collisions (Formule de Furness et Bardbury, sans Responsabilité)</text:p>
          </table:table-cell>
          <table:table-cell office:value-type="string" table:style-name="ce9">
            <text:p>Sensibilité aux collisions PONDEREE</text:p>
          </table:table-cell>
          <table:table-cell office:value-type="string" table:style-name="ce8">
            <text:p>Sensibilité lié au dérangement induit par la présence du parc et de son entretien (Formule de Furness et Bardbury, sans Responsabilité)</text:p>
          </table:table-cell>
          <table:table-cell office:value-type="string" table:style-name="ce9">
            <text:p>Sensibilité lié au dérangement induit par la présence du parc et de son entretien PONDEREE</text:p>
          </table:table-cell>
          <table:table-cell office:value-type="string" table:style-name="ce10">
            <text:p>Niveau de sensibilité final</text:p>
          </table:table-cell>
          <table:table-cell table:number-columns-repeated="885" table:style-name="ce6"/>
          <table:table-cell table:number-columns-repeated="119" table:style-name="ce11"/>
          <table:table-cell table:number-columns-repeated="15366" table:style-name="ce1"/>
        </table:table-row>
        <table:table-row table:style-name="ro2">
          <table:table-cell office:value-type="string" table:style-name="ce12">
            <text:p>Alcidés (guillemots, macareux, torda)</text:p>
          </table:table-cell>
          <table:table-cell table:number-columns-repeated="12" table:style-name="ce12"/>
          <table:table-cell office:value-type="string" table:style-name="ce12">
            <text:p>2,39 (guillemot)</text:p>
          </table:table-cell>
          <table:table-cell table:number-columns-repeated="885" table:style-name="ce13"/>
          <table:table-cell table:number-columns-repeated="15485" table:style-name="ce1"/>
        </table:table-row>
        <table:table-row table:style-name="ro2">
          <table:table-cell office:value-type="string" table:style-name="ce12">
            <text:p>Cormoran huppé (sous espèces atlantique)</text:p>
          </table:table-cell>
          <table:table-cell office:value-type="string" table:style-name="ce12">
            <text:p>Shag</text:p>
          </table:table-cell>
          <table:table-cell office:value-type="string" table:style-name="ce12">
            <text:p>Phalacrocorax aristotelis</text:p>
          </table:table-cell>
          <table:table-cell office:value-type="float" office:value="8" table:style-name="ce14">
            <text:p>8</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16" table:formula="of:=[.D3]*(([.E3]+[.F3]+[.G3])/3)" table:style-name="ce15">
            <text:p>16,00</text:p>
          </table:table-cell>
          <table:table-cell office:value-type="float" office:value="3.8399999999999994" table:formula="of:=([.J3]/MAX([.J:.J]))*10" table:style-name="ce15">
            <text:p>3,84</text:p>
          </table:table-cell>
          <table:table-cell office:value-type="float" office:value="9" table:formula="of:=[.H3]*[.I3]" table:style-name="ce14">
            <text:p>9</text:p>
          </table:table-cell>
          <table:table-cell office:value-type="float" office:value="7.5" table:formula="of:=([.L3]/MAX([.L:.L]))*10" table:style-name="ce15">
            <text:p>7,50</text:p>
          </table:table-cell>
          <table:table-cell office:value-type="float" office:value="5.67" table:formula="of:=AVERAGE([.M3];[.K3])" table:style-name="ce16">
            <text:p>5,67</text:p>
          </table:table-cell>
          <table:table-cell table:number-columns-repeated="885" table:style-name="ce13"/>
          <table:table-cell table:number-columns-repeated="15485" table:style-name="ce1"/>
        </table:table-row>
        <table:table-row table:style-name="ro2">
          <table:table-cell office:value-type="string" table:style-name="ce12">
            <text:p>Cormorans (Atlantique, grands et huppés)</text:p>
          </table:table-cell>
          <table:table-cell table:number-columns-repeated="12" table:style-name="ce12"/>
          <table:table-cell office:value-type="string" table:style-name="ce12">
            <text:p>4,14 (grands)</text:p>
          </table:table-cell>
          <table:table-cell table:number-columns-repeated="885" table:style-name="ce13"/>
          <table:table-cell table:number-columns-repeated="15485" table:style-name="ce1"/>
        </table:table-row>
        <table:table-row table:style-name="ro2">
          <table:table-cell office:value-type="string" table:style-name="ce20">
            <text:p>Fou de Bassan</text:p>
          </table:table-cell>
          <table:table-cell office:value-type="string" table:style-name="ce20">
            <text:p>Northern gannet</text:p>
          </table:table-cell>
          <table:table-cell office:value-type="string" table:style-name="ce20">
            <text:p>Morus bassanus</text:p>
          </table:table-cell>
          <table:table-cell office:value-type="float" office:value="12" table:style-name="ce21">
            <text:p>12</text:p>
          </table:table-cell>
          <table:table-cell office:value-type="float" office:value="3" table:style-name="ce21">
            <text:p>3</text:p>
          </table:table-cell>
          <table:table-cell office:value-type="float" office:value="3" table:style-name="ce21">
            <text:p>3</text:p>
          </table:table-cell>
          <table:table-cell office:value-type="float" office:value="2" table:style-name="ce21">
            <text:p>2</text:p>
          </table:table-cell>
          <table:table-cell office:value-type="float" office:value="2" table:style-name="ce21">
            <text:p>2</text:p>
          </table:table-cell>
          <table:table-cell office:value-type="float" office:value="1" table:style-name="ce21">
            <text:p>1</text:p>
          </table:table-cell>
          <table:table-cell office:value-type="float" office:value="32" table:formula="of:=[.D5]*(([.E5]+[.F5]+[.G5])/3)" table:style-name="ce22">
            <text:p>32,00</text:p>
          </table:table-cell>
          <table:table-cell office:value-type="float" office:value="7.6799999999999988" table:formula="of:=([.J5]/MAX([.J:.J]))*10" table:style-name="ce22">
            <text:p>7,68</text:p>
          </table:table-cell>
          <table:table-cell office:value-type="float" office:value="2" table:formula="of:=[.H5]*[.I5]" table:style-name="ce21">
            <text:p>2</text:p>
          </table:table-cell>
          <table:table-cell office:value-type="float" office:value="1.6666666666666665" table:formula="of:=([.L5]/MAX([.L:.L]))*10" table:style-name="ce22">
            <text:p>1,67</text:p>
          </table:table-cell>
          <table:table-cell office:value-type="float" office:value="4.6733333333333329" table:formula="of:=AVERAGE([.M5];[.K5])" table:style-name="ce23">
            <text:p>4,67</text:p>
          </table:table-cell>
          <table:table-cell table:number-columns-repeated="885" table:style-name="ce24"/>
          <table:table-cell table:number-columns-repeated="15485" table:style-name="ce25"/>
        </table:table-row>
        <table:table-row table:style-name="ro2">
          <table:table-cell office:value-type="string" table:style-name="ce12">
            <text:p>Grand cormoran (côtiers)</text:p>
          </table:table-cell>
          <table:table-cell office:value-type="string" table:style-name="ce12">
            <text:p>Great cormorant</text:p>
          </table:table-cell>
          <table:table-cell office:value-type="string" table:style-name="ce12">
            <text:p>Phalacrocorax carbo</text:p>
          </table:table-cell>
          <table:table-cell office:value-type="float" office:value="8" table:style-name="ce14">
            <text:p>8</text:p>
          </table:table-cell>
          <table:table-cell office:value-type="float" office:value="4" table:style-name="ce14">
            <text:p>4</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float" office:value="3" table:style-name="ce14">
            <text:p>3</text:p>
          </table:table-cell>
          <table:table-cell office:value-type="float" office:value="18.666666666666668" table:formula="of:=[.D6]*(([.E6]+[.F6]+[.G6])/3)" table:style-name="ce15">
            <text:p>18,67</text:p>
          </table:table-cell>
          <table:table-cell office:value-type="float" office:value="4.4799999999999995" table:formula="of:=([.J6]/MAX([.J:.J]))*10" table:style-name="ce15">
            <text:p>4,48</text:p>
          </table:table-cell>
          <table:table-cell office:value-type="float" office:value="12" table:formula="of:=[.H6]*[.I6]" table:style-name="ce14">
            <text:p>12</text:p>
          </table:table-cell>
          <table:table-cell office:value-type="float" office:value="10" table:formula="of:=([.L6]/MAX([.L:.L]))*10" table:style-name="ce15">
            <text:p>10,00</text:p>
          </table:table-cell>
          <table:table-cell office:value-type="float" office:value="7.24" table:formula="of:=AVERAGE([.M6];[.K6])" table:style-name="ce16">
            <text:p>7,24</text:p>
          </table:table-cell>
          <table:table-cell table:number-columns-repeated="885" table:style-name="ce13"/>
          <table:table-cell table:number-columns-repeated="15485" table:style-name="ce1"/>
        </table:table-row>
        <table:table-row table:style-name="ro2">
          <table:table-cell office:value-type="string" table:style-name="ce12">
            <text:p>Grands goélands gris (argenté, leucophé)</text:p>
          </table:table-cell>
          <table:table-cell table:number-columns-repeated="12" table:style-name="ce12"/>
          <table:table-cell office:value-type="string" table:style-name="ce12">
            <text:p>5,50 (argenté)</text:p>
          </table:table-cell>
          <table:table-cell table:number-columns-repeated="885" table:style-name="ce13"/>
          <table:table-cell table:number-columns-repeated="15485" table:style-name="ce1"/>
        </table:table-row>
        <table:table-row table:style-name="ro2">
          <table:table-cell office:value-type="string" table:style-name="ce12">
            <text:p>Grands Puffins (majeur, fuligineux, cendré)</text:p>
          </table:table-cell>
          <table:table-cell table:number-columns-repeated="12" table:style-name="ce12"/>
          <table:table-cell office:value-type="string" table:style-name="ce12">
            <text:p>0,25 (tous égaux)</text:p>
          </table:table-cell>
          <table:table-cell table:number-columns-repeated="885" table:style-name="ce13"/>
          <table:table-cell table:number-columns-repeated="15485" table:style-name="ce1"/>
        </table:table-row>
        <table:table-row table:style-name="ro2">
          <table:table-cell office:value-type="string" table:style-name="ce12">
            <text:p>Labbe parasite</text:p>
          </table:table-cell>
          <table:table-cell office:value-type="string" table:style-name="ce12">
            <text:p>Arctic skua</text:p>
          </table:table-cell>
          <table:table-cell office:value-type="string" table:style-name="ce12">
            <text:p>Stercorarius parasiticu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3.333333333333336" table:formula="of:=[.D9]*(([.E9]+[.F9]+[.G9])/3)" table:style-name="ce15">
            <text:p>23,33</text:p>
          </table:table-cell>
          <table:table-cell office:value-type="float" office:value="5.6" table:formula="of:=([.J9]/MAX([.J:.J]))*10" table:style-name="ce15">
            <text:p>5,60</text:p>
          </table:table-cell>
          <table:table-cell office:value-type="float" office:value="2" table:formula="of:=[.H9]*[.I9]" table:style-name="ce14">
            <text:p>2</text:p>
          </table:table-cell>
          <table:table-cell office:value-type="float" office:value="1.6666666666666665" table:formula="of:=([.L9]/MAX([.L:.L]))*10" table:style-name="ce15">
            <text:p>1,67</text:p>
          </table:table-cell>
          <table:table-cell office:value-type="float" office:value="3.6333333333333329" table:formula="of:=AVERAGE([.M9];[.K9])" table:style-name="ce16">
            <text:p>3,63</text:p>
          </table:table-cell>
          <table:table-cell table:number-columns-repeated="885" table:style-name="ce13"/>
          <table:table-cell table:number-columns-repeated="15485" table:style-name="ce1"/>
        </table:table-row>
        <table:table-row table:style-name="ro2">
          <table:table-cell office:value-type="string" table:style-name="ce12">
            <text:p>Labbe pomarin</text:p>
          </table:table-cell>
          <table:table-cell office:value-type="string" table:style-name="ce12">
            <text:p>Pomarine skua</text:p>
          </table:table-cell>
          <table:table-cell office:value-type="string" table:style-name="ce12">
            <text:p>Stercorarius pomarinu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3.333333333333336" table:formula="of:=[.D10]*(([.E10]+[.F10]+[.G10])/3)" table:style-name="ce15">
            <text:p>23,33</text:p>
          </table:table-cell>
          <table:table-cell office:value-type="float" office:value="5.6" table:formula="of:=([.J10]/MAX([.J:.J]))*10" table:style-name="ce15">
            <text:p>5,60</text:p>
          </table:table-cell>
          <table:table-cell office:value-type="float" office:value="2" table:formula="of:=[.H10]*[.I10]" table:style-name="ce14">
            <text:p>2</text:p>
          </table:table-cell>
          <table:table-cell office:value-type="float" office:value="1.6666666666666665" table:formula="of:=([.L10]/MAX([.L:.L]))*10" table:style-name="ce15">
            <text:p>1,67</text:p>
          </table:table-cell>
          <table:table-cell office:value-type="float" office:value="3.6333333333333329" table:formula="of:=AVERAGE([.M10];[.K10])" table:style-name="ce16">
            <text:p>3,63</text:p>
          </table:table-cell>
          <table:table-cell table:number-columns-repeated="885" table:style-name="ce13"/>
          <table:table-cell table:number-columns-repeated="15485" table:style-name="ce1"/>
        </table:table-row>
        <table:table-row table:style-name="ro2">
          <table:table-cell office:value-type="string" table:style-name="ce20">
            <text:p>Macareux moine</text:p>
          </table:table-cell>
          <table:table-cell office:value-type="string" table:style-name="ce20">
            <text:p>Atlantic puffin</text:p>
          </table:table-cell>
          <table:table-cell office:value-type="string" table:style-name="ce20">
            <text:p>Fratercula arctica</text:p>
          </table:table-cell>
          <table:table-cell office:value-type="float" office:value="0.5" table:style-name="ce21">
            <text:p>0,5</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83333333333333337" table:formula="of:=[.D11]*(([.E11]+[.F11]+[.G11])/3)" table:style-name="ce22">
            <text:p>0,83</text:p>
          </table:table-cell>
          <table:table-cell office:value-type="float" office:value="0.19999999999999996" table:formula="of:=([.J11]/MAX([.J:.J]))*10" table:style-name="ce22">
            <text:p>0,20</text:p>
          </table:table-cell>
          <table:table-cell office:value-type="float" office:value="6" table:formula="of:=[.H11]*[.I11]" table:style-name="ce21">
            <text:p>6</text:p>
          </table:table-cell>
          <table:table-cell office:value-type="float" office:value="5" table:formula="of:=([.L11]/MAX([.L:.L]))*10" table:style-name="ce22">
            <text:p>5,00</text:p>
          </table:table-cell>
          <table:table-cell office:value-type="float" office:value="2.6" table:formula="of:=AVERAGE([.M11];[.K11])" table:style-name="ce23">
            <text:p>2,60</text:p>
          </table:table-cell>
          <table:table-cell table:number-columns-repeated="885" table:style-name="ce24"/>
          <table:table-cell table:number-columns-repeated="15485" table:style-name="ce25"/>
        </table:table-row>
        <table:table-row table:style-name="ro2">
          <table:table-cell office:value-type="string" table:style-name="ce20">
            <text:p>Mouette mélanocéphale</text:p>
          </table:table-cell>
          <table:table-cell office:value-type="string" table:style-name="ce20">
            <text:p>Mediterranean gull</text:p>
          </table:table-cell>
          <table:table-cell office:value-type="string" table:style-name="ce20">
            <text:p>Larus melanocephalus</text:p>
          </table:table-cell>
          <table:table-cell office:value-type="float" office:value="25" table:style-name="ce21">
            <text:p>25</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41.666666666666671" table:formula="of:=[.D12]*(([.E12]+[.F12]+[.G12])/3)" table:style-name="ce22">
            <text:p>41,67</text:p>
          </table:table-cell>
          <table:table-cell office:value-type="float" office:value="10" table:formula="of:=([.J12]/MAX([.J:.J]))*10" table:style-name="ce22">
            <text:p>10,00</text:p>
          </table:table-cell>
          <table:table-cell office:value-type="float" office:value="4" table:formula="of:=[.H12]*[.I12]" table:style-name="ce21">
            <text:p>4</text:p>
          </table:table-cell>
          <table:table-cell office:value-type="float" office:value="3.333333333333333" table:formula="of:=([.L12]/MAX([.L:.L]))*10" table:style-name="ce22">
            <text:p>3,33</text:p>
          </table:table-cell>
          <table:table-cell office:value-type="float" office:value="6.6666666666666661" table:formula="of:=AVERAGE([.M12];[.K12])" table:style-name="ce23">
            <text:p>6,67</text:p>
          </table:table-cell>
          <table:table-cell table:number-columns-repeated="885" table:style-name="ce24"/>
          <table:table-cell table:number-columns-repeated="15485" table:style-name="ce25"/>
        </table:table-row>
        <table:table-row table:style-name="ro2">
          <table:table-cell office:value-type="string" table:style-name="ce20">
            <text:p>Mouette pygmée</text:p>
          </table:table-cell>
          <table:table-cell office:value-type="string" table:style-name="ce20">
            <text:p>Little gull</text:p>
          </table:table-cell>
          <table:table-cell office:value-type="string" table:style-name="ce20">
            <text:p>Hydrocoloeus minutus</text:p>
          </table:table-cell>
          <table:table-cell office:value-type="float" office:value="15" table:style-name="ce21">
            <text:p>15</text:p>
          </table:table-cell>
          <table:table-cell office:value-type="float" office:value="1" table:style-name="ce21">
            <text:p>1</text:p>
          </table:table-cell>
          <table:table-cell office:value-type="float" office:value="3" table:style-name="ce21">
            <text:p>3</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30" table:formula="of:=[.D13]*(([.E13]+[.F13]+[.G13])/3)" table:style-name="ce22">
            <text:p>30,00</text:p>
          </table:table-cell>
          <table:table-cell office:value-type="float" office:value="7.1999999999999993" table:formula="of:=([.J13]/MAX([.J:.J]))*10" table:style-name="ce22">
            <text:p>7,20</text:p>
          </table:table-cell>
          <table:table-cell office:value-type="float" office:value="3" table:formula="of:=[.H13]*[.I13]" table:style-name="ce21">
            <text:p>3</text:p>
          </table:table-cell>
          <table:table-cell office:value-type="float" office:value="2.5" table:formula="of:=([.L13]/MAX([.L:.L]))*10" table:style-name="ce22">
            <text:p>2,50</text:p>
          </table:table-cell>
          <table:table-cell office:value-type="float" office:value="4.8499999999999996" table:formula="of:=AVERAGE([.M13];[.K13])" table:style-name="ce23">
            <text:p>4,85</text:p>
          </table:table-cell>
          <table:table-cell table:number-columns-repeated="885" table:style-name="ce24"/>
          <table:table-cell table:number-columns-repeated="15485" table:style-name="ce25"/>
        </table:table-row>
        <table:table-row table:style-name="ro2">
          <table:table-cell office:value-type="string" table:style-name="ce20">
            <text:p>Mouette rieuse</text:p>
          </table:table-cell>
          <table:table-cell office:value-type="string" table:style-name="ce20">
            <text:p>Black-headed gull</text:p>
          </table:table-cell>
          <table:table-cell office:value-type="string" table:style-name="ce20">
            <text:p>Chroicocephalus ridibundus</text:p>
          </table:table-cell>
          <table:table-cell office:value-type="float" office:value="20" table:style-name="ce21">
            <text:p>20</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office:value-type="float" office:value="26.666666666666664" table:formula="of:=[.D14]*(([.E14]+[.F14]+[.G14])/3)" table:style-name="ce22">
            <text:p>26,67</text:p>
          </table:table-cell>
          <table:table-cell office:value-type="float" office:value="6.3999999999999986" table:formula="of:=([.J14]/MAX([.J:.J]))*10" table:style-name="ce22">
            <text:p>6,40</text:p>
          </table:table-cell>
          <table:table-cell office:value-type="float" office:value="4" table:formula="of:=[.H14]*[.I14]" table:style-name="ce21">
            <text:p>4</text:p>
          </table:table-cell>
          <table:table-cell office:value-type="float" office:value="3.333333333333333" table:formula="of:=([.L14]/MAX([.L:.L]))*10" table:style-name="ce22">
            <text:p>3,33</text:p>
          </table:table-cell>
          <table:table-cell office:value-type="float" office:value="4.8666666666666654" table:formula="of:=AVERAGE([.M14];[.K14])" table:style-name="ce23">
            <text:p>4,87</text:p>
          </table:table-cell>
          <table:table-cell table:number-columns-repeated="885" table:style-name="ce24"/>
          <table:table-cell table:number-columns-repeated="15485" table:style-name="ce25"/>
        </table:table-row>
        <table:table-row table:style-name="ro2">
          <table:table-cell office:value-type="string" table:style-name="ce12">
            <text:p>Mouette tridactyle</text:p>
          </table:table-cell>
          <table:table-cell office:value-type="string" table:style-name="ce12">
            <text:p>Black-legged kittiwake</text:p>
          </table:table-cell>
          <table:table-cell office:value-type="string" table:style-name="ce12">
            <text:p>Rissa tridactyla</text:p>
          </table:table-cell>
          <table:table-cell office:value-type="float" office:value="15" table:style-name="ce14">
            <text:p>15</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35" table:formula="of:=[.D15]*(([.E15]+[.F15]+[.G15])/3)" table:style-name="ce15">
            <text:p>35,00</text:p>
          </table:table-cell>
          <table:table-cell office:value-type="float" office:value="8.3999999999999986" table:formula="of:=([.J15]/MAX([.J:.J]))*10" table:style-name="ce15">
            <text:p>8,40</text:p>
          </table:table-cell>
          <table:table-cell office:value-type="float" office:value="4" table:formula="of:=[.H15]*[.I15]" table:style-name="ce14">
            <text:p>4</text:p>
          </table:table-cell>
          <table:table-cell office:value-type="float" office:value="3.333333333333333" table:formula="of:=([.L15]/MAX([.L:.L]))*10" table:style-name="ce15">
            <text:p>3,33</text:p>
          </table:table-cell>
          <table:table-cell office:value-type="float" office:value="5.8666666666666654" table:formula="of:=AVERAGE([.M15];[.K15])" table:style-name="ce16">
            <text:p>5,87</text:p>
          </table:table-cell>
          <table:table-cell table:number-columns-repeated="885" table:style-name="ce13"/>
          <table:table-cell table:number-columns-repeated="15485" table:style-name="ce1"/>
        </table:table-row>
        <table:table-row table:style-name="ro2">
          <table:table-cell office:value-type="string" table:style-name="ce12">
            <text:p>Mouettes (rieuses/mélanocéphales)</text:p>
          </table:table-cell>
          <table:table-cell table:number-columns-repeated="12" table:style-name="ce12"/>
          <table:table-cell office:value-type="string" table:style-name="ce12">
            <text:p>3,55 (mélanocéphale)</text:p>
          </table:table-cell>
          <table:table-cell table:number-columns-repeated="885" table:style-name="ce13"/>
          <table:table-cell table:number-columns-repeated="15485" table:style-name="ce1"/>
        </table:table-row>
        <table:table-row table:style-name="ro2">
          <table:table-cell office:value-type="string" table:style-name="ce20">
            <text:p>Océanite tempête</text:p>
          </table:table-cell>
          <table:table-cell office:value-type="string" table:style-name="ce20">
            <text:p>European storm-petrel</text:p>
          </table:table-cell>
          <table:table-cell office:value-type="string" table:style-name="ce20">
            <text:p>Hydrobates pelagicus</text:p>
          </table:table-cell>
          <table:table-cell office:value-type="float" office:value="2" table:style-name="ce21">
            <text:p>2</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5.333333333333333" table:formula="of:=[.D17]*(([.E17]+[.F17]+[.G17])/3)" table:style-name="ce22">
            <text:p>5,33</text:p>
          </table:table-cell>
          <table:table-cell office:value-type="float" office:value="1.2799999999999998" table:formula="of:=([.J17]/MAX([.J:.J]))*10" table:style-name="ce22">
            <text:p>1,28</text:p>
          </table:table-cell>
          <table:table-cell office:value-type="float" office:value="1" table:formula="of:=[.H17]*[.I17]" table:style-name="ce21">
            <text:p>1</text:p>
          </table:table-cell>
          <table:table-cell office:value-type="float" office:value="0.83333333333333326" table:formula="of:=([.L17]/MAX([.L:.L]))*10" table:style-name="ce22">
            <text:p>0,83</text:p>
          </table:table-cell>
          <table:table-cell office:value-type="float" office:value="1.0566666666666666" table:formula="of:=AVERAGE([.M17];[.K17])" table:style-name="ce23">
            <text:p>1,06</text:p>
          </table:table-cell>
          <table:table-cell table:number-columns-repeated="885" table:style-name="ce24"/>
          <table:table-cell table:number-columns-repeated="15485" table:style-name="ce25"/>
        </table:table-row>
        <table:table-row table:style-name="ro2">
          <table:table-cell office:value-type="string" table:style-name="ce12">
            <text:p>Petits Labbes (longue queue, parasite, pomarin)</text:p>
          </table:table-cell>
          <table:table-cell table:number-columns-repeated="12" table:style-name="ce12"/>
          <table:table-cell office:value-type="string" table:style-name="ce12">
            <text:p>1,93 (tous)</text:p>
          </table:table-cell>
          <table:table-cell table:number-columns-repeated="885" table:style-name="ce13"/>
          <table:table-cell table:number-columns-repeated="15485" table:style-name="ce1"/>
        </table:table-row>
        <table:table-row table:style-name="ro2">
          <table:table-cell office:value-type="string" table:style-name="ce12">
            <text:p>Petits Puffins (des anglais, yelkouan, des Baléares)</text:p>
          </table:table-cell>
          <table:table-cell table:number-columns-repeated="12" table:style-name="ce12"/>
          <table:table-cell office:value-type="string" table:style-name="ce12">
            <text:p>0,25 (tous égaux)</text:p>
          </table:table-cell>
          <table:table-cell table:number-columns-repeated="885" table:style-name="ce13"/>
          <table:table-cell table:number-columns-repeated="15485" table:style-name="ce1"/>
        </table:table-row>
        <table:table-row table:style-name="ro2">
          <table:table-cell office:value-type="string" table:style-name="ce12">
            <text:p>Pingouin torda</text:p>
          </table:table-cell>
          <table:table-cell office:value-type="string" table:style-name="ce12">
            <text:p>Razorbill</text:p>
          </table:table-cell>
          <table:table-cell office:value-type="string" table:style-name="ce12">
            <text:p>Alca torda</text:p>
          </table:table-cell>
          <table:table-cell office:value-type="float" office:value="0.5" table:style-name="ce14">
            <text:p>0,5</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1" table:formula="of:=[.D20]*(([.E20]+[.F20]+[.G20])/3)" table:style-name="ce15">
            <text:p>1,00</text:p>
          </table:table-cell>
          <table:table-cell office:value-type="float" office:value="0.23999999999999996" table:formula="of:=([.J20]/MAX([.J:.J]))*10" table:style-name="ce15">
            <text:p>0,24</text:p>
          </table:table-cell>
          <table:table-cell office:value-type="float" office:value="9" table:formula="of:=[.H20]*[.I20]" table:style-name="ce14">
            <text:p>9</text:p>
          </table:table-cell>
          <table:table-cell office:value-type="float" office:value="7.5" table:formula="of:=([.L20]/MAX([.L:.L]))*10" table:style-name="ce15">
            <text:p>7,50</text:p>
          </table:table-cell>
          <table:table-cell office:value-type="float" office:value="3.87" table:formula="of:=AVERAGE([.M20];[.K20])" table:style-name="ce16">
            <text:p>3,87</text:p>
          </table:table-cell>
          <table:table-cell table:number-columns-repeated="885" table:style-name="ce13"/>
          <table:table-cell table:number-columns-repeated="15485" table:style-name="ce1"/>
        </table:table-row>
        <table:table-row table:style-name="ro2">
          <table:table-cell office:value-type="string" table:style-name="ce12">
            <text:p>Puffin cendré</text:p>
          </table:table-cell>
          <table:table-cell office:value-type="string" table:style-name="ce12">
            <text:p>Cory’s shearwater</text:p>
          </table:table-cell>
          <table:table-cell office:value-type="string" table:style-name="ce12">
            <text:p>Calonectris diomedea</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formula="of:=[.D21]*(([.E21]+[.F21]+[.G21])/3)" table:style-name="ce15">
            <text:p>0,00</text:p>
          </table:table-cell>
          <table:table-cell office:value-type="float" office:value="0" table:formula="of:=([.J21]/MAX([.J:.J]))*10" table:style-name="ce15">
            <text:p>0,00</text:p>
          </table:table-cell>
          <table:table-cell office:value-type="float" office:value="1" table:formula="of:=[.H21]*[.I21]" table:style-name="ce14">
            <text:p>1</text:p>
          </table:table-cell>
          <table:table-cell office:value-type="float" office:value="0.83333333333333326" table:formula="of:=([.L21]/MAX([.L:.L]))*10" table:style-name="ce15">
            <text:p>0,83</text:p>
          </table:table-cell>
          <table:table-cell office:value-type="float" office:value="0.41666666666666663" table:formula="of:=AVERAGE([.M21];[.K21])" table:style-name="ce16">
            <text:p>0,42</text:p>
          </table:table-cell>
          <table:table-cell table:style-name="ce12"/>
          <table:table-cell table:number-columns-repeated="884" table:style-name="ce13"/>
          <table:table-cell table:number-columns-repeated="15485" table:style-name="ce1"/>
        </table:table-row>
        <table:table-row table:style-name="ro2">
          <table:table-cell office:value-type="string" table:style-name="ce12">
            <text:p>Puffin des Baléares</text:p>
          </table:table-cell>
          <table:table-cell office:value-type="string" table:style-name="ce12">
            <text:p>Balearic shearwater</text:p>
          </table:table-cell>
          <table:table-cell office:value-type="string" table:style-name="ce12">
            <text:p>Puffinus mauretanicus</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formula="of:=[.D22]*(([.E22]+[.F22]+[.G22])/3)" table:style-name="ce15">
            <text:p>0,00</text:p>
          </table:table-cell>
          <table:table-cell office:value-type="float" office:value="0" table:formula="of:=([.J22]/MAX([.J:.J]))*10" table:style-name="ce15">
            <text:p>0,00</text:p>
          </table:table-cell>
          <table:table-cell office:value-type="float" office:value="1" table:formula="of:=[.H22]*[.I22]" table:style-name="ce14">
            <text:p>1</text:p>
          </table:table-cell>
          <table:table-cell office:value-type="float" office:value="0.83333333333333326" table:formula="of:=([.L22]/MAX([.L:.L]))*10" table:style-name="ce15">
            <text:p>0,83</text:p>
          </table:table-cell>
          <table:table-cell office:value-type="float" office:value="0.41666666666666663" table:formula="of:=AVERAGE([.M22];[.K22])" table:style-name="ce16">
            <text:p>0,42</text:p>
          </table:table-cell>
          <table:table-cell table:style-name="ce12"/>
          <table:table-cell table:number-columns-repeated="884" table:style-name="ce13"/>
          <table:table-cell table:number-columns-repeated="15485" table:style-name="ce1"/>
        </table:table-row>
        <table:table-row table:style-name="ro2">
          <table:table-cell office:value-type="string" table:style-name="ce20">
            <text:p>Sterne caugek</text:p>
          </table:table-cell>
          <table:table-cell office:value-type="string" table:style-name="ce20">
            <text:p>Sandwich tern</text:p>
          </table:table-cell>
          <table:table-cell office:value-type="string" table:style-name="ce20">
            <text:p>Sterna sandvicensis</text:p>
          </table:table-cell>
          <table:table-cell office:value-type="float" office:value="10" table:style-name="ce21">
            <text:p>10</text:p>
          </table:table-cell>
          <table:table-cell office:value-type="float" office:value="1" table:style-name="ce21">
            <text:p>1</text:p>
          </table:table-cell>
          <table:table-cell office:value-type="float" office:value="5" table:style-name="ce21">
            <text:p>5</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23.333333333333336" table:formula="of:=[.D23]*(([.E23]+[.F23]+[.G23])/3)" table:style-name="ce22">
            <text:p>23,33</text:p>
          </table:table-cell>
          <table:table-cell office:value-type="float" office:value="5.6" table:formula="of:=([.J23]/MAX([.J:.J]))*10" table:style-name="ce22">
            <text:p>5,60</text:p>
          </table:table-cell>
          <table:table-cell office:value-type="float" office:value="6" table:formula="of:=[.H23]*[.I23]" table:style-name="ce21">
            <text:p>6</text:p>
          </table:table-cell>
          <table:table-cell office:value-type="float" office:value="5" table:formula="of:=([.L23]/MAX([.L:.L]))*10" table:style-name="ce22">
            <text:p>5,00</text:p>
          </table:table-cell>
          <table:table-cell office:value-type="float" office:value="5.3" table:formula="of:=AVERAGE([.M23];[.K23])" table:style-name="ce23">
            <text:p>5,30</text:p>
          </table:table-cell>
          <table:table-cell table:style-name="ce20"/>
          <table:table-cell table:number-columns-repeated="884" table:style-name="ce24"/>
          <table:table-cell table:number-columns-repeated="15485" table:style-name="ce25"/>
        </table:table-row>
        <table:table-row table:style-name="ro2">
          <table:table-cell office:value-type="string" table:style-name="ce20">
            <text:p>Sterne pierregarin</text:p>
          </table:table-cell>
          <table:table-cell office:value-type="string" table:style-name="ce20">
            <text:p>Common tern</text:p>
          </table:table-cell>
          <table:table-cell office:value-type="string" table:style-name="ce20">
            <text:p>Sterna hirundo</text:p>
          </table:table-cell>
          <table:table-cell office:value-type="float" office:value="10" table:style-name="ce21">
            <text:p>10</text:p>
          </table:table-cell>
          <table:table-cell office:value-type="float" office:value="1" table:style-name="ce21">
            <text:p>1</text:p>
          </table:table-cell>
          <table:table-cell office:value-type="float" office:value="5" table:style-name="ce21">
            <text:p>5</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23.333333333333336" table:formula="of:=[.D24]*(([.E24]+[.F24]+[.G24])/3)" table:style-name="ce22">
            <text:p>23,33</text:p>
          </table:table-cell>
          <table:table-cell office:value-type="float" office:value="5.6" table:formula="of:=([.J24]/MAX([.J:.J]))*10" table:style-name="ce22">
            <text:p>5,60</text:p>
          </table:table-cell>
          <table:table-cell office:value-type="float" office:value="6" table:formula="of:=[.H24]*[.I24]" table:style-name="ce21">
            <text:p>6</text:p>
          </table:table-cell>
          <table:table-cell office:value-type="float" office:value="5" table:formula="of:=([.L24]/MAX([.L:.L]))*10" table:style-name="ce22">
            <text:p>5,00</text:p>
          </table:table-cell>
          <table:table-cell office:value-type="float" office:value="5.3" table:formula="of:=AVERAGE([.M24];[.K24])" table:style-name="ce23">
            <text:p>5,30</text:p>
          </table:table-cell>
          <table:table-cell table:style-name="ce20"/>
          <table:table-cell table:number-columns-repeated="884" table:style-name="ce24"/>
          <table:table-cell table:number-columns-repeated="15485" table:style-name="ce25"/>
        </table:table-row>
        <table:table-row table:style-name="ro2">
          <table:table-cell office:value-type="string" table:style-name="ce12">
            <text:p>Sternes (arctique, pierregarin, naine, caugek)</text:p>
          </table:table-cell>
          <table:table-cell table:number-columns-repeated="12" table:style-name="ce12"/>
          <table:table-cell office:value-type="string" table:style-name="ce12">
            <text:p>3,43 (naine)</text:p>
          </table:table-cell>
          <table:table-cell table:style-name="ce12"/>
          <table:table-cell table:number-columns-repeated="884" table:style-name="ce13"/>
          <table:table-cell table:number-columns-repeated="15485" table:style-name="ce1"/>
        </table:table-row>
        <table:table-row table:style-name="ro2">
          <table:table-cell table:number-columns-repeated="15" table:style-name="ce12"/>
          <table:table-cell table:number-columns-repeated="884" table:style-name="ce13"/>
          <table:table-cell table:number-columns-repeated="15485" table:style-name="ce1"/>
        </table:table-row>
        <table:table-row table:number-rows-repeated="2" table:style-name="ro2">
          <table:table-cell table:number-columns-repeated="899" table:style-name="ce13"/>
          <table:table-cell table:number-columns-repeated="15485" table:style-name="ce1"/>
        </table:table-row>
        <table:table-row table:style-name="ro3">
          <table:table-cell table:number-columns-repeated="16384"/>
        </table:table-row>
        <table:table-row table:number-rows-repeated="3" table:style-name="ro2">
          <table:table-cell table:number-columns-repeated="899" table:style-name="ce13"/>
          <table:table-cell table:number-columns-repeated="15485" table:style-name="ce1"/>
        </table:table-row>
        <table:table-row table:style-name="ro2">
          <table:table-cell table:number-columns-repeated="16384"/>
        </table:table-row>
        <table:table-row table:style-name="ro3">
          <table:table-cell table:number-columns-repeated="16384"/>
        </table:table-row>
        <table:table-row table:number-rows-repeated="6" table:style-name="ro2">
          <table:table-cell table:number-columns-repeated="16384"/>
        </table:table-row>
        <table:table-row table:number-rows-repeated="2" table:style-name="ro3">
          <table:table-cell table:number-columns-repeated="16384"/>
        </table:table-row>
        <table:table-row table:number-rows-repeated="6" table:style-name="ro2">
          <table:table-cell table:number-columns-repeated="16384"/>
        </table:table-row>
        <table:table-row table:style-name="ro3">
          <table:table-cell table:number-columns-repeated="16384"/>
        </table:table-row>
        <table:table-row table:number-rows-repeated="4" table:style-name="ro2">
          <table:table-cell table:number-columns-repeated="16384"/>
        </table:table-row>
        <table:table-row table:style-name="ro3">
          <table:table-cell table:number-columns-repeated="16384"/>
        </table:table-row>
        <table:table-row table:number-rows-repeated="4" table:style-name="ro2">
          <table:table-cell table:number-columns-repeated="16384"/>
        </table:table-row>
        <table:table-row table:style-name="ro3">
          <table:table-cell table:number-columns-repeated="16384"/>
        </table:table-row>
        <table:table-row table:number-rows-repeated="10" table:style-name="ro2">
          <table:table-cell table:number-columns-repeated="16384"/>
        </table:table-row>
        <table:table-row table:number-rows-repeated="1048507" table:style-name="ro3">
          <table:table-cell table:number-columns-repeated="16384"/>
        </table:table-row>
      </table:table>
      <table:table table:name="A_lire_-_Explications" table:style-name="ta1">
        <table:shapes>
          <draw:frame draw:z-index="1" draw:id="id0" draw:style-name="a2" draw:name="ZoneTexte 1" svg:x="7.22244in" svg:y="4.03425in" svg:width="0.07874in" svg:height="0.18504in">
            <draw:text-box>
              <text:p text:style-name="a1" text:class-names="" text:cond-style-name=""><text:span text:style-name="a0" text:class-names=""/></text:p>
            </draw:text-box>
            <svg:title/>
            <svg:desc/>
          </draw:frame>
          <draw:frame draw:z-index="2" draw:id="id1" draw:style-name="a5" draw:name="ZoneTexte 2" svg:x="7.22244in" svg:y="9.17441in" svg:width="0.07874in" svg:height="0.15827in">
            <draw:text-box>
              <text:p text:style-name="a4" text:class-names="" text:cond-style-name=""><text:span text:style-name="a3" text:class-names=""/></text:p>
            </draw:text-box>
            <svg:title/>
            <svg:desc/>
          </draw:frame>
        </table:shapes>
        <table:table-column table:style-name="co10" table:default-cell-style-name="ce3"/>
        <table:table-column table:style-name="co7" table:number-columns-repeated="1022" table:default-cell-style-name="ce3"/>
        <table:table-column table:style-name="co8" table:default-cell-style-name="ce3"/>
        <table:table-column table:style-name="co9" table:number-columns-repeated="15360" table:default-cell-style-name="ce1"/>
        <table:table-row table:style-name="ro4">
          <table:table-cell office:value-type="string" table:style-name="ce2">
            <text:p>Méthode de construction des indices de sensibilité</text:p>
          </table:table-cell>
          <table:table-cell table:number-columns-repeated="16383"/>
        </table:table-row>
        <table:table-row table:style-name="ro5">
          <table:table-cell office:value-type="string" table:style-name="ce4">
            <text:p>L’étude de la sensibilité des oiseaux aux activités éoliennes à été un champ de recherche assez riche en publications scientifiques dans le Royaume Uni. Les présents indices sont issues de la publication de Bardbury et al, 2014 : “Mapping Seabird Sensitivity to Offshore Wind Farms”. Cette étude plutôt récente, se base, d’un point de vue méthodologique, essentiellement sur l’étude de Furness et al, 2013 : “Assessing vulnerability of marine bird populations to offshore wind farms” et Garthe &amp; Huppop, 2004 : Scaling possible adverse effects of marine wind farms on seabirds : developing and applying a vulnerability index”</text:p>
            <text:p/>
            <text:p>Comme pour les travaux envisagés dans le cadre du 4e appel d’offre pour l’éolien en mer en Manche Mer du Nord, les auteurs ont calculé des impacts de l’activité selon la responsabilité de conservation (appelé dans les publications Conservation Importance Score) et la sensibilité de l’espèce. Le travail de ce tableau à été de récupéré les indices ayant servi à estimer la sensibilité de l’espèce. La responsabilité de conservation, estimé ailleurs par l’AFB, ne rentre pas en considération dans les calculs de ce tableau (car ceux présentés, dans les colonnes<text:s/><text:span text:style-name="T2">rouges</text:span>, se basent sur des indices de conservation nationaux du Royaume Uni).</text:p>
            <text:p/>
            <text:p>La vulnérabilité/sensibilité des espèces est basée sur 6 sous indices (colonnes<text:s/><text:span text:style-name="T3">vertes</text:span>), les 4 premiers servant à caractériser un risque de collision et les 2 derniers servant à caractériser un risque de dérangement (= perte de zone fonctionnelle) :</text:p>
            <text:p>• Pourcentage de vols entre 20 et 150m (estimated percentage at blade height)</text:p>
            <text:p>• Score de manoeuvrabilité en vol (flight manoeuvrability)</text:p>
            <text:p>• Score de pourcentage de temps de vie passé en vol (percentage of time spent flying)</text:p>
            <text:p>• Score d’activité nocturne</text:p>
            <text:p>• Score de sensibilité au dérangement par la présence d’éoliennes, de bateaux et d’hélicoptères (disturbance susceptibility)</text:p>
            <text:p>• Score de spécialisation dans le choix des zones d’alimentation (habitat specialization)</text:p>
            <text:p/>
            <text:p>La sensibilité (colonnes<text:s/><text:span text:style-name="T4">bleues</text:span>) est donc définie selon 2 formules, pour estimer le risque de collision :</text:p>
            <text:p>• Pourcentage de vols entre 20 et 150m * ((Score d’activité nocturne + Score de pourcentage de temps de vie passé en vol + Score de manœuvrabilité en vol)/3)</text:p>
            <text:p>Pour estimer le risque de dérangement / perte de zones fonctionnelle :</text:p>
            <text:p>• Score de sensibilité au dérangement par la présence d’éoliennes, de bateaux et d’hélicoptères * Score de spécialisation dans le choix des zones d’alimentation</text:p>
            <text:p/>
            <text:p>Chacun de ces niveaux de sensibilité à ensuite été rapporté entre 1 et 10 (colonnes<text:s/><text:span text:style-name="T5">jaunes</text:span>), afin de :</text:p>
            <text:p>1) Etre équilibré dans l’évaluation des risques entre risque de collision et risque de dérangement/perte de zone fonctionnelle</text:p>
            <text:p>2) Etre équilibré dans la réalisation finale des cartes, entre le poids donné à l’indicateur de responsabilité (calculé sur 10) et l’indicateur de sensibilité</text:p>
            <text:p/>
            <text:p>La moyenne de ces deux niveaux de sensibilité permet d’obtenir un indicateur renseignant la sensibilité de l’espèce vis-à-vis de l’activité « éoliennes en mer » (colonne noire).</text:p>
          </table:table-cell>
          <table:table-cell table:number-columns-repeated="16383"/>
        </table:table-row>
        <table:table-row table:style-name="ro4">
          <table:table-cell office:value-type="string" table:style-name="ce5">
            <text:p>Méthode de construction des indices de responsabilité</text:p>
          </table:table-cell>
          <table:table-cell table:number-columns-repeated="16383"/>
        </table:table-row>
        <table:table-row table:style-name="ro6">
          <table:table-cell office:value-type="string" table:style-name="ce4">
            <text:p>L’estimation de l’indice de responsabilité (=patrimonialité) à été réalisé à l’échelle de la façade maritime Manche mer du Nord, selon la méthodologie définie par l’AFB a avec le GISOM (Groupement d’Intérêt Scientifique Oiseaux Marins) pour établir un indice de patrimonialité des espèces d’oiseaux marin (un rapport est en cours de finalisation). Ce travail est une déclinaison et une précision des éléments présents dans le guide d’élaboration des plan de gestion de l’AFB (public en ligne), dans la note du AFB/UMS PatriNat sur la hiérarchisation des espèces et habitats Natura 2000 (transmise par le ministères au services déconcentrés en charge de la mise en œuvre de NATURA 2000) et dans le cadrage méthodologique AFB/MTES mis en œuvre pour la hiérarchisation des enjeux relatif à la DCSMM.</text:p>
            <text:p/>
            <text:p>Le niveau de responsabilité à notamment été construit en se basant sur les données SAMM, qui regroupent parfois les espèces entre elles, selon la possibilité sur le terrain de les identifier. Dans le cas ou un groupe d’espèce a un niveau de responsabilité associé, il devra être choisi le niveau de sensibilité maximal parmi ceux des espèces constituant ce groupe.</text:p>
          </table:table-cell>
          <table:table-cell table:number-columns-repeated="16383"/>
        </table:table-row>
        <table:table-row table:style-name="ro7">
          <table:table-cell office:value-type="string" table:style-name="ce3">
            <text:p>Contact :</text:p>
            <text:p>Antonin Gimard</text:p>
            <text:p>antonin.gimard@afbiodiversite.fr</text:p>
            <text:p><text:span text:style-name="T6">02 32 85 90 87</text:span></text:p>
          </table:table-cell>
          <table:table-cell table:number-columns-repeated="16383"/>
        </table:table-row>
        <table:table-row table:number-rows-repeated="1048571" table:style-name="ro3">
          <table:table-cell table:number-columns-repeated="16384"/>
        </table:table-row>
      </table:table>
      <table:table table:name="Niveaux_de_Sensibilité" table:style-name="ta1">
        <table:table-column table:style-name="co1" table:default-cell-style-name="ce13"/>
        <table:table-column table:style-name="co2" table:default-cell-style-name="ce13"/>
        <table:table-column table:style-name="co3" table:default-cell-style-name="ce13"/>
        <table:table-column table:style-name="co4" table:number-columns-repeated="6" table:default-cell-style-name="ce13"/>
        <table:table-column table:style-name="co5" table:number-columns-repeated="4" table:default-cell-style-name="ce13"/>
        <table:table-column table:style-name="co6" table:default-cell-style-name="ce13"/>
        <table:table-column table:style-name="co7" table:number-columns-repeated="885" table:default-cell-style-name="ce13"/>
        <table:table-column table:style-name="co7" table:number-columns-repeated="119" table:default-cell-style-name="ce1"/>
        <table:table-column table:style-name="co8" table:number-columns-repeated="6" table:default-cell-style-name="ce1"/>
        <table:table-column table:style-name="co9" table:number-columns-repeated="15360" table:default-cell-style-name="ce1"/>
        <table:table-row table:style-name="ro1">
          <table:table-cell office:value-type="string" table:style-name="ce6">
            <text:p>Espèces (nom français)</text:p>
          </table:table-cell>
          <table:table-cell office:value-type="string" table:style-name="ce6">
            <text:p>Espèces (nom anglais)</text:p>
          </table:table-cell>
          <table:table-cell office:value-type="string" table:style-name="ce6">
            <text:p>Nom Scientifique</text:p>
          </table:table-cell>
          <table:table-cell office:value-type="string" table:style-name="ce7">
            <text:p>Pourcentage de vols entre 20 et 150m (estimated percentage at blade height)</text:p>
          </table:table-cell>
          <table:table-cell office:value-type="string" table:style-name="ce7">
            <text:p>Score de manoeuvrabilité en vol (flight manoeuvrability)</text:p>
          </table:table-cell>
          <table:table-cell office:value-type="string" table:style-name="ce7">
            <text:p>Score de pourcentage de temps de vie passé en vol (percentage of time spent flying)</text:p>
          </table:table-cell>
          <table:table-cell office:value-type="string" table:style-name="ce7">
            <text:p>Score d’activité nocturne</text:p>
          </table:table-cell>
          <table:table-cell office:value-type="string" table:style-name="ce7">
            <text:p>Score de sensibilité au dérangement par la présence d’éoliennes, de bateaux et d’hélicoptères (disturbance susceptibility)</text:p>
          </table:table-cell>
          <table:table-cell office:value-type="string" table:style-name="ce7">
            <text:p>Score de spécialisation dans le choix des zones d’alimentation (habitat specialization)</text:p>
          </table:table-cell>
          <table:table-cell office:value-type="string" table:style-name="ce8">
            <text:p>Sensibilité aux collisions (Formule de Furness et Bardbury, sans Responsabilité)</text:p>
          </table:table-cell>
          <table:table-cell office:value-type="string" table:style-name="ce9">
            <text:p>Sensibilité aux collisions PONDEREE</text:p>
          </table:table-cell>
          <table:table-cell office:value-type="string" table:style-name="ce8">
            <text:p>Sensibilité lié au dérangement induit par la présence du parc et de son entretien (Formule de Furness et Bardbury, sans Responsabilité)</text:p>
          </table:table-cell>
          <table:table-cell office:value-type="string" table:style-name="ce9">
            <text:p>Sensibilité lié au dérangement induit par la présence du parc et de son entretien PONDEREE</text:p>
          </table:table-cell>
          <table:table-cell office:value-type="string" table:style-name="ce10">
            <text:p>Niveau de sensibilité final</text:p>
          </table:table-cell>
          <table:table-cell table:number-columns-repeated="885" table:style-name="ce6"/>
          <table:table-cell table:number-columns-repeated="119" table:style-name="ce11"/>
          <table:table-cell table:number-columns-repeated="15366"/>
        </table:table-row>
        <table:table-row table:style-name="ro2">
          <table:table-cell office:value-type="string" table:style-name="ce12">
            <text:p>Alcidés (guillemots, macareux, torda)</text:p>
          </table:table-cell>
          <table:table-cell table:number-columns-repeated="12" table:style-name="ce12"/>
          <table:table-cell office:value-type="string" table:style-name="ce12">
            <text:p>2,39 (guillemot)</text:p>
          </table:table-cell>
          <table:table-cell table:number-columns-repeated="885" table:style-name="ce13"/>
          <table:table-cell table:number-columns-repeated="15485" table:style-name="ce1"/>
        </table:table-row>
        <table:table-row table:style-name="ro2">
          <table:table-cell office:value-type="string" table:style-name="ce12">
            <text:p>Cormoran huppé (sous espèces atlantique)</text:p>
          </table:table-cell>
          <table:table-cell office:value-type="string" table:style-name="ce12">
            <text:p>Shag</text:p>
          </table:table-cell>
          <table:table-cell office:value-type="string" table:style-name="ce12">
            <text:p>Phalacrocorax aristotelis</text:p>
          </table:table-cell>
          <table:table-cell office:value-type="float" office:value="8" table:style-name="ce14">
            <text:p>8</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16" table:formula="of:=[.D3]*(([.E3]+[.F3]+[.G3])/3)" table:style-name="ce15">
            <text:p>16,00</text:p>
          </table:table-cell>
          <table:table-cell office:value-type="float" office:value="1.9591836734693877" table:formula="of:=([.J3]/MAX([.J:.J]))*10" table:style-name="ce15">
            <text:p>1,96</text:p>
          </table:table-cell>
          <table:table-cell office:value-type="float" office:value="9" table:formula="of:=[.H3]*[.I3]" table:style-name="ce14">
            <text:p>9</text:p>
          </table:table-cell>
          <table:table-cell office:value-type="float" office:value="4.5" table:formula="of:=([.L3]/MAX([.L:.L]))*10" table:style-name="ce15">
            <text:p>4,50</text:p>
          </table:table-cell>
          <table:table-cell office:value-type="float" office:value="3.2295918367346941" table:formula="of:=AVERAGE([.M3];[.K3])" table:style-name="ce16">
            <text:p>3,23</text:p>
          </table:table-cell>
          <table:table-cell table:number-columns-repeated="885" table:style-name="ce13"/>
          <table:table-cell table:number-columns-repeated="15485" table:style-name="ce1"/>
        </table:table-row>
        <table:table-row table:style-name="ro2">
          <table:table-cell office:value-type="string" table:style-name="ce12">
            <text:p>Cormorans (Atlantique, grands et huppés)</text:p>
          </table:table-cell>
          <table:table-cell table:number-columns-repeated="12" table:style-name="ce12"/>
          <table:table-cell office:value-type="string" table:style-name="ce12">
            <text:p>4,14 (grands)</text:p>
          </table:table-cell>
          <table:table-cell table:number-columns-repeated="885" table:style-name="ce13"/>
          <table:table-cell table:number-columns-repeated="15485" table:style-name="ce1"/>
        </table:table-row>
        <table:table-row table:style-name="ro2">
          <table:table-cell office:value-type="string" table:style-name="ce12">
            <text:p>Eider à duvet</text:p>
          </table:table-cell>
          <table:table-cell office:value-type="string" table:style-name="ce12">
            <text:p>Common eider</text:p>
          </table:table-cell>
          <table:table-cell office:value-type="string" table:style-name="ce12">
            <text:p>Somateria mollissima</text:p>
          </table:table-cell>
          <table:table-cell office:value-type="float" office:value="2" table:style-name="ce14">
            <text:p>2</text:p>
          </table:table-cell>
          <table:table-cell office:value-type="float" office:value="4" table:style-name="ce14">
            <text:p>4</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6" table:formula="of:=[.D5]*(([.E5]+[.F5]+[.G5])/3)" table:style-name="ce15">
            <text:p>6,00</text:p>
          </table:table-cell>
          <table:table-cell office:value-type="float" office:value="0.73469387755102034" table:formula="of:=([.J5]/MAX([.J:.J]))*10" table:style-name="ce15">
            <text:p>0,73</text:p>
          </table:table-cell>
          <table:table-cell office:value-type="float" office:value="12" table:formula="of:=[.H5]*[.I5]" table:style-name="ce14">
            <text:p>12</text:p>
          </table:table-cell>
          <table:table-cell office:value-type="float" office:value="6" table:formula="of:=([.L5]/MAX([.L:.L]))*10" table:style-name="ce15">
            <text:p>6,00</text:p>
          </table:table-cell>
          <table:table-cell office:value-type="float" office:value="3.3673469387755102" table:formula="of:=AVERAGE([.M5];[.K5])" table:style-name="ce16">
            <text:p>3,37</text:p>
          </table:table-cell>
          <table:table-cell table:number-columns-repeated="885" table:style-name="ce13"/>
          <table:table-cell table:number-columns-repeated="15485" table:style-name="ce1"/>
        </table:table-row>
        <table:table-row table:style-name="ro2">
          <table:table-cell office:value-type="string" table:style-name="ce12">
            <text:p>Fou de Bassan</text:p>
          </table:table-cell>
          <table:table-cell office:value-type="string" table:style-name="ce12">
            <text:p>Northern gannet</text:p>
          </table:table-cell>
          <table:table-cell office:value-type="string" table:style-name="ce12">
            <text:p>Morus bassanus</text:p>
          </table:table-cell>
          <table:table-cell office:value-type="float" office:value="12" table:style-name="ce14">
            <text:p>12</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32" table:formula="of:=[.D6]*(([.E6]+[.F6]+[.G6])/3)" table:style-name="ce15">
            <text:p>32,00</text:p>
          </table:table-cell>
          <table:table-cell office:value-type="float" office:value="3.9183673469387754" table:formula="of:=([.J6]/MAX([.J:.J]))*10" table:style-name="ce15">
            <text:p>3,92</text:p>
          </table:table-cell>
          <table:table-cell office:value-type="float" office:value="2" table:formula="of:=[.H6]*[.I6]" table:style-name="ce14">
            <text:p>2</text:p>
          </table:table-cell>
          <table:table-cell office:value-type="float" office:value="1" table:formula="of:=([.L6]/MAX([.L:.L]))*10" table:style-name="ce15">
            <text:p>1,00</text:p>
          </table:table-cell>
          <table:table-cell office:value-type="float" office:value="2.4591836734693877" table:formula="of:=AVERAGE([.M6];[.K6])" table:style-name="ce16">
            <text:p>2,46</text:p>
          </table:table-cell>
          <table:table-cell table:number-columns-repeated="885" table:style-name="ce13"/>
          <table:table-cell table:number-columns-repeated="15485" table:style-name="ce1"/>
        </table:table-row>
        <table:table-row table:style-name="ro2">
          <table:table-cell office:value-type="string" table:style-name="ce12">
            <text:p>Fuligule milouinan</text:p>
          </table:table-cell>
          <table:table-cell office:value-type="string" table:style-name="ce12">
            <text:p>Greater scaup</text:p>
          </table:table-cell>
          <table:table-cell office:value-type="string" table:style-name="ce12">
            <text:p>Aythya marila</text:p>
          </table:table-cell>
          <table:table-cell office:value-type="float" office:value="3" table:style-name="ce14">
            <text:p>3</text:p>
          </table:table-cell>
          <table:table-cell office:value-type="float" office:value="4" table:style-name="ce14">
            <text:p>4</text:p>
          </table:table-cell>
          <table:table-cell office:value-type="float" office:value="2" table:style-name="ce14">
            <text:p>2</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float" office:value="11" table:formula="of:=[.D7]*(([.E7]+[.F7]+[.G7])/3)" table:style-name="ce15">
            <text:p>11,00</text:p>
          </table:table-cell>
          <table:table-cell office:value-type="float" office:value="1.3469387755102042" table:formula="of:=([.J7]/MAX([.J:.J]))*10" table:style-name="ce15">
            <text:p>1,35</text:p>
          </table:table-cell>
          <table:table-cell office:value-type="float" office:value="16" table:formula="of:=[.H7]*[.I7]" table:style-name="ce14">
            <text:p>16</text:p>
          </table:table-cell>
          <table:table-cell office:value-type="float" office:value="8" table:formula="of:=([.L7]/MAX([.L:.L]))*10" table:style-name="ce15">
            <text:p>8,00</text:p>
          </table:table-cell>
          <table:table-cell office:value-type="float" office:value="4.6734693877551017" table:formula="of:=AVERAGE([.M7];[.K7])" table:style-name="ce16">
            <text:p>4,67</text:p>
          </table:table-cell>
          <table:table-cell table:number-columns-repeated="885" table:style-name="ce13"/>
          <table:table-cell table:number-columns-repeated="15485" table:style-name="ce1"/>
        </table:table-row>
        <table:table-row table:style-name="ro2">
          <table:table-cell office:value-type="string" table:style-name="ce12">
            <text:p>Fulmar boréal</text:p>
          </table:table-cell>
          <table:table-cell office:value-type="string" table:style-name="ce12">
            <text:p>Northern fulmar</text:p>
          </table:table-cell>
          <table:table-cell office:value-type="string" table:style-name="ce12">
            <text:p>Fulmarus glacialis</text:p>
          </table:table-cell>
          <table:table-cell office:value-type="float" office:value="1" table:style-name="ce14">
            <text:p>1</text:p>
          </table:table-cell>
          <table:table-cell office:value-type="float" office:value="3" table:style-name="ce14">
            <text:p>3</text:p>
          </table:table-cell>
          <table:table-cell office:value-type="float" office:value="2" table:style-name="ce14">
            <text:p>2</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3" table:formula="of:=[.D8]*(([.E8]+[.F8]+[.G8])/3)" table:style-name="ce15">
            <text:p>3,00</text:p>
          </table:table-cell>
          <table:table-cell office:value-type="float" office:value="0.36734693877551017" table:formula="of:=([.J8]/MAX([.J:.J]))*10" table:style-name="ce15">
            <text:p>0,37</text:p>
          </table:table-cell>
          <table:table-cell office:value-type="float" office:value="1" table:formula="of:=[.H8]*[.I8]" table:style-name="ce14">
            <text:p>1</text:p>
          </table:table-cell>
          <table:table-cell office:value-type="float" office:value="0.5" table:formula="of:=([.L8]/MAX([.L:.L]))*10" table:style-name="ce15">
            <text:p>0,50</text:p>
          </table:table-cell>
          <table:table-cell office:value-type="float" office:value="0.43367346938775508" table:formula="of:=AVERAGE([.M8];[.K8])" table:style-name="ce16">
            <text:p>0,43</text:p>
          </table:table-cell>
          <table:table-cell table:number-columns-repeated="885" table:style-name="ce13"/>
          <table:table-cell table:number-columns-repeated="15485" table:style-name="ce1"/>
        </table:table-row>
        <table:table-row table:style-name="ro2">
          <table:table-cell office:value-type="string" table:style-name="ce12">
            <text:p>Garrot à œil d'or</text:p>
          </table:table-cell>
          <table:table-cell office:value-type="string" table:style-name="ce12">
            <text:p>Common goldeneye</text:p>
          </table:table-cell>
          <table:table-cell office:value-type="string" table:style-name="ce12">
            <text:p>Bucephala clangula</text:p>
          </table:table-cell>
          <table:table-cell office:value-type="float" office:value="5" table:style-name="ce14">
            <text:p>5</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13.333333333333332" table:formula="of:=[.D9]*(([.E9]+[.F9]+[.G9])/3)" table:style-name="ce15">
            <text:p>13,33</text:p>
          </table:table-cell>
          <table:table-cell office:value-type="float" office:value="1.6326530612244896" table:formula="of:=([.J9]/MAX([.J:.J]))*10" table:style-name="ce15">
            <text:p>1,63</text:p>
          </table:table-cell>
          <table:table-cell office:value-type="float" office:value="16" table:formula="of:=[.H9]*[.I9]" table:style-name="ce14">
            <text:p>16</text:p>
          </table:table-cell>
          <table:table-cell office:value-type="float" office:value="8" table:formula="of:=([.L9]/MAX([.L:.L]))*10" table:style-name="ce15">
            <text:p>8,00</text:p>
          </table:table-cell>
          <table:table-cell office:value-type="float" office:value="4.8163265306122449" table:formula="of:=AVERAGE([.M9];[.K9])" table:style-name="ce16">
            <text:p>4,82</text:p>
          </table:table-cell>
          <table:table-cell table:number-columns-repeated="885" table:style-name="ce13"/>
          <table:table-cell table:number-columns-repeated="15485" table:style-name="ce1"/>
        </table:table-row>
        <table:table-row table:style-name="ro2">
          <table:table-cell office:value-type="string" table:style-name="ce12">
            <text:p>Goéland arctique</text:p>
          </table:table-cell>
          <table:table-cell office:value-type="string" table:style-name="ce12">
            <text:p>Iceland gull</text:p>
          </table:table-cell>
          <table:table-cell office:value-type="string" table:style-name="ce12">
            <text:p>Larus glaucoides</text:p>
          </table:table-cell>
          <table:table-cell office:value-type="float" office:value="35" table:style-name="ce14">
            <text:p>35</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81.666666666666671" table:formula="of:=[.D10]*(([.E10]+[.F10]+[.G10])/3)" table:style-name="ce15">
            <text:p>81,67</text:p>
          </table:table-cell>
          <table:table-cell office:value-type="float" office:value="10" table:formula="of:=([.J10]/MAX([.J:.J]))*10" table:style-name="ce15">
            <text:p>10,00</text:p>
          </table:table-cell>
          <table:table-cell office:value-type="float" office:value="2" table:formula="of:=[.H10]*[.I10]" table:style-name="ce14">
            <text:p>2</text:p>
          </table:table-cell>
          <table:table-cell office:value-type="float" office:value="1" table:formula="of:=([.L10]/MAX([.L:.L]))*10" table:style-name="ce15">
            <text:p>1,00</text:p>
          </table:table-cell>
          <table:table-cell office:value-type="float" office:value="5.5" table:formula="of:=AVERAGE([.M10];[.K10])" table:style-name="ce16">
            <text:p>5,50</text:p>
          </table:table-cell>
          <table:table-cell table:number-columns-repeated="885" table:style-name="ce13"/>
          <table:table-cell table:number-columns-repeated="15485" table:style-name="ce1"/>
        </table:table-row>
        <table:table-row table:style-name="ro2">
          <table:table-cell office:value-type="string" table:style-name="ce12">
            <text:p>Goéland argenté</text:p>
          </table:table-cell>
          <table:table-cell office:value-type="string" table:style-name="ce12">
            <text:p>Herring gull</text:p>
          </table:table-cell>
          <table:table-cell office:value-type="string" table:style-name="ce12">
            <text:p>Larus argentatus</text:p>
          </table:table-cell>
          <table:table-cell office:value-type="float" office:value="35" table:style-name="ce14">
            <text:p>35</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81.666666666666671" table:formula="of:=[.D11]*(([.E11]+[.F11]+[.G11])/3)" table:style-name="ce15">
            <text:p>81,67</text:p>
          </table:table-cell>
          <table:table-cell office:value-type="float" office:value="10" table:formula="of:=([.J11]/MAX([.J:.J]))*10" table:style-name="ce15">
            <text:p>10,00</text:p>
          </table:table-cell>
          <table:table-cell office:value-type="float" office:value="2" table:formula="of:=[.H11]*[.I11]" table:style-name="ce14">
            <text:p>2</text:p>
          </table:table-cell>
          <table:table-cell office:value-type="float" office:value="1" table:formula="of:=([.L11]/MAX([.L:.L]))*10" table:style-name="ce15">
            <text:p>1,00</text:p>
          </table:table-cell>
          <table:table-cell office:value-type="float" office:value="5.5" table:formula="of:=AVERAGE([.M11];[.K11])" table:style-name="ce16">
            <text:p>5,50</text:p>
          </table:table-cell>
          <table:table-cell table:number-columns-repeated="885" table:style-name="ce13"/>
          <table:table-cell table:number-columns-repeated="15485" table:style-name="ce1"/>
        </table:table-row>
        <table:table-row table:style-name="ro2">
          <table:table-cell office:value-type="string" table:style-name="ce12">
            <text:p>Goéland bourgmestre</text:p>
          </table:table-cell>
          <table:table-cell office:value-type="string" table:style-name="ce12">
            <text:p>Glaucous gull</text:p>
          </table:table-cell>
          <table:table-cell office:value-type="string" table:style-name="ce12">
            <text:p>Larus hyperboreus</text:p>
          </table:table-cell>
          <table:table-cell office:value-type="float" office:value="35" table:style-name="ce14">
            <text:p>35</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81.666666666666671" table:formula="of:=[.D12]*(([.E12]+[.F12]+[.G12])/3)" table:style-name="ce15">
            <text:p>81,67</text:p>
          </table:table-cell>
          <table:table-cell office:value-type="float" office:value="10" table:formula="of:=([.J12]/MAX([.J:.J]))*10" table:style-name="ce15">
            <text:p>10,00</text:p>
          </table:table-cell>
          <table:table-cell office:value-type="float" office:value="2" table:formula="of:=[.H12]*[.I12]" table:style-name="ce14">
            <text:p>2</text:p>
          </table:table-cell>
          <table:table-cell office:value-type="float" office:value="1" table:formula="of:=([.L12]/MAX([.L:.L]))*10" table:style-name="ce15">
            <text:p>1,00</text:p>
          </table:table-cell>
          <table:table-cell office:value-type="float" office:value="5.5" table:formula="of:=AVERAGE([.M12];[.K12])" table:style-name="ce16">
            <text:p>5,50</text:p>
          </table:table-cell>
          <table:table-cell table:number-columns-repeated="885" table:style-name="ce13"/>
          <table:table-cell table:number-columns-repeated="15485" table:style-name="ce1"/>
        </table:table-row>
        <table:table-row table:style-name="ro2">
          <table:table-cell office:value-type="string" table:style-name="ce12">
            <text:p>Goéland brun</text:p>
          </table:table-cell>
          <table:table-cell office:value-type="string" table:style-name="ce12">
            <text:p>Lesser black-backed gull</text:p>
          </table:table-cell>
          <table:table-cell office:value-type="string" table:style-name="ce12">
            <text:p>Larus fuscus</text:p>
          </table:table-cell>
          <table:table-cell office:value-type="float" office:value="30" table:style-name="ce14">
            <text:p>30</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60" table:formula="of:=[.D13]*(([.E13]+[.F13]+[.G13])/3)" table:style-name="ce15">
            <text:p>60,00</text:p>
          </table:table-cell>
          <table:table-cell office:value-type="float" office:value="7.3469387755102034" table:formula="of:=([.J13]/MAX([.J:.J]))*10" table:style-name="ce15">
            <text:p>7,35</text:p>
          </table:table-cell>
          <table:table-cell office:value-type="float" office:value="2" table:formula="of:=[.H13]*[.I13]" table:style-name="ce14">
            <text:p>2</text:p>
          </table:table-cell>
          <table:table-cell office:value-type="float" office:value="1" table:formula="of:=([.L13]/MAX([.L:.L]))*10" table:style-name="ce15">
            <text:p>1,00</text:p>
          </table:table-cell>
          <table:table-cell office:value-type="float" office:value="4.1734693877551017" table:formula="of:=AVERAGE([.M13];[.K13])" table:style-name="ce16">
            <text:p>4,17</text:p>
          </table:table-cell>
          <table:table-cell table:number-columns-repeated="885" table:style-name="ce13"/>
          <table:table-cell table:number-columns-repeated="15485" table:style-name="ce1"/>
        </table:table-row>
        <table:table-row table:style-name="ro2">
          <table:table-cell office:value-type="string" table:style-name="ce12">
            <text:p>Goéland cendré</text:p>
          </table:table-cell>
          <table:table-cell office:value-type="string" table:style-name="ce12">
            <text:p>Common gull</text:p>
          </table:table-cell>
          <table:table-cell office:value-type="string" table:style-name="ce12">
            <text:p>Larus canus</text:p>
          </table:table-cell>
          <table:table-cell office:value-type="float" office:value="25" table:style-name="ce14">
            <text:p>2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50" table:formula="of:=[.D14]*(([.E14]+[.F14]+[.G14])/3)" table:style-name="ce15">
            <text:p>50,00</text:p>
          </table:table-cell>
          <table:table-cell office:value-type="float" office:value="6.1224489795918373" table:formula="of:=([.J14]/MAX([.J:.J]))*10" table:style-name="ce15">
            <text:p>6,12</text:p>
          </table:table-cell>
          <table:table-cell office:value-type="float" office:value="4" table:formula="of:=[.H14]*[.I14]" table:style-name="ce14">
            <text:p>4</text:p>
          </table:table-cell>
          <table:table-cell office:value-type="float" office:value="2" table:formula="of:=([.L14]/MAX([.L:.L]))*10" table:style-name="ce15">
            <text:p>2,00</text:p>
          </table:table-cell>
          <table:table-cell office:value-type="float" office:value="4.0612244897959187" table:formula="of:=AVERAGE([.M14];[.K14])" table:style-name="ce16">
            <text:p>4,06</text:p>
          </table:table-cell>
          <table:table-cell table:number-columns-repeated="885" table:style-name="ce13"/>
          <table:table-cell table:number-columns-repeated="15485" table:style-name="ce1"/>
        </table:table-row>
        <table:table-row table:style-name="ro2">
          <table:table-cell office:value-type="string" table:style-name="ce12">
            <text:p>Goéland marin</text:p>
          </table:table-cell>
          <table:table-cell office:value-type="string" table:style-name="ce12">
            <text:p>Great black-backed gull</text:p>
          </table:table-cell>
          <table:table-cell office:value-type="string" table:style-name="ce12">
            <text:p>Larus marinus</text:p>
          </table:table-cell>
          <table:table-cell office:value-type="float" office:value="35" table:style-name="ce14">
            <text:p>35</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81.666666666666671" table:formula="of:=[.D15]*(([.E15]+[.F15]+[.G15])/3)" table:style-name="ce15">
            <text:p>81,67</text:p>
          </table:table-cell>
          <table:table-cell office:value-type="float" office:value="10" table:formula="of:=([.J15]/MAX([.J:.J]))*10" table:style-name="ce15">
            <text:p>10,00</text:p>
          </table:table-cell>
          <table:table-cell office:value-type="float" office:value="4" table:formula="of:=[.H15]*[.I15]" table:style-name="ce14">
            <text:p>4</text:p>
          </table:table-cell>
          <table:table-cell office:value-type="float" office:value="2" table:formula="of:=([.L15]/MAX([.L:.L]))*10" table:style-name="ce15">
            <text:p>2,00</text:p>
          </table:table-cell>
          <table:table-cell office:value-type="float" office:value="6" table:formula="of:=AVERAGE([.M15];[.K15])" table:style-name="ce16">
            <text:p>6,00</text:p>
          </table:table-cell>
          <table:table-cell table:number-columns-repeated="885" table:style-name="ce13"/>
          <table:table-cell table:number-columns-repeated="15485" table:style-name="ce1"/>
        </table:table-row>
        <table:table-row table:style-name="ro2">
          <table:table-cell office:value-type="string" table:style-name="ce12">
            <text:p>Grand cormoran (côtiers)</text:p>
          </table:table-cell>
          <table:table-cell office:value-type="string" table:style-name="ce12">
            <text:p>Great cormorant</text:p>
          </table:table-cell>
          <table:table-cell office:value-type="string" table:style-name="ce12">
            <text:p>Phalacrocorax carbo</text:p>
          </table:table-cell>
          <table:table-cell office:value-type="float" office:value="8" table:style-name="ce14">
            <text:p>8</text:p>
          </table:table-cell>
          <table:table-cell office:value-type="float" office:value="4" table:style-name="ce14">
            <text:p>4</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float" office:value="3" table:style-name="ce14">
            <text:p>3</text:p>
          </table:table-cell>
          <table:table-cell office:value-type="float" office:value="18.666666666666668" table:formula="of:=[.D16]*(([.E16]+[.F16]+[.G16])/3)" table:style-name="ce15">
            <text:p>18,67</text:p>
          </table:table-cell>
          <table:table-cell office:value-type="float" office:value="2.2857142857142856" table:formula="of:=([.J16]/MAX([.J:.J]))*10" table:style-name="ce15">
            <text:p>2,29</text:p>
          </table:table-cell>
          <table:table-cell office:value-type="float" office:value="12" table:formula="of:=[.H16]*[.I16]" table:style-name="ce14">
            <text:p>12</text:p>
          </table:table-cell>
          <table:table-cell office:value-type="float" office:value="6" table:formula="of:=([.L16]/MAX([.L:.L]))*10" table:style-name="ce15">
            <text:p>6,00</text:p>
          </table:table-cell>
          <table:table-cell office:value-type="float" office:value="4.1428571428571423" table:formula="of:=AVERAGE([.M16];[.K16])" table:style-name="ce16">
            <text:p>4,14</text:p>
          </table:table-cell>
          <table:table-cell table:number-columns-repeated="885" table:style-name="ce13"/>
          <table:table-cell table:number-columns-repeated="15485" table:style-name="ce1"/>
        </table:table-row>
        <table:table-row table:style-name="ro2">
          <table:table-cell office:value-type="string" table:style-name="ce12">
            <text:p>Grand Labbe</text:p>
          </table:table-cell>
          <table:table-cell office:value-type="string" table:style-name="ce12">
            <text:p>Great skua</text:p>
          </table:table-cell>
          <table:table-cell office:value-type="string" table:style-name="ce12">
            <text:p>Stercorarius skua</text:p>
          </table:table-cell>
          <table:table-cell office:value-type="float" office:value="10" table:style-name="ce14">
            <text:p>10</text:p>
          </table:table-cell>
          <table:table-cell office:value-type="float" office:value="1" table:style-name="ce14">
            <text:p>1</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0" table:formula="of:=[.D17]*(([.E17]+[.F17]+[.G17])/3)" table:style-name="ce15">
            <text:p>20,00</text:p>
          </table:table-cell>
          <table:table-cell office:value-type="float" office:value="2.4489795918367347" table:formula="of:=([.J17]/MAX([.J:.J]))*10" table:style-name="ce15">
            <text:p>2,45</text:p>
          </table:table-cell>
          <table:table-cell office:value-type="float" office:value="2" table:formula="of:=[.H17]*[.I17]" table:style-name="ce14">
            <text:p>2</text:p>
          </table:table-cell>
          <table:table-cell office:value-type="float" office:value="1" table:formula="of:=([.L17]/MAX([.L:.L]))*10" table:style-name="ce15">
            <text:p>1,00</text:p>
          </table:table-cell>
          <table:table-cell office:value-type="float" office:value="1.7244897959183674" table:formula="of:=AVERAGE([.M17];[.K17])" table:style-name="ce16">
            <text:p>1,72</text:p>
          </table:table-cell>
          <table:table-cell table:number-columns-repeated="885" table:style-name="ce13"/>
          <table:table-cell table:number-columns-repeated="15485"/>
        </table:table-row>
        <table:table-row table:style-name="ro2">
          <table:table-cell office:value-type="string" table:style-name="ce12">
            <text:p>Grands goélands gris (argenté, leucophé)</text:p>
          </table:table-cell>
          <table:table-cell table:number-columns-repeated="12" table:style-name="ce12"/>
          <table:table-cell office:value-type="string" table:style-name="ce12">
            <text:p>5,50 (argenté)</text:p>
          </table:table-cell>
          <table:table-cell table:number-columns-repeated="885" table:style-name="ce13"/>
          <table:table-cell table:number-columns-repeated="15485"/>
        </table:table-row>
        <table:table-row table:style-name="ro2">
          <table:table-cell office:value-type="string" table:style-name="ce12">
            <text:p>Grands goélands noirs (brun, marin)</text:p>
          </table:table-cell>
          <table:table-cell table:number-columns-repeated="12" table:style-name="ce12"/>
          <table:table-cell office:value-type="string" table:style-name="ce12">
            <text:p>6 (marin)</text:p>
          </table:table-cell>
          <table:table-cell table:number-columns-repeated="885" table:style-name="ce13"/>
          <table:table-cell table:number-columns-repeated="15485"/>
        </table:table-row>
        <table:table-row table:style-name="ro2">
          <table:table-cell office:value-type="string" table:style-name="ce12">
            <text:p>Grands Puffins (majeur, fuligineux, cendré)</text:p>
          </table:table-cell>
          <table:table-cell table:number-columns-repeated="12" table:style-name="ce12"/>
          <table:table-cell office:value-type="string" table:style-name="ce12">
            <text:p>0,25 (tous égaux)</text:p>
          </table:table-cell>
          <table:table-cell table:number-columns-repeated="885" table:style-name="ce13"/>
          <table:table-cell table:number-columns-repeated="15485"/>
        </table:table-row>
        <table:table-row table:style-name="ro2">
          <table:table-cell office:value-type="string" table:style-name="ce12">
            <text:p>Grèbe esclavon</text:p>
          </table:table-cell>
          <table:table-cell office:value-type="string" table:style-name="ce12">
            <text:p>Slavonian grebe</text:p>
          </table:table-cell>
          <table:table-cell office:value-type="string" table:style-name="ce12">
            <text:p>Podiceps auritus</text:p>
          </table:table-cell>
          <table:table-cell office:value-type="float" office:value="2" table:style-name="ce14">
            <text:p>2</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4" table:style-name="ce14">
            <text:p>4</text:p>
          </table:table-cell>
          <table:table-cell office:value-type="float" office:value="5.333333333333333" table:formula="of:=[.D21]*(([.E21]+[.F21]+[.G21])/3)" table:style-name="ce15">
            <text:p>5,33</text:p>
          </table:table-cell>
          <table:table-cell office:value-type="float" office:value="0.65306122448979587" table:formula="of:=([.J21]/MAX([.J:.J]))*10" table:style-name="ce15">
            <text:p>0,65</text:p>
          </table:table-cell>
          <table:table-cell office:value-type="float" office:value="12" table:formula="of:=[.H21]*[.I21]" table:style-name="ce14">
            <text:p>12</text:p>
          </table:table-cell>
          <table:table-cell office:value-type="float" office:value="6" table:formula="of:=([.L21]/MAX([.L:.L]))*10" table:style-name="ce15">
            <text:p>6,00</text:p>
          </table:table-cell>
          <table:table-cell office:value-type="float" office:value="3.3265306122448979" table:formula="of:=AVERAGE([.M21];[.K21])" table:style-name="ce16">
            <text:p>3,33</text:p>
          </table:table-cell>
          <table:table-cell table:number-columns-repeated="885" table:style-name="ce13"/>
          <table:table-cell table:number-columns-repeated="15485"/>
        </table:table-row>
        <table:table-row table:style-name="ro2">
          <table:table-cell office:value-type="string" table:style-name="ce12">
            <text:p>Grèbe huppé</text:p>
          </table:table-cell>
          <table:table-cell office:value-type="string" table:style-name="ce12">
            <text:p>Great-crested grebe</text:p>
          </table:table-cell>
          <table:table-cell office:value-type="string" table:style-name="ce12">
            <text:p>Podiceps cristatus</text:p>
          </table:table-cell>
          <table:table-cell office:value-type="float" office:value="2" table:style-name="ce14">
            <text:p>2</text:p>
          </table:table-cell>
          <table:table-cell office:value-type="float" office:value="4" table:style-name="ce14">
            <text:p>4</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office:value-type="float" office:value="4" table:style-name="ce14">
            <text:p>4</text:p>
          </table:table-cell>
          <table:table-cell office:value-type="float" office:value="6" table:formula="of:=[.D22]*(([.E22]+[.F22]+[.G22])/3)" table:style-name="ce15">
            <text:p>6,00</text:p>
          </table:table-cell>
          <table:table-cell office:value-type="float" office:value="0.73469387755102034" table:formula="of:=([.J22]/MAX([.J:.J]))*10" table:style-name="ce15">
            <text:p>0,73</text:p>
          </table:table-cell>
          <table:table-cell office:value-type="float" office:value="12" table:formula="of:=[.H22]*[.I22]" table:style-name="ce14">
            <text:p>12</text:p>
          </table:table-cell>
          <table:table-cell office:value-type="float" office:value="6" table:formula="of:=([.L22]/MAX([.L:.L]))*10" table:style-name="ce15">
            <text:p>6,00</text:p>
          </table:table-cell>
          <table:table-cell office:value-type="float" office:value="3.3673469387755102" table:formula="of:=AVERAGE([.M22];[.K22])" table:style-name="ce16">
            <text:p>3,37</text:p>
          </table:table-cell>
          <table:table-cell table:number-columns-repeated="885" table:style-name="ce13"/>
          <table:table-cell table:number-columns-repeated="15485"/>
        </table:table-row>
        <table:table-row table:style-name="ro2">
          <table:table-cell office:value-type="string" table:style-name="ce12">
            <text:p>Guifette noire</text:p>
          </table:table-cell>
          <table:table-cell office:value-type="string" table:style-name="ce12">
            <text:p>Black tern</text:p>
          </table:table-cell>
          <table:table-cell office:value-type="string" table:style-name="ce12">
            <text:p>Chlidonias niger</text:p>
          </table:table-cell>
          <table:table-cell office:value-type="float" office:value="10" table:style-name="ce14">
            <text:p>10</text:p>
          </table:table-cell>
          <table:table-cell office:value-type="float" office:value="1" table:style-name="ce14">
            <text:p>1</text:p>
          </table:table-cell>
          <table:table-cell office:value-type="float" office:value="4" table:style-name="ce14">
            <text:p>4</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20" table:formula="of:=[.D23]*(([.E23]+[.F23]+[.G23])/3)" table:style-name="ce15">
            <text:p>20,00</text:p>
          </table:table-cell>
          <table:table-cell office:value-type="float" office:value="2.4489795918367347" table:formula="of:=([.J23]/MAX([.J:.J]))*10" table:style-name="ce15">
            <text:p>2,45</text:p>
          </table:table-cell>
          <table:table-cell office:value-type="float" office:value="6" table:formula="of:=[.H23]*[.I23]" table:style-name="ce14">
            <text:p>6</text:p>
          </table:table-cell>
          <table:table-cell office:value-type="float" office:value="3" table:formula="of:=([.L23]/MAX([.L:.L]))*10" table:style-name="ce15">
            <text:p>3,00</text:p>
          </table:table-cell>
          <table:table-cell office:value-type="float" office:value="2.7244897959183674" table:formula="of:=AVERAGE([.M23];[.K23])" table:style-name="ce16">
            <text:p>2,72</text:p>
          </table:table-cell>
          <table:table-cell table:number-columns-repeated="885" table:style-name="ce13"/>
          <table:table-cell table:number-columns-repeated="15485"/>
        </table:table-row>
        <table:table-row table:style-name="ro2">
          <table:table-cell office:value-type="string" table:style-name="ce12">
            <text:p>Guillemot à miroir</text:p>
          </table:table-cell>
          <table:table-cell office:value-type="string" table:style-name="ce12">
            <text:p>Black guillemot</text:p>
          </table:table-cell>
          <table:table-cell office:value-type="string" table:style-name="ce12">
            <text:p>Cepphus grylle</text:p>
          </table:table-cell>
          <table:table-cell office:value-type="float" office:value="0.5" table:style-name="ce14">
            <text:p>0,5</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4" table:style-name="ce14">
            <text:p>4</text:p>
          </table:table-cell>
          <table:table-cell office:value-type="float" office:value="1" table:formula="of:=[.D24]*(([.E24]+[.F24]+[.G24])/3)" table:style-name="ce15">
            <text:p>1,00</text:p>
          </table:table-cell>
          <table:table-cell office:value-type="float" office:value="0.12244897959183673" table:formula="of:=([.J24]/MAX([.J:.J]))*10" table:style-name="ce15">
            <text:p>0,12</text:p>
          </table:table-cell>
          <table:table-cell office:value-type="float" office:value="12" table:formula="of:=[.H24]*[.I24]" table:style-name="ce14">
            <text:p>12</text:p>
          </table:table-cell>
          <table:table-cell office:value-type="float" office:value="6" table:formula="of:=([.L24]/MAX([.L:.L]))*10" table:style-name="ce15">
            <text:p>6,00</text:p>
          </table:table-cell>
          <table:table-cell office:value-type="float" office:value="3.0612244897959182" table:formula="of:=AVERAGE([.M24];[.K24])" table:style-name="ce16">
            <text:p>3,06</text:p>
          </table:table-cell>
          <table:table-cell table:number-columns-repeated="885" table:style-name="ce13"/>
          <table:table-cell table:number-columns-repeated="15485"/>
        </table:table-row>
        <table:table-row table:style-name="ro2">
          <table:table-cell office:value-type="string" table:style-name="ce12">
            <text:p>Guillemot de Troïl</text:p>
          </table:table-cell>
          <table:table-cell office:value-type="string" table:style-name="ce12">
            <text:p>Common guillemot</text:p>
          </table:table-cell>
          <table:table-cell office:value-type="string" table:style-name="ce12">
            <text:p>Uria aalge</text:p>
          </table:table-cell>
          <table:table-cell office:value-type="float" office:value="1" table:style-name="ce14">
            <text:p>1</text:p>
          </table:table-cell>
          <table:table-cell office:value-type="float" office:value="4" table:style-name="ce14">
            <text:p>4</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2.3333333333333335" table:formula="of:=[.D25]*(([.E25]+[.F25]+[.G25])/3)" table:style-name="ce15">
            <text:p>2,33</text:p>
          </table:table-cell>
          <table:table-cell office:value-type="float" office:value="0.2857142857142857" table:formula="of:=([.J25]/MAX([.J:.J]))*10" table:style-name="ce15">
            <text:p>0,29</text:p>
          </table:table-cell>
          <table:table-cell office:value-type="float" office:value="9" table:formula="of:=[.H25]*[.I25]" table:style-name="ce14">
            <text:p>9</text:p>
          </table:table-cell>
          <table:table-cell office:value-type="float" office:value="4.5" table:formula="of:=([.L25]/MAX([.L:.L]))*10" table:style-name="ce15">
            <text:p>4,50</text:p>
          </table:table-cell>
          <table:table-cell office:value-type="float" office:value="2.3928571428571428" table:formula="of:=AVERAGE([.M25];[.K25])" table:style-name="ce16">
            <text:p>2,39</text:p>
          </table:table-cell>
          <table:table-cell table:number-columns-repeated="885" table:style-name="ce13"/>
          <table:table-cell table:number-columns-repeated="15485"/>
        </table:table-row>
        <table:table-row table:style-name="ro2">
          <table:table-cell office:value-type="string" table:style-name="ce12">
            <text:p>Harelde de Miquelon</text:p>
          </table:table-cell>
          <table:table-cell office:value-type="string" table:style-name="ce12">
            <text:p>Long-tailed duck</text:p>
          </table:table-cell>
          <table:table-cell office:value-type="string" table:style-name="ce12">
            <text:p>Clangula hyemalis</text:p>
          </table:table-cell>
          <table:table-cell office:value-type="float" office:value="0" table:style-name="ce14">
            <text:p>0</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0" table:formula="of:=[.D26]*(([.E26]+[.F26]+[.G26])/3)" table:style-name="ce15">
            <text:p>0,00</text:p>
          </table:table-cell>
          <table:table-cell office:value-type="float" office:value="0" table:formula="of:=([.J26]/MAX([.J:.J]))*10" table:style-name="ce15">
            <text:p>0,00</text:p>
          </table:table-cell>
          <table:table-cell office:value-type="float" office:value="12" table:formula="of:=[.H26]*[.I26]" table:style-name="ce14">
            <text:p>12</text:p>
          </table:table-cell>
          <table:table-cell office:value-type="float" office:value="6" table:formula="of:=([.L26]/MAX([.L:.L]))*10" table:style-name="ce15">
            <text:p>6,00</text:p>
          </table:table-cell>
          <table:table-cell office:value-type="float" office:value="3" table:formula="of:=AVERAGE([.M26];[.K26])" table:style-name="ce16">
            <text:p>3,00</text:p>
          </table:table-cell>
          <table:table-cell table:number-columns-repeated="885" table:style-name="ce13"/>
          <table:table-cell table:number-columns-repeated="15485"/>
        </table:table-row>
        <table:table-row table:style-name="ro2">
          <table:table-cell office:value-type="string" table:style-name="ce12">
            <text:p>Harle bièvre</text:p>
          </table:table-cell>
          <table:table-cell office:value-type="string" table:style-name="ce12">
            <text:p>Goosander</text:p>
          </table:table-cell>
          <table:table-cell office:value-type="string" table:style-name="ce12">
            <text:p>Mergus merganser</text:p>
          </table:table-cell>
          <table:table-cell office:value-type="float" office:value="5" table:style-name="ce14">
            <text:p>5</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float" office:value="4" table:style-name="ce14">
            <text:p>4</text:p>
          </table:table-cell>
          <table:table-cell office:value-type="float" office:value="4" table:style-name="ce14">
            <text:p>4</text:p>
          </table:table-cell>
          <table:table-cell office:value-type="float" office:value="13.333333333333332" table:formula="of:=[.D27]*(([.E27]+[.F27]+[.G27])/3)" table:style-name="ce15">
            <text:p>13,33</text:p>
          </table:table-cell>
          <table:table-cell office:value-type="float" office:value="1.6326530612244896" table:formula="of:=([.J27]/MAX([.J:.J]))*10" table:style-name="ce15">
            <text:p>1,63</text:p>
          </table:table-cell>
          <table:table-cell office:value-type="float" office:value="16" table:formula="of:=[.H27]*[.I27]" table:style-name="ce14">
            <text:p>16</text:p>
          </table:table-cell>
          <table:table-cell office:value-type="float" office:value="8" table:formula="of:=([.L27]/MAX([.L:.L]))*10" table:style-name="ce15">
            <text:p>8,00</text:p>
          </table:table-cell>
          <table:table-cell office:value-type="float" office:value="4.8163265306122449" table:formula="of:=AVERAGE([.M27];[.K27])" table:style-name="ce16">
            <text:p>4,82</text:p>
          </table:table-cell>
          <table:table-cell table:number-columns-repeated="885" table:style-name="ce13"/>
          <table:table-cell table:number-columns-repeated="15485"/>
        </table:table-row>
        <table:table-row table:style-name="ro2">
          <table:table-cell office:value-type="string" table:style-name="ce12">
            <text:p>Harle huppé</text:p>
          </table:table-cell>
          <table:table-cell office:value-type="string" table:style-name="ce12">
            <text:p>Red-breasted merganser</text:p>
          </table:table-cell>
          <table:table-cell office:value-type="string" table:style-name="ce12">
            <text:p>Mergus serrator</text:p>
          </table:table-cell>
          <table:table-cell office:value-type="float" office:value="5" table:style-name="ce14">
            <text:p>5</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4" table:style-name="ce14">
            <text:p>4</text:p>
          </table:table-cell>
          <table:table-cell office:value-type="float" office:value="13.333333333333332" table:formula="of:=[.D28]*(([.E28]+[.F28]+[.G28])/3)" table:style-name="ce15">
            <text:p>13,33</text:p>
          </table:table-cell>
          <table:table-cell office:value-type="float" office:value="1.6326530612244896" table:formula="of:=([.J28]/MAX([.J:.J]))*10" table:style-name="ce15">
            <text:p>1,63</text:p>
          </table:table-cell>
          <table:table-cell office:value-type="float" office:value="12" table:formula="of:=[.H28]*[.I28]" table:style-name="ce14">
            <text:p>12</text:p>
          </table:table-cell>
          <table:table-cell office:value-type="float" office:value="6" table:formula="of:=([.L28]/MAX([.L:.L]))*10" table:style-name="ce15">
            <text:p>6,00</text:p>
          </table:table-cell>
          <table:table-cell office:value-type="float" office:value="3.8163265306122449" table:formula="of:=AVERAGE([.M28];[.K28])" table:style-name="ce16">
            <text:p>3,82</text:p>
          </table:table-cell>
          <table:table-cell table:number-columns-repeated="885" table:style-name="ce13"/>
          <table:table-cell table:number-columns-repeated="15485"/>
        </table:table-row>
        <table:table-row table:style-name="ro2">
          <table:table-cell office:value-type="string" table:style-name="ce12">
            <text:p>Labbe à longue queue</text:p>
          </table:table-cell>
          <table:table-cell office:value-type="string" table:style-name="ce12">
            <text:p>Long-tailed skua</text:p>
          </table:table-cell>
          <table:table-cell office:value-type="string" table:style-name="ce12">
            <text:p>Stercorarius longicaudu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3.333333333333336" table:formula="of:=[.D29]*(([.E29]+[.F29]+[.G29])/3)" table:style-name="ce15">
            <text:p>23,33</text:p>
          </table:table-cell>
          <table:table-cell office:value-type="float" office:value="2.8571428571428577" table:formula="of:=([.J29]/MAX([.J:.J]))*10" table:style-name="ce15">
            <text:p>2,86</text:p>
          </table:table-cell>
          <table:table-cell office:value-type="float" office:value="2" table:formula="of:=[.H29]*[.I29]" table:style-name="ce14">
            <text:p>2</text:p>
          </table:table-cell>
          <table:table-cell office:value-type="float" office:value="1" table:formula="of:=([.L29]/MAX([.L:.L]))*10" table:style-name="ce15">
            <text:p>1,00</text:p>
          </table:table-cell>
          <table:table-cell office:value-type="float" office:value="1.9285714285714288" table:formula="of:=AVERAGE([.M29];[.K29])" table:style-name="ce16">
            <text:p>1,93</text:p>
          </table:table-cell>
          <table:table-cell table:number-columns-repeated="885" table:style-name="ce13"/>
          <table:table-cell table:number-columns-repeated="15485"/>
        </table:table-row>
        <table:table-row table:style-name="ro2">
          <table:table-cell office:value-type="string" table:style-name="ce12">
            <text:p>Labbe parasite</text:p>
          </table:table-cell>
          <table:table-cell office:value-type="string" table:style-name="ce12">
            <text:p>Arctic skua</text:p>
          </table:table-cell>
          <table:table-cell office:value-type="string" table:style-name="ce12">
            <text:p>Stercorarius parasiticu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3.333333333333336" table:formula="of:=[.D30]*(([.E30]+[.F30]+[.G30])/3)" table:style-name="ce15">
            <text:p>23,33</text:p>
          </table:table-cell>
          <table:table-cell office:value-type="float" office:value="2.8571428571428577" table:formula="of:=([.J30]/MAX([.J:.J]))*10" table:style-name="ce15">
            <text:p>2,86</text:p>
          </table:table-cell>
          <table:table-cell office:value-type="float" office:value="2" table:formula="of:=[.H30]*[.I30]" table:style-name="ce14">
            <text:p>2</text:p>
          </table:table-cell>
          <table:table-cell office:value-type="float" office:value="1" table:formula="of:=([.L30]/MAX([.L:.L]))*10" table:style-name="ce15">
            <text:p>1,00</text:p>
          </table:table-cell>
          <table:table-cell office:value-type="float" office:value="1.9285714285714288" table:formula="of:=AVERAGE([.M30];[.K30])" table:style-name="ce16">
            <text:p>1,93</text:p>
          </table:table-cell>
          <table:table-cell table:number-columns-repeated="885" table:style-name="ce13"/>
          <table:table-cell table:number-columns-repeated="15485"/>
        </table:table-row>
        <table:table-row table:style-name="ro2">
          <table:table-cell office:value-type="string" table:style-name="ce12">
            <text:p>Labbe pomarin</text:p>
          </table:table-cell>
          <table:table-cell office:value-type="string" table:style-name="ce12">
            <text:p>Pomarine skua</text:p>
          </table:table-cell>
          <table:table-cell office:value-type="string" table:style-name="ce12">
            <text:p>Stercorarius pomarinu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3.333333333333336" table:formula="of:=[.D31]*(([.E31]+[.F31]+[.G31])/3)" table:style-name="ce15">
            <text:p>23,33</text:p>
          </table:table-cell>
          <table:table-cell office:value-type="float" office:value="2.8571428571428577" table:formula="of:=([.J31]/MAX([.J:.J]))*10" table:style-name="ce15">
            <text:p>2,86</text:p>
          </table:table-cell>
          <table:table-cell office:value-type="float" office:value="2" table:formula="of:=[.H31]*[.I31]" table:style-name="ce14">
            <text:p>2</text:p>
          </table:table-cell>
          <table:table-cell office:value-type="float" office:value="1" table:formula="of:=([.L31]/MAX([.L:.L]))*10" table:style-name="ce15">
            <text:p>1,00</text:p>
          </table:table-cell>
          <table:table-cell office:value-type="float" office:value="1.9285714285714288" table:formula="of:=AVERAGE([.M31];[.K31])" table:style-name="ce16">
            <text:p>1,93</text:p>
          </table:table-cell>
          <table:table-cell table:number-columns-repeated="885" table:style-name="ce13"/>
          <table:table-cell table:number-columns-repeated="15485"/>
        </table:table-row>
        <table:table-row table:style-name="ro2">
          <table:table-cell office:value-type="string" table:style-name="ce20">
            <text:p>Macareux moine</text:p>
          </table:table-cell>
          <table:table-cell office:value-type="string" table:style-name="ce20">
            <text:p>Atlantic puffin</text:p>
          </table:table-cell>
          <table:table-cell office:value-type="string" table:style-name="ce20">
            <text:p>Fratercula arctica</text:p>
          </table:table-cell>
          <table:table-cell office:value-type="float" office:value="0.5" table:style-name="ce21">
            <text:p>0,5</text:p>
          </table:table-cell>
          <table:table-cell office:value-type="float" office:value="3" table:style-name="ce21">
            <text:p>3</text:p>
          </table:table-cell>
          <table:table-cell office:value-type="float" office:value="1" table:style-name="ce21">
            <text:p>1</text:p>
          </table:table-cell>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0.83333333333333337" table:formula="of:=[.D32]*(([.E32]+[.F32]+[.G32])/3)" table:style-name="ce22">
            <text:p>0,83</text:p>
          </table:table-cell>
          <table:table-cell office:value-type="float" office:value="0.1020408163265306" table:formula="of:=([.J32]/MAX([.J:.J]))*10" table:style-name="ce22">
            <text:p>0,10</text:p>
          </table:table-cell>
          <table:table-cell office:value-type="float" office:value="6" table:formula="of:=[.H32]*[.I32]" table:style-name="ce21">
            <text:p>6</text:p>
          </table:table-cell>
          <table:table-cell office:value-type="float" office:value="3" table:formula="of:=([.L32]/MAX([.L:.L]))*10" table:style-name="ce22">
            <text:p>3,00</text:p>
          </table:table-cell>
          <table:table-cell office:value-type="float" office:value="1.5510204081632653" table:formula="of:=AVERAGE([.M32];[.K32])" table:style-name="ce23">
            <text:p>1,55</text:p>
          </table:table-cell>
          <table:table-cell table:number-columns-repeated="885" table:style-name="ce24"/>
          <table:table-cell table:number-columns-repeated="15485" table:style-name="ce25"/>
        </table:table-row>
        <table:table-row table:style-name="ro2">
          <table:table-cell office:value-type="string" table:style-name="ce12">
            <text:p>Macreuse brune</text:p>
          </table:table-cell>
          <table:table-cell office:value-type="string" table:style-name="ce12">
            <text:p>Velvet scoter</text:p>
          </table:table-cell>
          <table:table-cell office:value-type="string" table:style-name="ce12">
            <text:p>Melanitta fusca</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office:value-type="float" office:value="5" table:style-name="ce14">
            <text:p>5</text:p>
          </table:table-cell>
          <table:table-cell office:value-type="float" office:value="3" table:style-name="ce14">
            <text:p>3</text:p>
          </table:table-cell>
          <table:table-cell office:value-type="float" office:value="8" table:formula="of:=[.D33]*(([.E33]+[.F33]+[.G33])/3)" table:style-name="ce15">
            <text:p>8,00</text:p>
          </table:table-cell>
          <table:table-cell office:value-type="float" office:value="0.97959183673469385" table:formula="of:=([.J33]/MAX([.J:.J]))*10" table:style-name="ce15">
            <text:p>0,98</text:p>
          </table:table-cell>
          <table:table-cell office:value-type="float" office:value="15" table:formula="of:=[.H33]*[.I33]" table:style-name="ce14">
            <text:p>15</text:p>
          </table:table-cell>
          <table:table-cell office:value-type="float" office:value="7.5" table:formula="of:=([.L33]/MAX([.L:.L]))*10" table:style-name="ce15">
            <text:p>7,50</text:p>
          </table:table-cell>
          <table:table-cell office:value-type="float" office:value="4.2397959183673466" table:formula="of:=AVERAGE([.M33];[.K33])" table:style-name="ce16">
            <text:p>4,24</text:p>
          </table:table-cell>
          <table:table-cell table:number-columns-repeated="16370"/>
        </table:table-row>
        <table:table-row table:style-name="ro2">
          <table:table-cell office:value-type="string" table:style-name="ce12">
            <text:p>Macreuse noire</text:p>
          </table:table-cell>
          <table:table-cell office:value-type="string" table:style-name="ce12">
            <text:p>Common scoter</text:p>
          </table:table-cell>
          <table:table-cell office:value-type="string" table:style-name="ce12">
            <text:p>Melanitta nigra</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office:value-type="float" office:value="5" table:style-name="ce14">
            <text:p>5</text:p>
          </table:table-cell>
          <table:table-cell office:value-type="float" office:value="4" table:style-name="ce14">
            <text:p>4</text:p>
          </table:table-cell>
          <table:table-cell office:value-type="float" office:value="8" table:formula="of:=[.D34]*(([.E34]+[.F34]+[.G34])/3)" table:style-name="ce15">
            <text:p>8,00</text:p>
          </table:table-cell>
          <table:table-cell office:value-type="float" office:value="0.97959183673469385" table:formula="of:=([.J34]/MAX([.J:.J]))*10" table:style-name="ce15">
            <text:p>0,98</text:p>
          </table:table-cell>
          <table:table-cell office:value-type="float" office:value="20" table:formula="of:=[.H34]*[.I34]" table:style-name="ce14">
            <text:p>20</text:p>
          </table:table-cell>
          <table:table-cell office:value-type="float" office:value="10" table:formula="of:=([.L34]/MAX([.L:.L]))*10" table:style-name="ce15">
            <text:p>10,00</text:p>
          </table:table-cell>
          <table:table-cell office:value-type="float" office:value="5.4897959183673466" table:formula="of:=AVERAGE([.M34];[.K34])" table:style-name="ce16">
            <text:p>5,49</text:p>
          </table:table-cell>
          <table:table-cell table:number-columns-repeated="16370"/>
        </table:table-row>
        <table:table-row table:style-name="ro2">
          <table:table-cell office:value-type="string" table:style-name="ce12">
            <text:p>Macreuses (noire, brune)</text:p>
          </table:table-cell>
          <table:table-cell table:number-columns-repeated="12" table:style-name="ce12"/>
          <table:table-cell office:value-type="string" table:style-name="ce12">
            <text:p>5,49 (noire)</text:p>
          </table:table-cell>
          <table:table-cell table:number-columns-repeated="16370"/>
        </table:table-row>
        <table:table-row table:style-name="ro2">
          <table:table-cell office:value-type="string" table:style-name="ce12">
            <text:p>Mergule nain</text:p>
          </table:table-cell>
          <table:table-cell office:value-type="string" table:style-name="ce12">
            <text:p>Little auk</text:p>
          </table:table-cell>
          <table:table-cell office:value-type="string" table:style-name="ce12">
            <text:p>Alle alle</text:p>
          </table:table-cell>
          <table:table-cell office:value-type="float" office:value="0.5" table:style-name="ce14">
            <text:p>0,5</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0.83333333333333337" table:formula="of:=[.D36]*(([.E36]+[.F36]+[.G36])/3)" table:style-name="ce15">
            <text:p>0,83</text:p>
          </table:table-cell>
          <table:table-cell office:value-type="float" office:value="0.1020408163265306" table:formula="of:=([.J36]/MAX([.J:.J]))*10" table:style-name="ce15">
            <text:p>0,10</text:p>
          </table:table-cell>
          <table:table-cell office:value-type="float" office:value="4" table:formula="of:=[.H36]*[.I36]" table:style-name="ce14">
            <text:p>4</text:p>
          </table:table-cell>
          <table:table-cell office:value-type="float" office:value="2" table:formula="of:=([.L36]/MAX([.L:.L]))*10" table:style-name="ce15">
            <text:p>2,00</text:p>
          </table:table-cell>
          <table:table-cell office:value-type="float" office:value="1.0510204081632653" table:formula="of:=AVERAGE([.M36];[.K36])" table:style-name="ce16">
            <text:p>1,05</text:p>
          </table:table-cell>
          <table:table-cell table:number-columns-repeated="16370"/>
        </table:table-row>
        <table:table-row table:style-name="ro2">
          <table:table-cell office:value-type="string" table:style-name="ce12">
            <text:p>Mouette de Sabine</text:p>
          </table:table-cell>
          <table:table-cell office:value-type="string" table:style-name="ce12">
            <text:p>Sabine’s gull</text:p>
          </table:table-cell>
          <table:table-cell office:value-type="string" table:style-name="ce12">
            <text:p>Xema sabini</text:p>
          </table:table-cell>
          <table:table-cell office:value-type="float" office:value="20" table:style-name="ce14">
            <text:p>20</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3.333333333333336" table:formula="of:=[.D37]*(([.E37]+[.F37]+[.G37])/3)" table:style-name="ce15">
            <text:p>33,33</text:p>
          </table:table-cell>
          <table:table-cell office:value-type="float" office:value="4.0816326530612246" table:formula="of:=([.J37]/MAX([.J:.J]))*10" table:style-name="ce15">
            <text:p>4,08</text:p>
          </table:table-cell>
          <table:table-cell office:value-type="float" office:value="6" table:formula="of:=[.H37]*[.I37]" table:style-name="ce14">
            <text:p>6</text:p>
          </table:table-cell>
          <table:table-cell office:value-type="float" office:value="3" table:formula="of:=([.L37]/MAX([.L:.L]))*10" table:style-name="ce15">
            <text:p>3,00</text:p>
          </table:table-cell>
          <table:table-cell office:value-type="float" office:value="3.5408163265306123" table:formula="of:=AVERAGE([.M37];[.K37])" table:style-name="ce16">
            <text:p>3,54</text:p>
          </table:table-cell>
          <table:table-cell table:number-columns-repeated="16370"/>
        </table:table-row>
        <table:table-row table:style-name="ro2">
          <table:table-cell office:value-type="string" table:style-name="ce12">
            <text:p>Mouette mélanocéphale</text:p>
          </table:table-cell>
          <table:table-cell office:value-type="string" table:style-name="ce12">
            <text:p>Mediterranean gull</text:p>
          </table:table-cell>
          <table:table-cell office:value-type="string" table:style-name="ce12">
            <text:p>Larus melanocephalus</text:p>
          </table:table-cell>
          <table:table-cell office:value-type="float" office:value="25" table:style-name="ce14">
            <text:p>25</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41.666666666666671" table:formula="of:=[.D38]*(([.E38]+[.F38]+[.G38])/3)" table:style-name="ce15">
            <text:p>41,67</text:p>
          </table:table-cell>
          <table:table-cell office:value-type="float" office:value="5.1020408163265305" table:formula="of:=([.J38]/MAX([.J:.J]))*10" table:style-name="ce15">
            <text:p>5,10</text:p>
          </table:table-cell>
          <table:table-cell office:value-type="float" office:value="4" table:formula="of:=[.H38]*[.I38]" table:style-name="ce14">
            <text:p>4</text:p>
          </table:table-cell>
          <table:table-cell office:value-type="float" office:value="2" table:formula="of:=([.L38]/MAX([.L:.L]))*10" table:style-name="ce15">
            <text:p>2,00</text:p>
          </table:table-cell>
          <table:table-cell office:value-type="float" office:value="3.5510204081632653" table:formula="of:=AVERAGE([.M38];[.K38])" table:style-name="ce16">
            <text:p>3,55</text:p>
          </table:table-cell>
          <table:table-cell table:number-columns-repeated="16370"/>
        </table:table-row>
        <table:table-row table:style-name="ro2">
          <table:table-cell office:value-type="string" table:style-name="ce12">
            <text:p>Mouette pygmée</text:p>
          </table:table-cell>
          <table:table-cell office:value-type="string" table:style-name="ce12">
            <text:p>Little gull</text:p>
          </table:table-cell>
          <table:table-cell office:value-type="string" table:style-name="ce12">
            <text:p>Hydrocoloeus minutus</text:p>
          </table:table-cell>
          <table:table-cell office:value-type="float" office:value="15" table:style-name="ce14">
            <text:p>15</text:p>
          </table:table-cell>
          <table:table-cell office:value-type="float" office:value="1" table:style-name="ce14">
            <text:p>1</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30" table:formula="of:=[.D39]*(([.E39]+[.F39]+[.G39])/3)" table:style-name="ce15">
            <text:p>30,00</text:p>
          </table:table-cell>
          <table:table-cell office:value-type="float" office:value="3.6734693877551017" table:formula="of:=([.J39]/MAX([.J:.J]))*10" table:style-name="ce15">
            <text:p>3,67</text:p>
          </table:table-cell>
          <table:table-cell office:value-type="float" office:value="3" table:formula="of:=[.H39]*[.I39]" table:style-name="ce14">
            <text:p>3</text:p>
          </table:table-cell>
          <table:table-cell office:value-type="float" office:value="1.5" table:formula="of:=([.L39]/MAX([.L:.L]))*10" table:style-name="ce15">
            <text:p>1,50</text:p>
          </table:table-cell>
          <table:table-cell office:value-type="float" office:value="2.5867346938775508" table:formula="of:=AVERAGE([.M39];[.K39])" table:style-name="ce16">
            <text:p>2,59</text:p>
          </table:table-cell>
          <table:table-cell table:number-columns-repeated="16370"/>
        </table:table-row>
        <table:table-row table:style-name="ro2">
          <table:table-cell office:value-type="string" table:style-name="ce12">
            <text:p>Mouette rieuse</text:p>
          </table:table-cell>
          <table:table-cell office:value-type="string" table:style-name="ce12">
            <text:p>Black-headed gull</text:p>
          </table:table-cell>
          <table:table-cell office:value-type="string" table:style-name="ce12">
            <text:p>Chroicocephalus ridibundus</text:p>
          </table:table-cell>
          <table:table-cell office:value-type="float" office:value="20" table:style-name="ce14">
            <text:p>20</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6.666666666666664" table:formula="of:=[.D40]*(([.E40]+[.F40]+[.G40])/3)" table:style-name="ce15">
            <text:p>26,67</text:p>
          </table:table-cell>
          <table:table-cell office:value-type="float" office:value="3.2653061224489792" table:formula="of:=([.J40]/MAX([.J:.J]))*10" table:style-name="ce15">
            <text:p>3,27</text:p>
          </table:table-cell>
          <table:table-cell office:value-type="float" office:value="4" table:formula="of:=[.H40]*[.I40]" table:style-name="ce14">
            <text:p>4</text:p>
          </table:table-cell>
          <table:table-cell office:value-type="float" office:value="2" table:formula="of:=([.L40]/MAX([.L:.L]))*10" table:style-name="ce15">
            <text:p>2,00</text:p>
          </table:table-cell>
          <table:table-cell office:value-type="float" office:value="2.6326530612244898" table:formula="of:=AVERAGE([.M40];[.K40])" table:style-name="ce16">
            <text:p>2,63</text:p>
          </table:table-cell>
          <table:table-cell table:number-columns-repeated="16370"/>
        </table:table-row>
        <table:table-row table:style-name="ro2">
          <table:table-cell office:value-type="string" table:style-name="ce12">
            <text:p>Mouette tridactyle</text:p>
          </table:table-cell>
          <table:table-cell office:value-type="string" table:style-name="ce12">
            <text:p>Black-legged kittiwake</text:p>
          </table:table-cell>
          <table:table-cell office:value-type="string" table:style-name="ce12">
            <text:p>Rissa tridactyla</text:p>
          </table:table-cell>
          <table:table-cell office:value-type="float" office:value="15" table:style-name="ce14">
            <text:p>15</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35" table:formula="of:=[.D41]*(([.E41]+[.F41]+[.G41])/3)" table:style-name="ce15">
            <text:p>35,00</text:p>
          </table:table-cell>
          <table:table-cell office:value-type="float" office:value="4.2857142857142856" table:formula="of:=([.J41]/MAX([.J:.J]))*10" table:style-name="ce15">
            <text:p>4,29</text:p>
          </table:table-cell>
          <table:table-cell office:value-type="float" office:value="4" table:formula="of:=[.H41]*[.I41]" table:style-name="ce14">
            <text:p>4</text:p>
          </table:table-cell>
          <table:table-cell office:value-type="float" office:value="2" table:formula="of:=([.L41]/MAX([.L:.L]))*10" table:style-name="ce15">
            <text:p>2,00</text:p>
          </table:table-cell>
          <table:table-cell office:value-type="float" office:value="3.1428571428571428" table:formula="of:=AVERAGE([.M41];[.K41])" table:style-name="ce16">
            <text:p>3,14</text:p>
          </table:table-cell>
          <table:table-cell table:number-columns-repeated="16370"/>
        </table:table-row>
        <table:table-row table:style-name="ro2">
          <table:table-cell office:value-type="string" table:style-name="ce12">
            <text:p>Mouettes (rieuses/mélanocéphales)</text:p>
          </table:table-cell>
          <table:table-cell table:number-columns-repeated="12" table:style-name="ce12"/>
          <table:table-cell office:value-type="string" table:style-name="ce12">
            <text:p>3,55 (mélanocéphale)</text:p>
          </table:table-cell>
          <table:table-cell table:number-columns-repeated="16370"/>
        </table:table-row>
        <table:table-row table:style-name="ro2">
          <table:table-cell office:value-type="string" table:style-name="ce12">
            <text:p>Océanite culblanc</text:p>
          </table:table-cell>
          <table:table-cell office:value-type="string" table:style-name="ce12">
            <text:p>Leach’s storm-petrel</text:p>
          </table:table-cell>
          <table:table-cell office:value-type="string" table:style-name="ce12">
            <text:p>Oceanodroma leucorhoa</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5.333333333333333" table:formula="of:=[.D43]*(([.E43]+[.F43]+[.G43])/3)" table:style-name="ce15">
            <text:p>5,33</text:p>
          </table:table-cell>
          <table:table-cell office:value-type="float" office:value="0.65306122448979587" table:formula="of:=([.J43]/MAX([.J:.J]))*10" table:style-name="ce15">
            <text:p>0,65</text:p>
          </table:table-cell>
          <table:table-cell office:value-type="float" office:value="1" table:formula="of:=[.H43]*[.I43]" table:style-name="ce14">
            <text:p>1</text:p>
          </table:table-cell>
          <table:table-cell office:value-type="float" office:value="0.5" table:formula="of:=([.L43]/MAX([.L:.L]))*10" table:style-name="ce15">
            <text:p>0,50</text:p>
          </table:table-cell>
          <table:table-cell office:value-type="float" office:value="0.57653061224489788" table:formula="of:=AVERAGE([.M43];[.K43])" table:style-name="ce16">
            <text:p>0,58</text:p>
          </table:table-cell>
          <table:table-cell table:number-columns-repeated="16370"/>
        </table:table-row>
        <table:table-row table:style-name="ro2">
          <table:table-cell office:value-type="string" table:style-name="ce12">
            <text:p>Océanite de Wilson</text:p>
          </table:table-cell>
          <table:table-cell office:value-type="string" table:style-name="ce12">
            <text:p>Wilson’s storm-petrel</text:p>
          </table:table-cell>
          <table:table-cell office:value-type="string" table:style-name="ce12">
            <text:p>Oceanites oceanicus</text:p>
          </table:table-cell>
          <table:table-cell office:value-type="float" office:value="0" table:style-name="ce14">
            <text:p>0</text:p>
          </table:table-cell>
          <table:table-cell office:value-type="float" office:value="1" table:style-name="ce14">
            <text:p>1</text:p>
          </table:table-cell>
          <table:table-cell office:value-type="float" office:value="3" table:style-name="ce14">
            <text:p>3</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0" table:formula="of:=[.D44]*(([.E44]+[.F44]+[.G44])/3)" table:style-name="ce15">
            <text:p>0,00</text:p>
          </table:table-cell>
          <table:table-cell office:value-type="float" office:value="0" table:formula="of:=([.J44]/MAX([.J:.J]))*10" table:style-name="ce15">
            <text:p>0,00</text:p>
          </table:table-cell>
          <table:table-cell office:value-type="float" office:value="1" table:formula="of:=[.H44]*[.I44]" table:style-name="ce14">
            <text:p>1</text:p>
          </table:table-cell>
          <table:table-cell office:value-type="float" office:value="0.5" table:formula="of:=([.L44]/MAX([.L:.L]))*10" table:style-name="ce15">
            <text:p>0,50</text:p>
          </table:table-cell>
          <table:table-cell office:value-type="float" office:value="0.25" table:formula="of:=AVERAGE([.M44];[.K44])" table:style-name="ce16">
            <text:p>0,25</text:p>
          </table:table-cell>
          <table:table-cell table:number-columns-repeated="16370"/>
        </table:table-row>
        <table:table-row table:style-name="ro2">
          <table:table-cell office:value-type="string" table:style-name="ce12">
            <text:p>Océanite tempête</text:p>
          </table:table-cell>
          <table:table-cell office:value-type="string" table:style-name="ce12">
            <text:p>European storm-petrel</text:p>
          </table:table-cell>
          <table:table-cell office:value-type="string" table:style-name="ce12">
            <text:p>Hydrobates pelagicus</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5.333333333333333" table:formula="of:=[.D45]*(([.E45]+[.F45]+[.G45])/3)" table:style-name="ce15">
            <text:p>5,33</text:p>
          </table:table-cell>
          <table:table-cell office:value-type="float" office:value="0.65306122448979587" table:formula="of:=([.J45]/MAX([.J:.J]))*10" table:style-name="ce15">
            <text:p>0,65</text:p>
          </table:table-cell>
          <table:table-cell office:value-type="float" office:value="1" table:formula="of:=[.H45]*[.I45]" table:style-name="ce14">
            <text:p>1</text:p>
          </table:table-cell>
          <table:table-cell office:value-type="float" office:value="0.5" table:formula="of:=([.L45]/MAX([.L:.L]))*10" table:style-name="ce15">
            <text:p>0,50</text:p>
          </table:table-cell>
          <table:table-cell office:value-type="float" office:value="0.57653061224489788" table:formula="of:=AVERAGE([.M45];[.K45])" table:style-name="ce16">
            <text:p>0,58</text:p>
          </table:table-cell>
          <table:table-cell table:number-columns-repeated="16370"/>
        </table:table-row>
        <table:table-row table:style-name="ro2">
          <table:table-cell office:value-type="string" table:style-name="ce12">
            <text:p>Océanites (tempête, culblanc, de Castro)</text:p>
          </table:table-cell>
          <table:table-cell table:number-columns-repeated="12" table:style-name="ce12"/>
          <table:table-cell office:value-type="string" table:style-name="ce12">
            <text:p>0,58 (culblanc)</text:p>
          </table:table-cell>
          <table:table-cell table:number-columns-repeated="16370"/>
        </table:table-row>
        <table:table-row table:style-name="ro2">
          <table:table-cell office:value-type="string" table:style-name="ce12">
            <text:p>Petits Labbes (longue queue, parasite, pomarin)</text:p>
          </table:table-cell>
          <table:table-cell table:number-columns-repeated="12" table:style-name="ce12"/>
          <table:table-cell office:value-type="string" table:style-name="ce12">
            <text:p>1,93 (tous)</text:p>
          </table:table-cell>
          <table:table-cell table:number-columns-repeated="16370"/>
        </table:table-row>
        <table:table-row table:style-name="ro2">
          <table:table-cell office:value-type="string" table:style-name="ce12">
            <text:p>Petits Puffins (des anglais, yelkouan, des Baléares)</text:p>
          </table:table-cell>
          <table:table-cell table:number-columns-repeated="12" table:style-name="ce12"/>
          <table:table-cell office:value-type="string" table:style-name="ce12">
            <text:p>0,25 (tous égaux)</text:p>
          </table:table-cell>
          <table:table-cell table:number-columns-repeated="16370"/>
        </table:table-row>
        <table:table-row table:style-name="ro2">
          <table:table-cell office:value-type="string" table:style-name="ce12">
            <text:p>Phalarope à bec étroit</text:p>
          </table:table-cell>
          <table:table-cell office:value-type="string" table:style-name="ce12">
            <text:p>Red-necked phalarope</text:p>
          </table:table-cell>
          <table:table-cell office:value-type="string" table:style-name="ce12">
            <text:p>Phalaropus lobatus</text:p>
          </table:table-cell>
          <table:table-cell office:value-type="float" office:value="10" table:style-name="ce14">
            <text:p>10</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16.666666666666668" table:formula="of:=[.D49]*(([.E49]+[.F49]+[.G49])/3)" table:style-name="ce15">
            <text:p>16,67</text:p>
          </table:table-cell>
          <table:table-cell office:value-type="float" office:value="2.0408163265306123" table:formula="of:=([.J49]/MAX([.J:.J]))*10" table:style-name="ce15">
            <text:p>2,04</text:p>
          </table:table-cell>
          <table:table-cell office:value-type="float" office:value="2" table:formula="of:=[.H49]*[.I49]" table:style-name="ce14">
            <text:p>2</text:p>
          </table:table-cell>
          <table:table-cell office:value-type="float" office:value="1" table:formula="of:=([.L49]/MAX([.L:.L]))*10" table:style-name="ce15">
            <text:p>1,00</text:p>
          </table:table-cell>
          <table:table-cell office:value-type="float" office:value="1.5204081632653061" table:formula="of:=AVERAGE([.M49];[.K49])" table:style-name="ce16">
            <text:p>1,52</text:p>
          </table:table-cell>
          <table:table-cell table:number-columns-repeated="885" table:style-name="ce13"/>
          <table:table-cell table:number-columns-repeated="15485"/>
        </table:table-row>
        <table:table-row table:style-name="ro2">
          <table:table-cell office:value-type="string" table:style-name="ce12">
            <text:p>Phalarope à bec large</text:p>
          </table:table-cell>
          <table:table-cell office:value-type="string" table:style-name="ce12">
            <text:p>Grey phalarope</text:p>
          </table:table-cell>
          <table:table-cell office:value-type="string" table:style-name="ce12">
            <text:p>Phalaropus fulicarius</text:p>
          </table:table-cell>
          <table:table-cell office:value-type="float" office:value="10" table:style-name="ce14">
            <text:p>10</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16.666666666666668" table:formula="of:=[.D50]*(([.E50]+[.F50]+[.G50])/3)" table:style-name="ce15">
            <text:p>16,67</text:p>
          </table:table-cell>
          <table:table-cell office:value-type="float" office:value="2.0408163265306123" table:formula="of:=([.J50]/MAX([.J:.J]))*10" table:style-name="ce15">
            <text:p>2,04</text:p>
          </table:table-cell>
          <table:table-cell office:value-type="float" office:value="2" table:formula="of:=[.H50]*[.I50]" table:style-name="ce14">
            <text:p>2</text:p>
          </table:table-cell>
          <table:table-cell office:value-type="float" office:value="1" table:formula="of:=([.L50]/MAX([.L:.L]))*10" table:style-name="ce15">
            <text:p>1,00</text:p>
          </table:table-cell>
          <table:table-cell office:value-type="float" office:value="1.5204081632653061" table:formula="of:=AVERAGE([.M50];[.K50])" table:style-name="ce16">
            <text:p>1,52</text:p>
          </table:table-cell>
          <table:table-cell table:number-columns-repeated="885" table:style-name="ce13"/>
          <table:table-cell table:number-columns-repeated="15485"/>
        </table:table-row>
        <table:table-row table:style-name="ro2">
          <table:table-cell office:value-type="string" table:style-name="ce12">
            <text:p>Pingouin torda</text:p>
          </table:table-cell>
          <table:table-cell office:value-type="string" table:style-name="ce12">
            <text:p>Razorbill</text:p>
          </table:table-cell>
          <table:table-cell office:value-type="string" table:style-name="ce12">
            <text:p>Alca torda</text:p>
          </table:table-cell>
          <table:table-cell office:value-type="float" office:value="0.5" table:style-name="ce14">
            <text:p>0,5</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3" table:style-name="ce14">
            <text:p>3</text:p>
          </table:table-cell>
          <table:table-cell office:value-type="float" office:value="3" table:style-name="ce14">
            <text:p>3</text:p>
          </table:table-cell>
          <table:table-cell office:value-type="float" office:value="1" table:formula="of:=[.D51]*(([.E51]+[.F51]+[.G51])/3)" table:style-name="ce15">
            <text:p>1,00</text:p>
          </table:table-cell>
          <table:table-cell office:value-type="float" office:value="0.12244897959183673" table:formula="of:=([.J51]/MAX([.J:.J]))*10" table:style-name="ce15">
            <text:p>0,12</text:p>
          </table:table-cell>
          <table:table-cell office:value-type="float" office:value="9" table:formula="of:=[.H51]*[.I51]" table:style-name="ce14">
            <text:p>9</text:p>
          </table:table-cell>
          <table:table-cell office:value-type="float" office:value="4.5" table:formula="of:=([.L51]/MAX([.L:.L]))*10" table:style-name="ce15">
            <text:p>4,50</text:p>
          </table:table-cell>
          <table:table-cell office:value-type="float" office:value="2.3112244897959182" table:formula="of:=AVERAGE([.M51];[.K51])" table:style-name="ce16">
            <text:p>2,31</text:p>
          </table:table-cell>
          <table:table-cell table:number-columns-repeated="885" table:style-name="ce13"/>
          <table:table-cell table:number-columns-repeated="15485"/>
        </table:table-row>
        <table:table-row table:style-name="ro2">
          <table:table-cell office:value-type="string" table:style-name="ce12">
            <text:p>Plongeon à bec blanc</text:p>
          </table:table-cell>
          <table:table-cell office:value-type="string" table:style-name="ce12">
            <text:p>White-billed diver</text:p>
          </table:table-cell>
          <table:table-cell office:value-type="string" table:style-name="ce12">
            <text:p>Gavia adamsii</text:p>
          </table:table-cell>
          <table:table-cell office:value-type="float" office:value="5" table:style-name="ce14">
            <text:p>5</text:p>
          </table:table-cell>
          <table:table-cell office:value-type="float" office:value="5" table:style-name="ce14">
            <text:p>5</text:p>
          </table:table-cell>
          <table:table-cell office:value-type="float" office:value="2" table:style-name="ce14">
            <text:p>2</text:p>
          </table:table-cell>
          <table:table-cell office:value-type="float" office:value="1" table:style-name="ce14">
            <text:p>1</text:p>
          </table:table-cell>
          <table:table-cell office:value-type="float" office:value="5" table:style-name="ce14">
            <text:p>5</text:p>
          </table:table-cell>
          <table:table-cell office:value-type="float" office:value="4" table:style-name="ce14">
            <text:p>4</text:p>
          </table:table-cell>
          <table:table-cell office:value-type="float" office:value="13.333333333333332" table:formula="of:=[.D52]*(([.E52]+[.F52]+[.G52])/3)" table:style-name="ce15">
            <text:p>13,33</text:p>
          </table:table-cell>
          <table:table-cell office:value-type="float" office:value="1.6326530612244896" table:formula="of:=([.J52]/MAX([.J:.J]))*10" table:style-name="ce15">
            <text:p>1,63</text:p>
          </table:table-cell>
          <table:table-cell office:value-type="float" office:value="20" table:formula="of:=[.H52]*[.I52]" table:style-name="ce14">
            <text:p>20</text:p>
          </table:table-cell>
          <table:table-cell office:value-type="float" office:value="10" table:formula="of:=([.L52]/MAX([.L:.L]))*10" table:style-name="ce15">
            <text:p>10,00</text:p>
          </table:table-cell>
          <table:table-cell office:value-type="float" office:value="5.8163265306122449" table:formula="of:=AVERAGE([.M52];[.K52])" table:style-name="ce16">
            <text:p>5,82</text:p>
          </table:table-cell>
          <table:table-cell table:number-columns-repeated="885" table:style-name="ce13"/>
          <table:table-cell table:number-columns-repeated="15485"/>
        </table:table-row>
        <table:table-row table:style-name="ro2">
          <table:table-cell office:value-type="string" table:style-name="ce12">
            <text:p>Plongeon arctique</text:p>
          </table:table-cell>
          <table:table-cell office:value-type="string" table:style-name="ce12">
            <text:p>Black-throated diver</text:p>
          </table:table-cell>
          <table:table-cell office:value-type="string" table:style-name="ce12">
            <text:p>Gavia arctica</text:p>
          </table:table-cell>
          <table:table-cell office:value-type="float" office:value="5" table:style-name="ce14">
            <text:p>5</text:p>
          </table:table-cell>
          <table:table-cell office:value-type="float" office:value="5" table:style-name="ce14">
            <text:p>5</text:p>
          </table:table-cell>
          <table:table-cell office:value-type="float" office:value="3" table:style-name="ce14">
            <text:p>3</text:p>
          </table:table-cell>
          <table:table-cell office:value-type="float" office:value="1" table:style-name="ce14">
            <text:p>1</text:p>
          </table:table-cell>
          <table:table-cell office:value-type="float" office:value="5" table:style-name="ce14">
            <text:p>5</text:p>
          </table:table-cell>
          <table:table-cell office:value-type="float" office:value="4" table:style-name="ce14">
            <text:p>4</text:p>
          </table:table-cell>
          <table:table-cell office:value-type="float" office:value="15" table:formula="of:=[.D53]*(([.E53]+[.F53]+[.G53])/3)" table:style-name="ce15">
            <text:p>15,00</text:p>
          </table:table-cell>
          <table:table-cell office:value-type="float" office:value="1.8367346938775508" table:formula="of:=([.J53]/MAX([.J:.J]))*10" table:style-name="ce15">
            <text:p>1,84</text:p>
          </table:table-cell>
          <table:table-cell office:value-type="float" office:value="20" table:formula="of:=[.H53]*[.I53]" table:style-name="ce14">
            <text:p>20</text:p>
          </table:table-cell>
          <table:table-cell office:value-type="float" office:value="10" table:formula="of:=([.L53]/MAX([.L:.L]))*10" table:style-name="ce15">
            <text:p>10,00</text:p>
          </table:table-cell>
          <table:table-cell office:value-type="float" office:value="5.9183673469387754" table:formula="of:=AVERAGE([.M53];[.K53])" table:style-name="ce16">
            <text:p>5,92</text:p>
          </table:table-cell>
          <table:table-cell table:number-columns-repeated="885" table:style-name="ce13"/>
          <table:table-cell table:number-columns-repeated="15485"/>
        </table:table-row>
        <table:table-row table:style-name="ro2">
          <table:table-cell office:value-type="string" table:style-name="ce12">
            <text:p>Plongeon catmarin</text:p>
          </table:table-cell>
          <table:table-cell office:value-type="string" table:style-name="ce12">
            <text:p>Red-throated diver</text:p>
          </table:table-cell>
          <table:table-cell office:value-type="string" table:style-name="ce12">
            <text:p>Gavia stellata</text:p>
          </table:table-cell>
          <table:table-cell office:value-type="float" office:value="5" table:style-name="ce14">
            <text:p>5</text:p>
          </table:table-cell>
          <table:table-cell office:value-type="float" office:value="5" table:style-name="ce14">
            <text:p>5</text:p>
          </table:table-cell>
          <table:table-cell office:value-type="float" office:value="2" table:style-name="ce14">
            <text:p>2</text:p>
          </table:table-cell>
          <table:table-cell office:value-type="float" office:value="1" table:style-name="ce14">
            <text:p>1</text:p>
          </table:table-cell>
          <table:table-cell office:value-type="float" office:value="5" table:style-name="ce14">
            <text:p>5</text:p>
          </table:table-cell>
          <table:table-cell office:value-type="float" office:value="4" table:style-name="ce14">
            <text:p>4</text:p>
          </table:table-cell>
          <table:table-cell office:value-type="float" office:value="13.333333333333332" table:formula="of:=[.D54]*(([.E54]+[.F54]+[.G54])/3)" table:style-name="ce15">
            <text:p>13,33</text:p>
          </table:table-cell>
          <table:table-cell office:value-type="float" office:value="1.6326530612244896" table:formula="of:=([.J54]/MAX([.J:.J]))*10" table:style-name="ce15">
            <text:p>1,63</text:p>
          </table:table-cell>
          <table:table-cell office:value-type="float" office:value="20" table:formula="of:=[.H54]*[.I54]" table:style-name="ce14">
            <text:p>20</text:p>
          </table:table-cell>
          <table:table-cell office:value-type="float" office:value="10" table:formula="of:=([.L54]/MAX([.L:.L]))*10" table:style-name="ce15">
            <text:p>10,00</text:p>
          </table:table-cell>
          <table:table-cell office:value-type="float" office:value="5.8163265306122449" table:formula="of:=AVERAGE([.M54];[.K54])" table:style-name="ce16">
            <text:p>5,82</text:p>
          </table:table-cell>
          <table:table-cell table:number-columns-repeated="885" table:style-name="ce13"/>
          <table:table-cell table:number-columns-repeated="15485"/>
        </table:table-row>
        <table:table-row table:style-name="ro2">
          <table:table-cell office:value-type="string" table:style-name="ce12">
            <text:p>Plongeon imbrin</text:p>
          </table:table-cell>
          <table:table-cell office:value-type="string" table:style-name="ce12">
            <text:p>Great northern diver</text:p>
          </table:table-cell>
          <table:table-cell office:value-type="string" table:style-name="ce12">
            <text:p>Gavia immer</text:p>
          </table:table-cell>
          <table:table-cell office:value-type="float" office:value="5" table:style-name="ce14">
            <text:p>5</text:p>
          </table:table-cell>
          <table:table-cell office:value-type="float" office:value="5" table:style-name="ce14">
            <text:p>5</text:p>
          </table:table-cell>
          <table:table-cell office:value-type="float" office:value="2" table:style-name="ce14">
            <text:p>2</text:p>
          </table:table-cell>
          <table:table-cell office:value-type="float" office:value="1" table:style-name="ce14">
            <text:p>1</text:p>
          </table:table-cell>
          <table:table-cell office:value-type="float" office:value="5" table:style-name="ce14">
            <text:p>5</text:p>
          </table:table-cell>
          <table:table-cell office:value-type="float" office:value="3" table:style-name="ce14">
            <text:p>3</text:p>
          </table:table-cell>
          <table:table-cell office:value-type="float" office:value="13.333333333333332" table:formula="of:=[.D55]*(([.E55]+[.F55]+[.G55])/3)" table:style-name="ce15">
            <text:p>13,33</text:p>
          </table:table-cell>
          <table:table-cell office:value-type="float" office:value="1.6326530612244896" table:formula="of:=([.J55]/MAX([.J:.J]))*10" table:style-name="ce15">
            <text:p>1,63</text:p>
          </table:table-cell>
          <table:table-cell office:value-type="float" office:value="15" table:formula="of:=[.H55]*[.I55]" table:style-name="ce14">
            <text:p>15</text:p>
          </table:table-cell>
          <table:table-cell office:value-type="float" office:value="7.5" table:formula="of:=([.L55]/MAX([.L:.L]))*10" table:style-name="ce15">
            <text:p>7,50</text:p>
          </table:table-cell>
          <table:table-cell office:value-type="float" office:value="4.5663265306122449" table:formula="of:=AVERAGE([.M55];[.K55])" table:style-name="ce16">
            <text:p>4,57</text:p>
          </table:table-cell>
          <table:table-cell table:number-columns-repeated="885" table:style-name="ce13"/>
          <table:table-cell table:number-columns-repeated="15485"/>
        </table:table-row>
        <table:table-row table:style-name="ro2">
          <table:table-cell office:value-type="string" table:style-name="ce12">
            <text:p>Plongeons (catmarin, arctique imbrin)</text:p>
          </table:table-cell>
          <table:table-cell table:number-columns-repeated="12" table:style-name="ce12"/>
          <table:table-cell office:value-type="string" table:style-name="ce12">
            <text:p>5,92 (arctique)</text:p>
          </table:table-cell>
          <table:table-cell table:number-columns-repeated="885" table:style-name="ce13"/>
          <table:table-cell table:number-columns-repeated="15485"/>
        </table:table-row>
        <table:table-row table:style-name="ro2">
          <table:table-cell office:value-type="string" table:style-name="ce12">
            <text:p>Puffin cendré</text:p>
          </table:table-cell>
          <table:table-cell office:value-type="string" table:style-name="ce12">
            <text:p>Cory’s shearwater</text:p>
          </table:table-cell>
          <table:table-cell office:value-type="string" table:style-name="ce12">
            <text:p>Calonectris diomedea</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formula="of:=[.D57]*(([.E57]+[.F57]+[.G57])/3)" table:style-name="ce15">
            <text:p>0,00</text:p>
          </table:table-cell>
          <table:table-cell office:value-type="float" office:value="0" table:formula="of:=([.J57]/MAX([.J:.J]))*10" table:style-name="ce15">
            <text:p>0,00</text:p>
          </table:table-cell>
          <table:table-cell office:value-type="float" office:value="1" table:formula="of:=[.H57]*[.I57]" table:style-name="ce14">
            <text:p>1</text:p>
          </table:table-cell>
          <table:table-cell office:value-type="float" office:value="0.5" table:formula="of:=([.L57]/MAX([.L:.L]))*10" table:style-name="ce15">
            <text:p>0,50</text:p>
          </table:table-cell>
          <table:table-cell office:value-type="float" office:value="0.25" table:formula="of:=AVERAGE([.M57];[.K57])" table:style-name="ce16">
            <text:p>0,25</text:p>
          </table:table-cell>
          <table:table-cell table:style-name="ce12"/>
          <table:table-cell table:number-columns-repeated="16369"/>
        </table:table-row>
        <table:table-row table:style-name="ro2">
          <table:table-cell office:value-type="string" table:style-name="ce12">
            <text:p>Puffin des Anglais</text:p>
          </table:table-cell>
          <table:table-cell office:value-type="string" table:style-name="ce12">
            <text:p>Manx shearwater</text:p>
          </table:table-cell>
          <table:table-cell office:value-type="string" table:style-name="ce12">
            <text:p>Puffinus puffinus</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formula="of:=[.D58]*(([.E58]+[.F58]+[.G58])/3)" table:style-name="ce15">
            <text:p>0,00</text:p>
          </table:table-cell>
          <table:table-cell office:value-type="float" office:value="0" table:formula="of:=([.J58]/MAX([.J:.J]))*10" table:style-name="ce15">
            <text:p>0,00</text:p>
          </table:table-cell>
          <table:table-cell office:value-type="float" office:value="1" table:formula="of:=[.H58]*[.I58]" table:style-name="ce14">
            <text:p>1</text:p>
          </table:table-cell>
          <table:table-cell office:value-type="float" office:value="0.5" table:formula="of:=([.L58]/MAX([.L:.L]))*10" table:style-name="ce15">
            <text:p>0,50</text:p>
          </table:table-cell>
          <table:table-cell office:value-type="float" office:value="0.25" table:formula="of:=AVERAGE([.M58];[.K58])" table:style-name="ce16">
            <text:p>0,25</text:p>
          </table:table-cell>
          <table:table-cell table:style-name="ce12"/>
          <table:table-cell table:number-columns-repeated="16369"/>
        </table:table-row>
        <table:table-row table:style-name="ro2">
          <table:table-cell office:value-type="string" table:style-name="ce12">
            <text:p>Puffin des Baléares</text:p>
          </table:table-cell>
          <table:table-cell office:value-type="string" table:style-name="ce12">
            <text:p>Balearic shearwater</text:p>
          </table:table-cell>
          <table:table-cell office:value-type="string" table:style-name="ce12">
            <text:p>Puffinus mauretanicus</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formula="of:=[.D59]*(([.E59]+[.F59]+[.G59])/3)" table:style-name="ce15">
            <text:p>0,00</text:p>
          </table:table-cell>
          <table:table-cell office:value-type="float" office:value="0" table:formula="of:=([.J59]/MAX([.J:.J]))*10" table:style-name="ce15">
            <text:p>0,00</text:p>
          </table:table-cell>
          <table:table-cell office:value-type="float" office:value="1" table:formula="of:=[.H59]*[.I59]" table:style-name="ce14">
            <text:p>1</text:p>
          </table:table-cell>
          <table:table-cell office:value-type="float" office:value="0.5" table:formula="of:=([.L59]/MAX([.L:.L]))*10" table:style-name="ce15">
            <text:p>0,50</text:p>
          </table:table-cell>
          <table:table-cell office:value-type="float" office:value="0.25" table:formula="of:=AVERAGE([.M59];[.K59])" table:style-name="ce16">
            <text:p>0,25</text:p>
          </table:table-cell>
          <table:table-cell table:style-name="ce12"/>
          <table:table-cell table:number-columns-repeated="16369"/>
        </table:table-row>
        <table:table-row table:style-name="ro2">
          <table:table-cell office:value-type="string" table:style-name="ce12">
            <text:p>Puffin fuligineux</text:p>
          </table:table-cell>
          <table:table-cell office:value-type="string" table:style-name="ce12">
            <text:p>Sooty shearwater</text:p>
          </table:table-cell>
          <table:table-cell office:value-type="string" table:style-name="ce12">
            <text:p>Puffinus griseus</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formula="of:=[.D60]*(([.E60]+[.F60]+[.G60])/3)" table:style-name="ce15">
            <text:p>0,00</text:p>
          </table:table-cell>
          <table:table-cell office:value-type="float" office:value="0" table:formula="of:=([.J60]/MAX([.J:.J]))*10" table:style-name="ce15">
            <text:p>0,00</text:p>
          </table:table-cell>
          <table:table-cell office:value-type="float" office:value="1" table:formula="of:=[.H60]*[.I60]" table:style-name="ce14">
            <text:p>1</text:p>
          </table:table-cell>
          <table:table-cell office:value-type="float" office:value="0.5" table:formula="of:=([.L60]/MAX([.L:.L]))*10" table:style-name="ce15">
            <text:p>0,50</text:p>
          </table:table-cell>
          <table:table-cell office:value-type="float" office:value="0.25" table:formula="of:=AVERAGE([.M60];[.K60])" table:style-name="ce16">
            <text:p>0,25</text:p>
          </table:table-cell>
          <table:table-cell table:style-name="ce12"/>
          <table:table-cell table:number-columns-repeated="16369"/>
        </table:table-row>
        <table:table-row table:style-name="ro2">
          <table:table-cell office:value-type="string" table:style-name="ce12">
            <text:p>Puffin majeur</text:p>
          </table:table-cell>
          <table:table-cell office:value-type="string" table:style-name="ce12">
            <text:p>Great shearwater</text:p>
          </table:table-cell>
          <table:table-cell office:value-type="string" table:style-name="ce12">
            <text:p>Puffinus gravis</text:p>
          </table:table-cell>
          <table:table-cell office:value-type="float" office:value="0" table:style-name="ce14">
            <text:p>0</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formula="of:=[.D61]*(([.E61]+[.F61]+[.G61])/3)" table:style-name="ce15">
            <text:p>0,00</text:p>
          </table:table-cell>
          <table:table-cell office:value-type="float" office:value="0" table:formula="of:=([.J61]/MAX([.J:.J]))*10" table:style-name="ce15">
            <text:p>0,00</text:p>
          </table:table-cell>
          <table:table-cell office:value-type="float" office:value="1" table:formula="of:=[.H61]*[.I61]" table:style-name="ce14">
            <text:p>1</text:p>
          </table:table-cell>
          <table:table-cell office:value-type="float" office:value="0.5" table:formula="of:=([.L61]/MAX([.L:.L]))*10" table:style-name="ce15">
            <text:p>0,50</text:p>
          </table:table-cell>
          <table:table-cell office:value-type="float" office:value="0.25" table:formula="of:=AVERAGE([.M61];[.K61])" table:style-name="ce16">
            <text:p>0,25</text:p>
          </table:table-cell>
          <table:table-cell table:style-name="ce12"/>
          <table:table-cell table:number-columns-repeated="16369"/>
        </table:table-row>
        <table:table-row table:style-name="ro2">
          <table:table-cell office:value-type="string" table:style-name="ce12">
            <text:p>Pygargue à queue blanche</text:p>
          </table:table-cell>
          <table:table-cell office:value-type="string" table:style-name="ce12">
            <text:p>White-tailed eagle</text:p>
          </table:table-cell>
          <table:table-cell office:value-type="string" table:style-name="ce12">
            <text:p>Haliaeetus albicilla</text:p>
          </table:table-cell>
          <table:table-cell office:value-type="float" office:value="24" table:style-name="ce14">
            <text:p>24</text:p>
          </table:table-cell>
          <table:table-cell office:value-type="float" office:value="3" table:style-name="ce14">
            <text:p>3</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72" table:formula="of:=[.D62]*(([.E62]+[.F62]+[.G62])/3)" table:style-name="ce15">
            <text:p>72,00</text:p>
          </table:table-cell>
          <table:table-cell office:value-type="float" office:value="8.816326530612244" table:formula="of:=([.J62]/MAX([.J:.J]))*10" table:style-name="ce15">
            <text:p>8,82</text:p>
          </table:table-cell>
          <table:table-cell office:value-type="float" office:value="2" table:formula="of:=[.H62]*[.I62]" table:style-name="ce14">
            <text:p>2</text:p>
          </table:table-cell>
          <table:table-cell office:value-type="float" office:value="1" table:formula="of:=([.L62]/MAX([.L:.L]))*10" table:style-name="ce15">
            <text:p>1,00</text:p>
          </table:table-cell>
          <table:table-cell office:value-type="float" office:value="4.908163265306122" table:formula="of:=AVERAGE([.M62];[.K62])" table:style-name="ce16">
            <text:p>4,91</text:p>
          </table:table-cell>
          <table:table-cell table:style-name="ce12"/>
          <table:table-cell table:number-columns-repeated="16369"/>
        </table:table-row>
        <table:table-row table:style-name="ro2">
          <table:table-cell office:value-type="string" table:style-name="ce12">
            <text:p>Sterne arctique</text:p>
          </table:table-cell>
          <table:table-cell office:value-type="string" table:style-name="ce12">
            <text:p>Arctic tern</text:p>
          </table:table-cell>
          <table:table-cell office:value-type="string" table:style-name="ce12">
            <text:p>Sterna paradisaea</text:p>
          </table:table-cell>
          <table:table-cell office:value-type="float" office:value="5" table:style-name="ce14">
            <text:p>5</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11.666666666666668" table:formula="of:=[.D63]*(([.E63]+[.F63]+[.G63])/3)" table:style-name="ce15">
            <text:p>11,67</text:p>
          </table:table-cell>
          <table:table-cell office:value-type="float" office:value="1.4285714285714288" table:formula="of:=([.J63]/MAX([.J:.J]))*10" table:style-name="ce15">
            <text:p>1,43</text:p>
          </table:table-cell>
          <table:table-cell office:value-type="float" office:value="6" table:formula="of:=[.H63]*[.I63]" table:style-name="ce14">
            <text:p>6</text:p>
          </table:table-cell>
          <table:table-cell office:value-type="float" office:value="3" table:formula="of:=([.L63]/MAX([.L:.L]))*10" table:style-name="ce15">
            <text:p>3,00</text:p>
          </table:table-cell>
          <table:table-cell office:value-type="float" office:value="2.2142857142857144" table:formula="of:=AVERAGE([.M63];[.K63])" table:style-name="ce16">
            <text:p>2,21</text:p>
          </table:table-cell>
          <table:table-cell table:style-name="ce12"/>
          <table:table-cell table:number-columns-repeated="16369"/>
        </table:table-row>
        <table:table-row table:style-name="ro2">
          <table:table-cell office:value-type="string" table:style-name="ce12">
            <text:p>Sterne caugek</text:p>
          </table:table-cell>
          <table:table-cell office:value-type="string" table:style-name="ce12">
            <text:p>Sandwich tern</text:p>
          </table:table-cell>
          <table:table-cell office:value-type="string" table:style-name="ce12">
            <text:p>Sterna sandvicensi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23.333333333333336" table:formula="of:=[.D64]*(([.E64]+[.F64]+[.G64])/3)" table:style-name="ce15">
            <text:p>23,33</text:p>
          </table:table-cell>
          <table:table-cell office:value-type="float" office:value="2.8571428571428577" table:formula="of:=([.J64]/MAX([.J:.J]))*10" table:style-name="ce15">
            <text:p>2,86</text:p>
          </table:table-cell>
          <table:table-cell office:value-type="float" office:value="6" table:formula="of:=[.H64]*[.I64]" table:style-name="ce14">
            <text:p>6</text:p>
          </table:table-cell>
          <table:table-cell office:value-type="float" office:value="3" table:formula="of:=([.L64]/MAX([.L:.L]))*10" table:style-name="ce15">
            <text:p>3,00</text:p>
          </table:table-cell>
          <table:table-cell office:value-type="float" office:value="2.9285714285714288" table:formula="of:=AVERAGE([.M64];[.K64])" table:style-name="ce16">
            <text:p>2,93</text:p>
          </table:table-cell>
          <table:table-cell table:style-name="ce12"/>
          <table:table-cell table:number-columns-repeated="16369"/>
        </table:table-row>
        <table:table-row table:style-name="ro2">
          <table:table-cell office:value-type="string" table:style-name="ce12">
            <text:p>Sterne de Dougall</text:p>
          </table:table-cell>
          <table:table-cell office:value-type="string" table:style-name="ce12">
            <text:p>Roseate tern</text:p>
          </table:table-cell>
          <table:table-cell office:value-type="string" table:style-name="ce12">
            <text:p>Sterna dougallii</text:p>
          </table:table-cell>
          <table:table-cell office:value-type="float" office:value="8" table:style-name="ce14">
            <text:p>8</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18.666666666666668" table:formula="of:=[.D65]*(([.E65]+[.F65]+[.G65])/3)" table:style-name="ce15">
            <text:p>18,67</text:p>
          </table:table-cell>
          <table:table-cell office:value-type="float" office:value="2.2857142857142856" table:formula="of:=([.J65]/MAX([.J:.J]))*10" table:style-name="ce15">
            <text:p>2,29</text:p>
          </table:table-cell>
          <table:table-cell office:value-type="float" office:value="6" table:formula="of:=[.H65]*[.I65]" table:style-name="ce14">
            <text:p>6</text:p>
          </table:table-cell>
          <table:table-cell office:value-type="float" office:value="3" table:formula="of:=([.L65]/MAX([.L:.L]))*10" table:style-name="ce15">
            <text:p>3,00</text:p>
          </table:table-cell>
          <table:table-cell office:value-type="float" office:value="2.6428571428571428" table:formula="of:=AVERAGE([.M65];[.K65])" table:style-name="ce16">
            <text:p>2,64</text:p>
          </table:table-cell>
          <table:table-cell table:style-name="ce12"/>
          <table:table-cell table:number-columns-repeated="16369"/>
        </table:table-row>
        <table:table-row table:style-name="ro2">
          <table:table-cell office:value-type="string" table:style-name="ce12">
            <text:p>Sterne naine</text:p>
          </table:table-cell>
          <table:table-cell office:value-type="string" table:style-name="ce12">
            <text:p>Little tern</text:p>
          </table:table-cell>
          <table:table-cell office:value-type="string" table:style-name="ce12">
            <text:p>Sternula albifron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4" table:style-name="ce14">
            <text:p>4</text:p>
          </table:table-cell>
          <table:table-cell office:value-type="float" office:value="23.333333333333336" table:formula="of:=[.D66]*(([.E66]+[.F66]+[.G66])/3)" table:style-name="ce15">
            <text:p>23,33</text:p>
          </table:table-cell>
          <table:table-cell office:value-type="float" office:value="2.8571428571428577" table:formula="of:=([.J66]/MAX([.J:.J]))*10" table:style-name="ce15">
            <text:p>2,86</text:p>
          </table:table-cell>
          <table:table-cell office:value-type="float" office:value="8" table:formula="of:=[.H66]*[.I66]" table:style-name="ce14">
            <text:p>8</text:p>
          </table:table-cell>
          <table:table-cell office:value-type="float" office:value="4" table:formula="of:=([.L66]/MAX([.L:.L]))*10" table:style-name="ce15">
            <text:p>4,00</text:p>
          </table:table-cell>
          <table:table-cell office:value-type="float" office:value="3.4285714285714288" table:formula="of:=AVERAGE([.M66];[.K66])" table:style-name="ce16">
            <text:p>3,43</text:p>
          </table:table-cell>
          <table:table-cell table:style-name="ce12"/>
          <table:table-cell table:number-columns-repeated="16369"/>
        </table:table-row>
        <table:table-row table:style-name="ro2">
          <table:table-cell office:value-type="string" table:style-name="ce12">
            <text:p>Sterne pierregarin</text:p>
          </table:table-cell>
          <table:table-cell office:value-type="string" table:style-name="ce12">
            <text:p>Common tern</text:p>
          </table:table-cell>
          <table:table-cell office:value-type="string" table:style-name="ce12">
            <text:p>Sterna hirundo</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23.333333333333336" table:formula="of:=[.D67]*(([.E67]+[.F67]+[.G67])/3)" table:style-name="ce15">
            <text:p>23,33</text:p>
          </table:table-cell>
          <table:table-cell office:value-type="float" office:value="2.8571428571428577" table:formula="of:=([.J67]/MAX([.J:.J]))*10" table:style-name="ce15">
            <text:p>2,86</text:p>
          </table:table-cell>
          <table:table-cell office:value-type="float" office:value="6" table:formula="of:=[.H67]*[.I67]" table:style-name="ce14">
            <text:p>6</text:p>
          </table:table-cell>
          <table:table-cell office:value-type="float" office:value="3" table:formula="of:=([.L67]/MAX([.L:.L]))*10" table:style-name="ce15">
            <text:p>3,00</text:p>
          </table:table-cell>
          <table:table-cell office:value-type="float" office:value="2.9285714285714288" table:formula="of:=AVERAGE([.M67];[.K67])" table:style-name="ce16">
            <text:p>2,93</text:p>
          </table:table-cell>
          <table:table-cell table:style-name="ce12"/>
          <table:table-cell table:number-columns-repeated="16369"/>
        </table:table-row>
        <table:table-row table:style-name="ro2">
          <table:table-cell office:value-type="string" table:style-name="ce12">
            <text:p>Sternes (arctique, pierregarin, naine, caugek)</text:p>
          </table:table-cell>
          <table:table-cell table:number-columns-repeated="12" table:style-name="ce12"/>
          <table:table-cell office:value-type="string" table:style-name="ce12">
            <text:p>3,43 (naine)</text:p>
          </table:table-cell>
          <table:table-cell table:style-name="ce12"/>
          <table:table-cell table:number-columns-repeated="16369"/>
        </table:table-row>
        <table:table-row table:style-name="ro2">
          <table:table-cell table:number-columns-repeated="15" table:style-name="ce12"/>
          <table:table-cell table:number-columns-repeated="16369"/>
        </table:table-row>
        <table:table-row table:number-rows-repeated="1048507" table:style-name="ro3">
          <table:table-cell table:number-columns-repeated="16384"/>
        </table:table-row>
      </table:table>
      <table:table table:name="Niveaux_de_Responsabilité" table:style-name="ta1">
        <table:table-column table:style-name="co11" table:default-cell-style-name="ce17"/>
        <table:table-column table:style-name="co12" table:default-cell-style-name="ce17"/>
        <table:table-column table:style-name="co13" table:default-cell-style-name="ce17"/>
        <table:table-column table:style-name="co14" table:number-columns-repeated="2" table:default-cell-style-name="ce6"/>
        <table:table-column table:style-name="co7" table:number-columns-repeated="1018" table:default-cell-style-name="ce17"/>
        <table:table-column table:style-name="co8" table:default-cell-style-name="ce17"/>
        <table:table-column table:style-name="co9" table:number-columns-repeated="15360" table:default-cell-style-name="ce1"/>
        <table:table-row table:style-name="ro8">
          <table:table-cell office:value-type="string" table:style-name="ce6">
            <text:p>Espèces (nom français)</text:p>
          </table:table-cell>
          <table:table-cell office:value-type="string" table:style-name="ce6">
            <text:p>Espèces (nom anglais)</text:p>
          </table:table-cell>
          <table:table-cell office:value-type="string" table:style-name="ce6">
            <text:p>Nom Scientifique</text:p>
          </table:table-cell>
          <table:table-cell office:value-type="string" table:style-name="ce10">
            <text:p>Niveaux de responsabilité (Hiver)</text:p>
          </table:table-cell>
          <table:table-cell office:value-type="string" table:style-name="ce10">
            <text:p>Niveaux de responsabilité (Été)</text:p>
          </table:table-cell>
          <table:table-cell table:number-columns-repeated="16379" table:style-name="ce6"/>
        </table:table-row>
        <table:table-row table:style-name="ro2">
          <table:table-cell office:value-type="string" table:style-name="ce17">
            <text:p>Aigrette garzette</text:p>
          </table:table-cell>
          <table:table-cell office:value-type="string" table:style-name="ce17">
            <text:p>Little Egret</text:p>
          </table:table-cell>
          <table:table-cell office:value-type="string" table:style-name="ce17">
            <text:p>Egretta garzetta</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Alcidés (guillemots, macareux, torda)</text:p>
          </table:table-cell>
          <table:table-cell table:number-columns-repeated="2" table:style-name="ce17"/>
          <table:table-cell office:value-type="float" office:value="5.3" table:style-name="ce18">
            <text:p>5,3</text:p>
          </table:table-cell>
          <table:table-cell office:value-type="float" office:value="4.8" table:style-name="ce18">
            <text:p>4,8</text:p>
          </table:table-cell>
          <table:table-cell table:number-columns-repeated="16379"/>
        </table:table-row>
        <table:table-row table:style-name="ro2">
          <table:table-cell office:value-type="string" table:style-name="ce17">
            <text:p>Avocette élégante</text:p>
          </table:table-cell>
          <table:table-cell office:value-type="string" table:style-name="ce17">
            <text:p>Pied Avocet</text:p>
          </table:table-cell>
          <table:table-cell office:value-type="string" table:style-name="ce17">
            <text:p>Recurvirostra avosetta</text:p>
          </table:table-cell>
          <table:table-cell office:value-type="float" office:value="2.2999999999999998" table:style-name="ce6">
            <text:p>2,3</text:p>
          </table:table-cell>
          <table:table-cell table:style-name="ce6"/>
          <table:table-cell table:number-columns-repeated="16379"/>
        </table:table-row>
        <table:table-row table:style-name="ro2">
          <table:table-cell office:value-type="string" table:style-name="ce17">
            <text:p>Barge à queue noire</text:p>
          </table:table-cell>
          <table:table-cell office:value-type="string" table:style-name="ce17">
            <text:p>Black-tailed Godwit</text:p>
          </table:table-cell>
          <table:table-cell office:value-type="string" table:style-name="ce17">
            <text:p>Limosa limosa</text:p>
          </table:table-cell>
          <table:table-cell office:value-type="float" office:value="5" table:style-name="ce6">
            <text:p>5</text:p>
          </table:table-cell>
          <table:table-cell table:style-name="ce6"/>
          <table:table-cell table:number-columns-repeated="16379"/>
        </table:table-row>
        <table:table-row table:style-name="ro2">
          <table:table-cell office:value-type="string" table:style-name="ce17">
            <text:p>Barge rousse</text:p>
          </table:table-cell>
          <table:table-cell office:value-type="string" table:style-name="ce17">
            <text:p>Bar-tailed Godwit</text:p>
          </table:table-cell>
          <table:table-cell office:value-type="string" table:style-name="ce17">
            <text:p>Limosa lapponica</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Bécasseau cocorli</text:p>
          </table:table-cell>
          <table:table-cell office:value-type="string" table:style-name="ce17">
            <text:p>Curlew Sandpiper</text:p>
          </table:table-cell>
          <table:table-cell office:value-type="string" table:style-name="ce17">
            <text:p>Calidris ferruginea</text:p>
          </table:table-cell>
          <table:table-cell table:number-columns-repeated="2" table:style-name="ce6"/>
          <table:table-cell table:number-columns-repeated="16379"/>
        </table:table-row>
        <table:table-row table:style-name="ro2">
          <table:table-cell office:value-type="string" table:style-name="ce17">
            <text:p>Bécasseau maubèche</text:p>
          </table:table-cell>
          <table:table-cell office:value-type="string" table:style-name="ce17">
            <text:p>Red Knot</text:p>
          </table:table-cell>
          <table:table-cell office:value-type="string" table:style-name="ce17">
            <text:p>Calidris canutus</text:p>
          </table:table-cell>
          <table:table-cell office:value-type="float" office:value="2.2999999999999998" table:style-name="ce6">
            <text:p>2,3</text:p>
          </table:table-cell>
          <table:table-cell table:style-name="ce6"/>
          <table:table-cell table:number-columns-repeated="16379"/>
        </table:table-row>
        <table:table-row table:style-name="ro2">
          <table:table-cell office:value-type="string" table:style-name="ce17">
            <text:p>Bécasseau minute</text:p>
          </table:table-cell>
          <table:table-cell office:value-type="string" table:style-name="ce17">
            <text:p>Little Stint</text:p>
          </table:table-cell>
          <table:table-cell office:value-type="string" table:style-name="ce17">
            <text:p>Calidris minuta</text:p>
          </table:table-cell>
          <table:table-cell table:number-columns-repeated="2" table:style-name="ce6"/>
          <table:table-cell table:number-columns-repeated="16379"/>
        </table:table-row>
        <table:table-row table:style-name="ro2">
          <table:table-cell office:value-type="string" table:style-name="ce17">
            <text:p>Bécasseau sanderling</text:p>
          </table:table-cell>
          <table:table-cell office:value-type="string" table:style-name="ce17">
            <text:p>Sanderling</text:p>
          </table:table-cell>
          <table:table-cell office:value-type="string" table:style-name="ce17">
            <text:p>Calidris alba</text:p>
          </table:table-cell>
          <table:table-cell office:value-type="float" office:value="2.5" table:style-name="ce6">
            <text:p>2,5</text:p>
          </table:table-cell>
          <table:table-cell table:style-name="ce6"/>
          <table:table-cell table:number-columns-repeated="16379"/>
        </table:table-row>
        <table:table-row table:style-name="ro2">
          <table:table-cell office:value-type="string" table:style-name="ce17">
            <text:p>Bécasseau variable</text:p>
          </table:table-cell>
          <table:table-cell office:value-type="string" table:style-name="ce17">
            <text:p>Dunlin</text:p>
          </table:table-cell>
          <table:table-cell office:value-type="string" table:style-name="ce17">
            <text:p>Calidris alpina</text:p>
          </table:table-cell>
          <table:table-cell office:value-type="float" office:value="2.8" table:style-name="ce6">
            <text:p>2,8</text:p>
          </table:table-cell>
          <table:table-cell table:style-name="ce6"/>
          <table:table-cell table:number-columns-repeated="16379"/>
        </table:table-row>
        <table:table-row table:style-name="ro2">
          <table:table-cell office:value-type="string" table:style-name="ce17">
            <text:p>Bécasseau violet</text:p>
          </table:table-cell>
          <table:table-cell office:value-type="string" table:style-name="ce17">
            <text:p>Purple Sandpiper</text:p>
          </table:table-cell>
          <table:table-cell office:value-type="string" table:style-name="ce17">
            <text:p>Calidris maritima</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Bernache cravant</text:p>
          </table:table-cell>
          <table:table-cell office:value-type="string" table:style-name="ce17">
            <text:p>Brent Goose</text:p>
          </table:table-cell>
          <table:table-cell office:value-type="string" table:style-name="ce17">
            <text:p>Branta bernicla</text:p>
          </table:table-cell>
          <table:table-cell office:value-type="float" office:value="3" table:style-name="ce6">
            <text:p>3</text:p>
          </table:table-cell>
          <table:table-cell table:style-name="ce6"/>
          <table:table-cell table:number-columns-repeated="16379"/>
        </table:table-row>
        <table:table-row table:style-name="ro2">
          <table:table-cell office:value-type="string" table:style-name="ce17">
            <text:p>Bernache cravant à ventre clair</text:p>
          </table:table-cell>
          <table:table-cell office:value-type="string" table:style-name="ce17">
            <text:p>Brent Goose</text:p>
          </table:table-cell>
          <table:table-cell office:value-type="string" table:style-name="ce17">
            <text:p>Branta bernicla hrota</text:p>
          </table:table-cell>
          <table:table-cell office:value-type="float" office:value="5.3" table:style-name="ce6">
            <text:p>5,3</text:p>
          </table:table-cell>
          <table:table-cell table:style-name="ce6"/>
          <table:table-cell table:number-columns-repeated="16379"/>
        </table:table-row>
        <table:table-row table:style-name="ro2">
          <table:table-cell office:value-type="string" table:style-name="ce17">
            <text:p>Bernache du Canada</text:p>
          </table:table-cell>
          <table:table-cell office:value-type="string" table:style-name="ce17">
            <text:p>Canada Goose</text:p>
          </table:table-cell>
          <table:table-cell office:value-type="string" table:style-name="ce17">
            <text:p>Branta canadensis</text:p>
          </table:table-cell>
          <table:table-cell office:value-type="float" office:value="1.8" table:style-name="ce6">
            <text:p>1,8</text:p>
          </table:table-cell>
          <table:table-cell table:style-name="ce6"/>
          <table:table-cell table:number-columns-repeated="16379"/>
        </table:table-row>
        <table:table-row table:style-name="ro2">
          <table:table-cell office:value-type="string" table:style-name="ce17">
            <text:p>Bernache nonnette</text:p>
          </table:table-cell>
          <table:table-cell office:value-type="string" table:style-name="ce17">
            <text:p>Barnacle Goose</text:p>
          </table:table-cell>
          <table:table-cell office:value-type="string" table:style-name="ce17">
            <text:p>Branta leucopsis</text:p>
          </table:table-cell>
          <table:table-cell office:value-type="float" office:value="2.5" table:style-name="ce6">
            <text:p>2,5</text:p>
          </table:table-cell>
          <table:table-cell table:style-name="ce6"/>
          <table:table-cell table:number-columns-repeated="16379"/>
        </table:table-row>
        <table:table-row table:style-name="ro2">
          <table:table-cell office:value-type="string" table:style-name="ce17">
            <text:p>Canard chipeau</text:p>
          </table:table-cell>
          <table:table-cell office:value-type="string" table:style-name="ce17">
            <text:p>Gadwall</text:p>
          </table:table-cell>
          <table:table-cell office:value-type="string" table:style-name="ce17">
            <text:p>Mareca strepera</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Canard colvert</text:p>
          </table:table-cell>
          <table:table-cell office:value-type="string" table:style-name="ce17">
            <text:p>Mallard</text:p>
          </table:table-cell>
          <table:table-cell office:value-type="string" table:style-name="ce17">
            <text:p>Anas platyrhynchos</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Canard pilet</text:p>
          </table:table-cell>
          <table:table-cell office:value-type="string" table:style-name="ce17">
            <text:p>Northern Pintail</text:p>
          </table:table-cell>
          <table:table-cell office:value-type="string" table:style-name="ce17">
            <text:p>Anas acuta</text:p>
          </table:table-cell>
          <table:table-cell office:value-type="float" office:value="2.2999999999999998" table:style-name="ce6">
            <text:p>2,3</text:p>
          </table:table-cell>
          <table:table-cell table:style-name="ce6"/>
          <table:table-cell table:number-columns-repeated="16379"/>
        </table:table-row>
        <table:table-row table:style-name="ro2">
          <table:table-cell office:value-type="string" table:style-name="ce17">
            <text:p>Canard siffleur</text:p>
          </table:table-cell>
          <table:table-cell office:value-type="string" table:style-name="ce17">
            <text:p>Eurasian Wigeon</text:p>
          </table:table-cell>
          <table:table-cell office:value-type="string" table:style-name="ce17">
            <text:p>Mareca penelope</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Canard souchet</text:p>
          </table:table-cell>
          <table:table-cell office:value-type="string" table:style-name="ce17">
            <text:p>Northern Shoveler</text:p>
          </table:table-cell>
          <table:table-cell office:value-type="string" table:style-name="ce17">
            <text:p>Spatula clypeata</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Chevalier aboyeur</text:p>
          </table:table-cell>
          <table:table-cell office:value-type="string" table:style-name="ce17">
            <text:p>Common Greenshank</text:p>
          </table:table-cell>
          <table:table-cell office:value-type="string" table:style-name="ce17">
            <text:p>Tringa nebularia</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Chevalier arlequin</text:p>
          </table:table-cell>
          <table:table-cell office:value-type="string" table:style-name="ce17">
            <text:p>Spotted Redshank</text:p>
          </table:table-cell>
          <table:table-cell office:value-type="string" table:style-name="ce17">
            <text:p>Tringa erythropus</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Chevalier culblanc</text:p>
          </table:table-cell>
          <table:table-cell office:value-type="string" table:style-name="ce17">
            <text:p>Green Sandpiper</text:p>
          </table:table-cell>
          <table:table-cell office:value-type="string" table:style-name="ce17">
            <text:p>Tringa ochropus</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Chevalier gambette</text:p>
          </table:table-cell>
          <table:table-cell office:value-type="string" table:style-name="ce17">
            <text:p>Common Redshank</text:p>
          </table:table-cell>
          <table:table-cell office:value-type="string" table:style-name="ce17">
            <text:p>Tringa totanus</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Chevalier guignette</text:p>
          </table:table-cell>
          <table:table-cell office:value-type="string" table:style-name="ce17">
            <text:p>Common Sandpiper</text:p>
          </table:table-cell>
          <table:table-cell office:value-type="string" table:style-name="ce17">
            <text:p>Actitis hypoleucos</text:p>
          </table:table-cell>
          <table:table-cell table:number-columns-repeated="2" table:style-name="ce6"/>
          <table:table-cell table:number-columns-repeated="16379"/>
        </table:table-row>
        <table:table-row table:style-name="ro2">
          <table:table-cell office:value-type="string" table:style-name="ce17">
            <text:p>Chevalier sylvain</text:p>
          </table:table-cell>
          <table:table-cell office:value-type="string" table:style-name="ce17">
            <text:p>Wood Sandpiper</text:p>
          </table:table-cell>
          <table:table-cell office:value-type="string" table:style-name="ce17">
            <text:p>Tringa glareola</text:p>
          </table:table-cell>
          <table:table-cell table:number-columns-repeated="2" table:style-name="ce6"/>
          <table:table-cell table:number-columns-repeated="16379"/>
        </table:table-row>
        <table:table-row table:style-name="ro2">
          <table:table-cell office:value-type="string" table:style-name="ce17">
            <text:p>Combattant varié</text:p>
          </table:table-cell>
          <table:table-cell office:value-type="string" table:style-name="ce17">
            <text:p>Ruff</text:p>
          </table:table-cell>
          <table:table-cell office:value-type="string" table:style-name="ce17">
            <text:p>Calidris pugnax</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Cormoran huppé (sous espèces atlantique)</text:p>
          </table:table-cell>
          <table:table-cell office:value-type="string" table:style-name="ce17">
            <text:p>European Shag</text:p>
          </table:table-cell>
          <table:table-cell office:value-type="string" table:style-name="ce17">
            <text:p>Phalacrocorax aristotelis</text:p>
          </table:table-cell>
          <table:table-cell office:value-type="float" office:value="1.8" table:style-name="ce6">
            <text:p>1,8</text:p>
          </table:table-cell>
          <table:table-cell table:style-name="ce6"/>
          <table:table-cell table:number-columns-repeated="16379"/>
        </table:table-row>
        <table:table-row table:style-name="ro2">
          <table:table-cell office:value-type="string" table:style-name="ce17">
            <text:p>Cormoran huppé (sous espèces méditerranée)</text:p>
          </table:table-cell>
          <table:table-cell office:value-type="string" table:style-name="ce17">
            <text:p>European Shag</text:p>
          </table:table-cell>
          <table:table-cell office:value-type="string" table:style-name="ce17">
            <text:p>Phalacrocorax aristotelis desmarestii</text:p>
          </table:table-cell>
          <table:table-cell table:number-columns-repeated="2" table:style-name="ce6"/>
          <table:table-cell table:number-columns-repeated="16379"/>
        </table:table-row>
        <table:table-row table:style-name="ro2">
          <table:table-cell office:value-type="string" table:style-name="ce17">
            <text:p>Cormorans (Atlantique, grands et huppés)</text:p>
          </table:table-cell>
          <table:table-cell table:number-columns-repeated="2" table:style-name="ce17"/>
          <table:table-cell office:value-type="float" office:value="1.8" table:style-name="ce18">
            <text:p>1,8</text:p>
          </table:table-cell>
          <table:table-cell office:value-type="float" office:value="4" table:style-name="ce18">
            <text:p>4</text:p>
          </table:table-cell>
          <table:table-cell table:number-columns-repeated="16379"/>
        </table:table-row>
        <table:table-row table:style-name="ro2">
          <table:table-cell office:value-type="string" table:style-name="ce17">
            <text:p>Courlis cendré</text:p>
          </table:table-cell>
          <table:table-cell office:value-type="string" table:style-name="ce17">
            <text:p>Eurasian Curlew</text:p>
          </table:table-cell>
          <table:table-cell office:value-type="string" table:style-name="ce17">
            <text:p>Numenius arquata</text:p>
          </table:table-cell>
          <table:table-cell office:value-type="float" office:value="3.8" table:style-name="ce6">
            <text:p>3,8</text:p>
          </table:table-cell>
          <table:table-cell table:style-name="ce6"/>
          <table:table-cell table:number-columns-repeated="16379"/>
        </table:table-row>
        <table:table-row table:style-name="ro2">
          <table:table-cell office:value-type="string" table:style-name="ce17">
            <text:p>Courlis corlieu</text:p>
          </table:table-cell>
          <table:table-cell office:value-type="string" table:style-name="ce17">
            <text:p>Whimbrel</text:p>
          </table:table-cell>
          <table:table-cell office:value-type="string" table:style-name="ce17">
            <text:p>Numenius phaeopus</text:p>
          </table:table-cell>
          <table:table-cell table:number-columns-repeated="2" table:style-name="ce6"/>
          <table:table-cell table:number-columns-repeated="16379"/>
        </table:table-row>
        <table:table-row table:style-name="ro2">
          <table:table-cell office:value-type="string" table:style-name="ce17">
            <text:p>Cygne chanteur</text:p>
          </table:table-cell>
          <table:table-cell office:value-type="string" table:style-name="ce17">
            <text:p>Whooper Swan</text:p>
          </table:table-cell>
          <table:table-cell office:value-type="string" table:style-name="ce17">
            <text:p>Cygnus cygnus</text:p>
          </table:table-cell>
          <table:table-cell table:number-columns-repeated="2" table:style-name="ce6"/>
          <table:table-cell table:number-columns-repeated="16379"/>
        </table:table-row>
        <table:table-row table:style-name="ro2">
          <table:table-cell office:value-type="string" table:style-name="ce17">
            <text:p>Cygne de Bewick</text:p>
          </table:table-cell>
          <table:table-cell office:value-type="string" table:style-name="ce17">
            <text:p>Tundra Swan</text:p>
          </table:table-cell>
          <table:table-cell office:value-type="string" table:style-name="ce17">
            <text:p>Cygnus columbianus</text:p>
          </table:table-cell>
          <table:table-cell office:value-type="float" office:value="4.3" table:style-name="ce6">
            <text:p>4,3</text:p>
          </table:table-cell>
          <table:table-cell table:style-name="ce6"/>
          <table:table-cell table:number-columns-repeated="16379"/>
        </table:table-row>
        <table:table-row table:style-name="ro2">
          <table:table-cell office:value-type="string" table:style-name="ce17">
            <text:p>Cygne tuberculé</text:p>
          </table:table-cell>
          <table:table-cell office:value-type="string" table:style-name="ce17">
            <text:p>Mute Swan</text:p>
          </table:table-cell>
          <table:table-cell office:value-type="string" table:style-name="ce17">
            <text:p>Cygnus olor</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Echasse blanche</text:p>
          </table:table-cell>
          <table:table-cell office:value-type="string" table:style-name="ce17">
            <text:p>Black-winged Stilt</text:p>
          </table:table-cell>
          <table:table-cell office:value-type="string" table:style-name="ce17">
            <text:p>Himantopus himantopus</text:p>
          </table:table-cell>
          <table:table-cell table:number-columns-repeated="2" table:style-name="ce6"/>
          <table:table-cell table:number-columns-repeated="16379"/>
        </table:table-row>
        <table:table-row table:style-name="ro2">
          <table:table-cell office:value-type="string" table:style-name="ce17">
            <text:p>Eider à duvet</text:p>
          </table:table-cell>
          <table:table-cell office:value-type="string" table:style-name="ce17">
            <text:p>Common Eider</text:p>
          </table:table-cell>
          <table:table-cell office:value-type="string" table:style-name="ce17">
            <text:p>Somateria mollissima</text:p>
          </table:table-cell>
          <table:table-cell office:value-type="float" office:value="5" table:style-name="ce6">
            <text:p>5</text:p>
          </table:table-cell>
          <table:table-cell table:style-name="ce6"/>
          <table:table-cell table:number-columns-repeated="16379"/>
        </table:table-row>
        <table:table-row table:style-name="ro2">
          <table:table-cell office:value-type="string" table:style-name="ce17">
            <text:p>Fou de Bassan</text:p>
          </table:table-cell>
          <table:table-cell office:value-type="string" table:style-name="ce17">
            <text:p>Northern Gannet</text:p>
          </table:table-cell>
          <table:table-cell office:value-type="string" table:style-name="ce17">
            <text:p>Morus bassanus</text:p>
          </table:table-cell>
          <table:table-cell office:value-type="float" office:value="2.5" table:style-name="ce6">
            <text:p>2,5</text:p>
          </table:table-cell>
          <table:table-cell office:value-type="float" office:value="1.5" table:style-name="ce6">
            <text:p>1,5</text:p>
          </table:table-cell>
          <table:table-cell table:number-columns-repeated="16379"/>
        </table:table-row>
        <table:table-row table:style-name="ro2">
          <table:table-cell office:value-type="string" table:style-name="ce17">
            <text:p>Fuligule milouin</text:p>
          </table:table-cell>
          <table:table-cell office:value-type="string" table:style-name="ce17">
            <text:p>Common Pochard</text:p>
          </table:table-cell>
          <table:table-cell office:value-type="string" table:style-name="ce17">
            <text:p>Aythya ferina</text:p>
          </table:table-cell>
          <table:table-cell office:value-type="float" office:value="3" table:style-name="ce6">
            <text:p>3</text:p>
          </table:table-cell>
          <table:table-cell table:style-name="ce6"/>
          <table:table-cell table:number-columns-repeated="16379"/>
        </table:table-row>
        <table:table-row table:style-name="ro2">
          <table:table-cell office:value-type="string" table:style-name="ce17">
            <text:p>Fuligule milouinan</text:p>
          </table:table-cell>
          <table:table-cell office:value-type="string" table:style-name="ce17">
            <text:p>Greater Scaup</text:p>
          </table:table-cell>
          <table:table-cell office:value-type="string" table:style-name="ce17">
            <text:p>Aythya marila</text:p>
          </table:table-cell>
          <table:table-cell office:value-type="float" office:value="4.5" table:style-name="ce6">
            <text:p>4,5</text:p>
          </table:table-cell>
          <table:table-cell table:style-name="ce6"/>
          <table:table-cell table:number-columns-repeated="16379"/>
        </table:table-row>
        <table:table-row table:style-name="ro2">
          <table:table-cell office:value-type="string" table:style-name="ce17">
            <text:p>Fuligule morillon</text:p>
          </table:table-cell>
          <table:table-cell office:value-type="string" table:style-name="ce17">
            <text:p>Tufted Duck</text:p>
          </table:table-cell>
          <table:table-cell office:value-type="string" table:style-name="ce17">
            <text:p>Aythya fuligula</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Fuligule nyroca</text:p>
          </table:table-cell>
          <table:table-cell office:value-type="string" table:style-name="ce17">
            <text:p>Ferruginous Duck</text:p>
          </table:table-cell>
          <table:table-cell office:value-type="string" table:style-name="ce17">
            <text:p>Aythya nyroca</text:p>
          </table:table-cell>
          <table:table-cell table:number-columns-repeated="2" table:style-name="ce6"/>
          <table:table-cell table:number-columns-repeated="16379"/>
        </table:table-row>
        <table:table-row table:style-name="ro2">
          <table:table-cell office:value-type="string" table:style-name="ce17">
            <text:p>Fulmar boréal</text:p>
          </table:table-cell>
          <table:table-cell office:value-type="string" table:style-name="ce17">
            <text:p>Northern Fulmar</text:p>
          </table:table-cell>
          <table:table-cell office:value-type="string" table:style-name="ce17">
            <text:p>Fulmarus glacialis</text:p>
          </table:table-cell>
          <table:table-cell office:value-type="float" office:value="5" table:style-name="ce6">
            <text:p>5</text:p>
          </table:table-cell>
          <table:table-cell office:value-type="float" office:value="4.5" table:style-name="ce6">
            <text:p>4,5</text:p>
          </table:table-cell>
          <table:table-cell table:number-columns-repeated="16379"/>
        </table:table-row>
        <table:table-row table:style-name="ro2">
          <table:table-cell office:value-type="string" table:style-name="ce17">
            <text:p>Garrot à œil d'or</text:p>
          </table:table-cell>
          <table:table-cell office:value-type="string" table:style-name="ce17">
            <text:p>Common Goldeneye</text:p>
          </table:table-cell>
          <table:table-cell office:value-type="string" table:style-name="ce17">
            <text:p>Bucephala clangula</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Goéland à bec cerclé</text:p>
          </table:table-cell>
          <table:table-cell table:style-name="ce17"/>
          <table:table-cell office:value-type="string" table:style-name="ce17">
            <text:p>Larus delawarensis</text:p>
          </table:table-cell>
          <table:table-cell table:number-columns-repeated="2" table:style-name="ce6"/>
          <table:table-cell table:number-columns-repeated="16379"/>
        </table:table-row>
        <table:table-row table:style-name="ro2">
          <table:table-cell office:value-type="string" table:style-name="ce17">
            <text:p>Goéland argenté</text:p>
          </table:table-cell>
          <table:table-cell office:value-type="string" table:style-name="ce17">
            <text:p>Herring Gull</text:p>
          </table:table-cell>
          <table:table-cell office:value-type="string" table:style-name="ce17">
            <text:p>Larus argentatus</text:p>
          </table:table-cell>
          <table:table-cell office:value-type="float" office:value="3.3" table:style-name="ce6">
            <text:p>3,3</text:p>
          </table:table-cell>
          <table:table-cell table:style-name="ce6"/>
          <table:table-cell table:number-columns-repeated="16379"/>
        </table:table-row>
        <table:table-row table:style-name="ro2">
          <table:table-cell office:value-type="string" table:style-name="ce17">
            <text:p>Goéland bourgmestre</text:p>
          </table:table-cell>
          <table:table-cell table:style-name="ce17"/>
          <table:table-cell office:value-type="string" table:style-name="ce17">
            <text:p>Larus hyperboreus</text:p>
          </table:table-cell>
          <table:table-cell table:number-columns-repeated="2" table:style-name="ce6"/>
          <table:table-cell table:number-columns-repeated="16379"/>
        </table:table-row>
        <table:table-row table:style-name="ro2">
          <table:table-cell office:value-type="string" table:style-name="ce17">
            <text:p>Goéland brun</text:p>
          </table:table-cell>
          <table:table-cell office:value-type="string" table:style-name="ce17">
            <text:p>Lesser Black-backed Gull</text:p>
          </table:table-cell>
          <table:table-cell office:value-type="string" table:style-name="ce17">
            <text:p>Larus fuscus</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Goéland cendré</text:p>
          </table:table-cell>
          <table:table-cell office:value-type="string" table:style-name="ce17">
            <text:p>Mew Gull</text:p>
          </table:table-cell>
          <table:table-cell office:value-type="string" table:style-name="ce17">
            <text:p>Larus canus</text:p>
          </table:table-cell>
          <table:table-cell office:value-type="float" office:value="2.2999999999999998" table:style-name="ce6">
            <text:p>2,3</text:p>
          </table:table-cell>
          <table:table-cell table:style-name="ce6"/>
          <table:table-cell table:number-columns-repeated="16379"/>
        </table:table-row>
        <table:table-row table:style-name="ro2">
          <table:table-cell office:value-type="string" table:style-name="ce17">
            <text:p>Goéland d’Audouin</text:p>
          </table:table-cell>
          <table:table-cell office:value-type="string" table:style-name="ce17">
            <text:p>Audouin's Gull</text:p>
          </table:table-cell>
          <table:table-cell office:value-type="string" table:style-name="ce17">
            <text:p>Larus audouinii</text:p>
          </table:table-cell>
          <table:table-cell table:number-columns-repeated="2" table:style-name="ce6"/>
          <table:table-cell table:number-columns-repeated="16379"/>
        </table:table-row>
        <table:table-row table:style-name="ro2">
          <table:table-cell office:value-type="string" table:style-name="ce17">
            <text:p>Goéland leucophée</text:p>
          </table:table-cell>
          <table:table-cell office:value-type="string" table:style-name="ce17">
            <text:p>Yellow-legged Gull</text:p>
          </table:table-cell>
          <table:table-cell office:value-type="string" table:style-name="ce17">
            <text:p>Larus michahellis</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Goéland marin</text:p>
          </table:table-cell>
          <table:table-cell office:value-type="string" table:style-name="ce17">
            <text:p>Great Black-backed Gull</text:p>
          </table:table-cell>
          <table:table-cell office:value-type="string" table:style-name="ce17">
            <text:p>Larus marinus</text:p>
          </table:table-cell>
          <table:table-cell office:value-type="float" office:value="2.5" table:style-name="ce6">
            <text:p>2,5</text:p>
          </table:table-cell>
          <table:table-cell table:style-name="ce6"/>
          <table:table-cell table:number-columns-repeated="16379"/>
        </table:table-row>
        <table:table-row table:style-name="ro2">
          <table:table-cell office:value-type="string" table:style-name="ce17">
            <text:p>Goéland pontique</text:p>
          </table:table-cell>
          <table:table-cell table:style-name="ce17"/>
          <table:table-cell office:value-type="string" table:style-name="ce17">
            <text:p>Larus cachinnans</text:p>
          </table:table-cell>
          <table:table-cell office:value-type="float" office:value="1.3" table:style-name="ce6">
            <text:p>1,3</text:p>
          </table:table-cell>
          <table:table-cell table:style-name="ce6"/>
          <table:table-cell table:number-columns-repeated="16379"/>
        </table:table-row>
        <table:table-row table:style-name="ro2">
          <table:table-cell office:value-type="string" table:style-name="ce17">
            <text:p>Goéland railleur</text:p>
          </table:table-cell>
          <table:table-cell office:value-type="string" table:style-name="ce17">
            <text:p>Slender-billed Gull</text:p>
          </table:table-cell>
          <table:table-cell office:value-type="string" table:style-name="ce17">
            <text:p>Larus genei</text:p>
          </table:table-cell>
          <table:table-cell table:number-columns-repeated="2" table:style-name="ce6"/>
          <table:table-cell table:number-columns-repeated="16379"/>
        </table:table-row>
        <table:table-row table:style-name="ro2">
          <table:table-cell office:value-type="string" table:style-name="ce17">
            <text:p>Grand cormoran (côtiers)</text:p>
          </table:table-cell>
          <table:table-cell office:value-type="string" table:style-name="ce17">
            <text:p>Great Cormorant</text:p>
          </table:table-cell>
          <table:table-cell office:value-type="string" table:style-name="ce17">
            <text:p>Phalacrocorax carbo</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Grand Gravelot</text:p>
          </table:table-cell>
          <table:table-cell office:value-type="string" table:style-name="ce17">
            <text:p>Common Ringed Plover</text:p>
          </table:table-cell>
          <table:table-cell office:value-type="string" table:style-name="ce17">
            <text:p>Charadrius hiaticula</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Grand Labbe</text:p>
          </table:table-cell>
          <table:table-cell office:value-type="string" table:style-name="ce17">
            <text:p>Great Skua</text:p>
          </table:table-cell>
          <table:table-cell office:value-type="string" table:style-name="ce17">
            <text:p>Catharacta skua</text:p>
          </table:table-cell>
          <table:table-cell office:value-type="float" office:value="1.8" table:style-name="ce6">
            <text:p>1,8</text:p>
          </table:table-cell>
          <table:table-cell office:value-type="float" office:value="1.3" table:style-name="ce6">
            <text:p>1,3</text:p>
          </table:table-cell>
          <table:table-cell table:number-columns-repeated="16379"/>
        </table:table-row>
        <table:table-row table:style-name="ro2">
          <table:table-cell office:value-type="string" table:style-name="ce17">
            <text:p>Grande Aigrette</text:p>
          </table:table-cell>
          <table:table-cell office:value-type="string" table:style-name="ce17">
            <text:p>Great (White) Egret</text:p>
          </table:table-cell>
          <table:table-cell office:value-type="string" table:style-name="ce17">
            <text:p>Ardea alba</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Grands goélands gris (argenté, leucophé)</text:p>
          </table:table-cell>
          <table:table-cell table:number-columns-repeated="2" table:style-name="ce17"/>
          <table:table-cell office:value-type="float" office:value="3" table:style-name="ce18">
            <text:p>3</text:p>
          </table:table-cell>
          <table:table-cell office:value-type="float" office:value="2.8" table:style-name="ce18">
            <text:p>2,8</text:p>
          </table:table-cell>
          <table:table-cell table:number-columns-repeated="16379"/>
        </table:table-row>
        <table:table-row table:style-name="ro2">
          <table:table-cell office:value-type="string" table:style-name="ce17">
            <text:p>Grands goélands noirs (brun, marin)</text:p>
          </table:table-cell>
          <table:table-cell table:number-columns-repeated="2" table:style-name="ce17"/>
          <table:table-cell office:value-type="float" office:value="1.5" table:style-name="ce18">
            <text:p>1,5</text:p>
          </table:table-cell>
          <table:table-cell office:value-type="float" office:value="3" table:style-name="ce18">
            <text:p>3</text:p>
          </table:table-cell>
          <table:table-cell table:number-columns-repeated="16379"/>
        </table:table-row>
        <table:table-row table:style-name="ro2">
          <table:table-cell office:value-type="string" table:style-name="ce17">
            <text:p>Grands Puffins (majeur, fuligineux, cendré)</text:p>
          </table:table-cell>
          <table:table-cell table:number-columns-repeated="2" table:style-name="ce17"/>
          <table:table-cell table:style-name="ce18"/>
          <table:table-cell office:value-type="float" office:value="2" table:style-name="ce18">
            <text:p>2</text:p>
          </table:table-cell>
          <table:table-cell table:number-columns-repeated="16379"/>
        </table:table-row>
        <table:table-row table:style-name="ro2">
          <table:table-cell office:value-type="string" table:style-name="ce17">
            <text:p>Gravelot à collier interrompu</text:p>
          </table:table-cell>
          <table:table-cell office:value-type="string" table:style-name="ce17">
            <text:p>Kentish Plover, Snowy Plover</text:p>
          </table:table-cell>
          <table:table-cell office:value-type="string" table:style-name="ce17">
            <text:p>Charadrius alexandrinus</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Grèbe à cou noir</text:p>
          </table:table-cell>
          <table:table-cell office:value-type="string" table:style-name="ce17">
            <text:p>Black-necked Grebe</text:p>
          </table:table-cell>
          <table:table-cell office:value-type="string" table:style-name="ce17">
            <text:p>Podiceps nigricollis</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Grèbe castagneux</text:p>
          </table:table-cell>
          <table:table-cell office:value-type="string" table:style-name="ce17">
            <text:p>Little Grebe</text:p>
          </table:table-cell>
          <table:table-cell office:value-type="string" table:style-name="ce17">
            <text:p>Tachybaptus ruficollis</text:p>
          </table:table-cell>
          <table:table-cell office:value-type="float" office:value="1" table:style-name="ce6">
            <text:p>1</text:p>
          </table:table-cell>
          <table:table-cell table:number-columns-repeated="16380"/>
        </table:table-row>
        <table:table-row table:style-name="ro2">
          <table:table-cell office:value-type="string" table:style-name="ce17">
            <text:p>Grèbe esclavon</text:p>
          </table:table-cell>
          <table:table-cell office:value-type="string" table:style-name="ce17">
            <text:p>Horned Grebe</text:p>
          </table:table-cell>
          <table:table-cell office:value-type="string" table:style-name="ce17">
            <text:p>Podiceps auritus</text:p>
          </table:table-cell>
          <table:table-cell office:value-type="float" office:value="4.3" table:style-name="ce6">
            <text:p>4,3</text:p>
          </table:table-cell>
          <table:table-cell table:number-columns-repeated="16380"/>
        </table:table-row>
        <table:table-row table:style-name="ro2">
          <table:table-cell office:value-type="string" table:style-name="ce17">
            <text:p>Grèbe huppé</text:p>
          </table:table-cell>
          <table:table-cell office:value-type="string" table:style-name="ce17">
            <text:p>Great Crested Grebe</text:p>
          </table:table-cell>
          <table:table-cell office:value-type="string" table:style-name="ce17">
            <text:p>Podiceps cristatus</text:p>
          </table:table-cell>
          <table:table-cell office:value-type="float" office:value="2.2999999999999998" table:style-name="ce6">
            <text:p>2,3</text:p>
          </table:table-cell>
          <table:table-cell table:number-columns-repeated="16380"/>
        </table:table-row>
        <table:table-row table:style-name="ro2">
          <table:table-cell office:value-type="string" table:style-name="ce17">
            <text:p>Grèbe jougris</text:p>
          </table:table-cell>
          <table:table-cell office:value-type="string" table:style-name="ce17">
            <text:p>Red-necked Grebe</text:p>
          </table:table-cell>
          <table:table-cell office:value-type="string" table:style-name="ce17">
            <text:p>Podiceps grisegena</text:p>
          </table:table-cell>
          <table:table-cell table:number-columns-repeated="2" table:style-name="ce6"/>
          <table:table-cell table:number-columns-repeated="16379"/>
        </table:table-row>
        <table:table-row table:style-name="ro2">
          <table:table-cell office:value-type="string" table:style-name="ce17">
            <text:p>Guifette moustac</text:p>
          </table:table-cell>
          <table:table-cell office:value-type="string" table:style-name="ce17">
            <text:p>Whiskered Tern</text:p>
          </table:table-cell>
          <table:table-cell office:value-type="string" table:style-name="ce17">
            <text:p>Chlidonias hybrida</text:p>
          </table:table-cell>
          <table:table-cell table:number-columns-repeated="2" table:style-name="ce6"/>
          <table:table-cell table:number-columns-repeated="16379"/>
        </table:table-row>
        <table:table-row table:style-name="ro2">
          <table:table-cell office:value-type="string" table:style-name="ce17">
            <text:p>Guifette noire</text:p>
          </table:table-cell>
          <table:table-cell office:value-type="string" table:style-name="ce17">
            <text:p>Black Tern</text:p>
          </table:table-cell>
          <table:table-cell office:value-type="string" table:style-name="ce17">
            <text:p>Chlidonias niger</text:p>
          </table:table-cell>
          <table:table-cell table:number-columns-repeated="2" table:style-name="ce6"/>
          <table:table-cell table:number-columns-repeated="16379"/>
        </table:table-row>
        <table:table-row table:style-name="ro2">
          <table:table-cell office:value-type="string" table:style-name="ce17">
            <text:p>Guillemot de Troïl</text:p>
          </table:table-cell>
          <table:table-cell office:value-type="string" table:style-name="ce17">
            <text:p>Common Guillemot</text:p>
          </table:table-cell>
          <table:table-cell office:value-type="string" table:style-name="ce17">
            <text:p>Uria aalge</text:p>
          </table:table-cell>
          <table:table-cell table:number-columns-repeated="2" table:style-name="ce6"/>
          <table:table-cell table:number-columns-repeated="16379"/>
        </table:table-row>
        <table:table-row table:style-name="ro2">
          <table:table-cell office:value-type="string" table:style-name="ce17">
            <text:p>Harelde de Miquelon</text:p>
          </table:table-cell>
          <table:table-cell office:value-type="string" table:style-name="ce17">
            <text:p>Long-tailed Duck</text:p>
          </table:table-cell>
          <table:table-cell office:value-type="string" table:style-name="ce17">
            <text:p>Clangula hyemalis</text:p>
          </table:table-cell>
          <table:table-cell table:number-columns-repeated="2" table:style-name="ce6"/>
          <table:table-cell table:number-columns-repeated="16379"/>
        </table:table-row>
        <table:table-row table:style-name="ro2">
          <table:table-cell office:value-type="string" table:style-name="ce17">
            <text:p>Harle bièvre</text:p>
          </table:table-cell>
          <table:table-cell office:value-type="string" table:style-name="ce17">
            <text:p>Common Merganser</text:p>
          </table:table-cell>
          <table:table-cell office:value-type="string" table:style-name="ce17">
            <text:p>Mergus merganser</text:p>
          </table:table-cell>
          <table:table-cell office:value-type="float" office:value="1" table:style-name="ce6">
            <text:p>1</text:p>
          </table:table-cell>
          <table:table-cell table:number-columns-repeated="16380"/>
        </table:table-row>
        <table:table-row table:style-name="ro2">
          <table:table-cell office:value-type="string" table:style-name="ce17">
            <text:p>Harle huppé</text:p>
          </table:table-cell>
          <table:table-cell office:value-type="string" table:style-name="ce17">
            <text:p>Red-breasted Merganser</text:p>
          </table:table-cell>
          <table:table-cell office:value-type="string" table:style-name="ce17">
            <text:p>Mergus serrator</text:p>
          </table:table-cell>
          <table:table-cell office:value-type="float" office:value="2.5" table:style-name="ce6">
            <text:p>2,5</text:p>
          </table:table-cell>
          <table:table-cell table:number-columns-repeated="16380"/>
        </table:table-row>
        <table:table-row table:style-name="ro2">
          <table:table-cell office:value-type="string" table:style-name="ce17">
            <text:p>Harle piette</text:p>
          </table:table-cell>
          <table:table-cell office:value-type="string" table:style-name="ce17">
            <text:p>Smew</text:p>
          </table:table-cell>
          <table:table-cell office:value-type="string" table:style-name="ce17">
            <text:p>Mergellus albellus</text:p>
          </table:table-cell>
          <table:table-cell office:value-type="float" office:value="3.8" table:style-name="ce6">
            <text:p>3,8</text:p>
          </table:table-cell>
          <table:table-cell table:number-columns-repeated="16380"/>
        </table:table-row>
        <table:table-row table:style-name="ro2">
          <table:table-cell office:value-type="string" table:style-name="ce17">
            <text:p>Huîtrier pie</text:p>
          </table:table-cell>
          <table:table-cell office:value-type="string" table:style-name="ce17">
            <text:p>Eurasian Oystercatcher</text:p>
          </table:table-cell>
          <table:table-cell office:value-type="string" table:style-name="ce17">
            <text:p>Haematopus ostralegus</text:p>
          </table:table-cell>
          <table:table-cell office:value-type="float" office:value="4.3" table:style-name="ce6">
            <text:p>4,3</text:p>
          </table:table-cell>
          <table:table-cell table:number-columns-repeated="16380"/>
        </table:table-row>
        <table:table-row table:style-name="ro2">
          <table:table-cell office:value-type="string" table:style-name="ce17">
            <text:p>Labbe à longue queue</text:p>
          </table:table-cell>
          <table:table-cell office:value-type="string" table:style-name="ce17">
            <text:p>Long-tailed Jaeger</text:p>
          </table:table-cell>
          <table:table-cell office:value-type="string" table:style-name="ce17">
            <text:p>Stercorarius longicaudus</text:p>
          </table:table-cell>
          <table:table-cell table:number-columns-repeated="2" table:style-name="ce6"/>
          <table:table-cell table:number-columns-repeated="16379"/>
        </table:table-row>
        <table:table-row table:style-name="ro2">
          <table:table-cell office:value-type="string" table:style-name="ce17">
            <text:p>Labbe parasite</text:p>
          </table:table-cell>
          <table:table-cell office:value-type="string" table:style-name="ce17">
            <text:p>Parasitic Jaeger</text:p>
          </table:table-cell>
          <table:table-cell office:value-type="string" table:style-name="ce17">
            <text:p>Stercorarius parasiticus</text:p>
          </table:table-cell>
          <table:table-cell table:number-columns-repeated="2" table:style-name="ce6"/>
          <table:table-cell table:number-columns-repeated="16379"/>
        </table:table-row>
        <table:table-row table:style-name="ro2">
          <table:table-cell office:value-type="string" table:style-name="ce17">
            <text:p>Labbe pomarin</text:p>
          </table:table-cell>
          <table:table-cell office:value-type="string" table:style-name="ce17">
            <text:p>Pomarine Jaeger</text:p>
          </table:table-cell>
          <table:table-cell office:value-type="string" table:style-name="ce17">
            <text:p>Stercorarius pomarinus</text:p>
          </table:table-cell>
          <table:table-cell table:number-columns-repeated="2" table:style-name="ce6"/>
          <table:table-cell table:number-columns-repeated="16379"/>
        </table:table-row>
        <table:table-row table:style-name="ro2">
          <table:table-cell office:value-type="string" table:style-name="ce17">
            <text:p>Macareux moine</text:p>
          </table:table-cell>
          <table:table-cell office:value-type="string" table:style-name="ce17">
            <text:p>Atlantic Puffin</text:p>
          </table:table-cell>
          <table:table-cell office:value-type="string" table:style-name="ce17">
            <text:p>Fratercula arctica</text:p>
          </table:table-cell>
          <table:table-cell table:number-columns-repeated="2" table:style-name="ce6"/>
          <table:table-cell table:number-columns-repeated="16379"/>
        </table:table-row>
        <table:table-row table:style-name="ro2">
          <table:table-cell office:value-type="string" table:style-name="ce17">
            <text:p>Macreuse brune</text:p>
          </table:table-cell>
          <table:table-cell office:value-type="string" table:style-name="ce17">
            <text:p>Velvet Scoter</text:p>
          </table:table-cell>
          <table:table-cell office:value-type="string" table:style-name="ce17">
            <text:p>Melanitta fusca</text:p>
          </table:table-cell>
          <table:table-cell office:value-type="float" office:value="6.3" table:style-name="ce6">
            <text:p>6,3</text:p>
          </table:table-cell>
          <table:table-cell table:style-name="ce6"/>
          <table:table-cell table:number-columns-repeated="16379"/>
        </table:table-row>
        <table:table-row table:style-name="ro2">
          <table:table-cell office:value-type="string" table:style-name="ce17">
            <text:p>Macreuse noire</text:p>
          </table:table-cell>
          <table:table-cell office:value-type="string" table:style-name="ce17">
            <text:p>Common Scoter</text:p>
          </table:table-cell>
          <table:table-cell office:value-type="string" table:style-name="ce17">
            <text:p>Melanitta nigra</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Macreuses (noire, brune)</text:p>
          </table:table-cell>
          <table:table-cell table:number-columns-repeated="2" table:style-name="ce17"/>
          <table:table-cell office:value-type="float" office:value="5" table:style-name="ce18">
            <text:p>5</text:p>
          </table:table-cell>
          <table:table-cell table:style-name="ce18"/>
          <table:table-cell table:number-columns-repeated="16379"/>
        </table:table-row>
        <table:table-row table:style-name="ro2">
          <table:table-cell office:value-type="string" table:style-name="ce17">
            <text:p>Mergule nain</text:p>
          </table:table-cell>
          <table:table-cell office:value-type="string" table:style-name="ce17">
            <text:p>Little Auk</text:p>
          </table:table-cell>
          <table:table-cell office:value-type="string" table:style-name="ce17">
            <text:p>Alle alle</text:p>
          </table:table-cell>
          <table:table-cell table:number-columns-repeated="2" table:style-name="ce6"/>
          <table:table-cell table:number-columns-repeated="16379"/>
        </table:table-row>
        <table:table-row table:style-name="ro2">
          <table:table-cell office:value-type="string" table:style-name="ce17">
            <text:p>Mouette de Sabine</text:p>
          </table:table-cell>
          <table:table-cell office:value-type="string" table:style-name="ce17">
            <text:p>Sabine's Gull</text:p>
          </table:table-cell>
          <table:table-cell office:value-type="string" table:style-name="ce17">
            <text:p>Xema sabini</text:p>
          </table:table-cell>
          <table:table-cell table:number-columns-repeated="2" table:style-name="ce6"/>
          <table:table-cell table:number-columns-repeated="16379"/>
        </table:table-row>
        <table:table-row table:style-name="ro2">
          <table:table-cell office:value-type="string" table:style-name="ce17">
            <text:p>Mouette mélanocéphale</text:p>
          </table:table-cell>
          <table:table-cell office:value-type="string" table:style-name="ce17">
            <text:p>Mediterranean Gull</text:p>
          </table:table-cell>
          <table:table-cell office:value-type="string" table:style-name="ce17">
            <text:p>Larus melanocephalus</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Mouette pygmée</text:p>
          </table:table-cell>
          <table:table-cell office:value-type="string" table:style-name="ce17">
            <text:p>Little Gull</text:p>
          </table:table-cell>
          <table:table-cell office:value-type="string" table:style-name="ce17">
            <text:p>Hydrocoloeus minutus</text:p>
          </table:table-cell>
          <table:table-cell office:value-type="float" office:value="3.8" table:style-name="ce6">
            <text:p>3,8</text:p>
          </table:table-cell>
          <table:table-cell office:value-type="float" office:value="3" table:style-name="ce6">
            <text:p>3</text:p>
          </table:table-cell>
          <table:table-cell table:number-columns-repeated="16379"/>
        </table:table-row>
        <table:table-row table:style-name="ro2">
          <table:table-cell office:value-type="string" table:style-name="ce17">
            <text:p>Mouette rieuse</text:p>
          </table:table-cell>
          <table:table-cell office:value-type="string" table:style-name="ce17">
            <text:p>Black-headed Gull</text:p>
          </table:table-cell>
          <table:table-cell office:value-type="string" table:style-name="ce17">
            <text:p>Larus ridibundus</text:p>
          </table:table-cell>
          <table:table-cell office:value-type="float" office:value="1.8" table:style-name="ce6">
            <text:p>1,8</text:p>
          </table:table-cell>
          <table:table-cell table:style-name="ce6"/>
          <table:table-cell table:number-columns-repeated="16379"/>
        </table:table-row>
        <table:table-row table:style-name="ro2">
          <table:table-cell office:value-type="string" table:style-name="ce17">
            <text:p>Mouette tridactyle</text:p>
          </table:table-cell>
          <table:table-cell office:value-type="string" table:style-name="ce17">
            <text:p>Black-legged Kittiwake</text:p>
          </table:table-cell>
          <table:table-cell office:value-type="string" table:style-name="ce17">
            <text:p>Rissa tridactyla</text:p>
          </table:table-cell>
          <table:table-cell office:value-type="float" office:value="3.3" table:style-name="ce6">
            <text:p>3,3</text:p>
          </table:table-cell>
          <table:table-cell office:value-type="float" office:value="3.8" table:style-name="ce6">
            <text:p>3,8</text:p>
          </table:table-cell>
          <table:table-cell table:number-columns-repeated="16379"/>
        </table:table-row>
        <table:table-row table:style-name="ro2">
          <table:table-cell office:value-type="string" table:style-name="ce17">
            <text:p>Mouettes (rieuses/mélanocéphales)</text:p>
          </table:table-cell>
          <table:table-cell table:number-columns-repeated="2" table:style-name="ce17"/>
          <table:table-cell office:value-type="float" office:value="2" table:style-name="ce18">
            <text:p>2</text:p>
          </table:table-cell>
          <table:table-cell office:value-type="float" office:value="3" table:style-name="ce18">
            <text:p>3</text:p>
          </table:table-cell>
          <table:table-cell table:number-columns-repeated="16379"/>
        </table:table-row>
        <table:table-row table:style-name="ro2">
          <table:table-cell office:value-type="string" table:style-name="ce17">
            <text:p>Nette rousse</text:p>
          </table:table-cell>
          <table:table-cell office:value-type="string" table:style-name="ce17">
            <text:p>Red-crested Pochard</text:p>
          </table:table-cell>
          <table:table-cell office:value-type="string" table:style-name="ce17">
            <text:p>Netta rufina</text:p>
          </table:table-cell>
          <table:table-cell table:number-columns-repeated="2" table:style-name="ce6"/>
          <table:table-cell table:number-columns-repeated="16379"/>
        </table:table-row>
        <table:table-row table:style-name="ro2">
          <table:table-cell office:value-type="string" table:style-name="ce17">
            <text:p>Océanite culblanc</text:p>
          </table:table-cell>
          <table:table-cell office:value-type="string" table:style-name="ce17">
            <text:p>Leach's Storm-petrel</text:p>
          </table:table-cell>
          <table:table-cell office:value-type="string" table:style-name="ce17">
            <text:p>Hydrobates leucorhous</text:p>
          </table:table-cell>
          <table:table-cell table:number-columns-repeated="2" table:style-name="ce6"/>
          <table:table-cell table:number-columns-repeated="16379"/>
        </table:table-row>
        <table:table-row table:style-name="ro2">
          <table:table-cell office:value-type="string" table:style-name="ce17">
            <text:p>Océanite tempête</text:p>
          </table:table-cell>
          <table:table-cell office:value-type="string" table:style-name="ce17">
            <text:p>European Storm-petrel</text:p>
          </table:table-cell>
          <table:table-cell office:value-type="string" table:style-name="ce17">
            <text:p>Hydrobates pelagicus</text:p>
          </table:table-cell>
          <table:table-cell table:number-columns-repeated="2" table:style-name="ce6"/>
          <table:table-cell table:number-columns-repeated="16379"/>
        </table:table-row>
        <table:table-row table:style-name="ro2">
          <table:table-cell office:value-type="string" table:style-name="ce17">
            <text:p>Océanite tempête (sous espèces méditerranée)</text:p>
          </table:table-cell>
          <table:table-cell office:value-type="string" table:style-name="ce17">
            <text:p>European Storm-petrel</text:p>
          </table:table-cell>
          <table:table-cell office:value-type="string" table:style-name="ce17">
            <text:p>Hydrobates pelagicus melitensis</text:p>
          </table:table-cell>
          <table:table-cell table:number-columns-repeated="2" table:style-name="ce6"/>
          <table:table-cell table:number-columns-repeated="16379"/>
        </table:table-row>
        <table:table-row table:style-name="ro2">
          <table:table-cell office:value-type="string" table:style-name="ce17">
            <text:p>Océanites (tempête, culblanc, de Castro)</text:p>
          </table:table-cell>
          <table:table-cell table:number-columns-repeated="2" table:style-name="ce17"/>
          <table:table-cell office:value-type="float" office:value="1" table:style-name="ce18">
            <text:p>1</text:p>
          </table:table-cell>
          <table:table-cell office:value-type="float" office:value="1" table:style-name="ce18">
            <text:p>1</text:p>
          </table:table-cell>
          <table:table-cell table:number-columns-repeated="16379"/>
        </table:table-row>
        <table:table-row table:style-name="ro2">
          <table:table-cell office:value-type="string" table:style-name="ce17">
            <text:p>Oie cendrée</text:p>
          </table:table-cell>
          <table:table-cell office:value-type="string" table:style-name="ce17">
            <text:p>Greylag Goose</text:p>
          </table:table-cell>
          <table:table-cell office:value-type="string" table:style-name="ce17">
            <text:p>Anser anser</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Oie des moissons</text:p>
          </table:table-cell>
          <table:table-cell office:value-type="string" table:style-name="ce17">
            <text:p>Bean Goose</text:p>
          </table:table-cell>
          <table:table-cell office:value-type="string" table:style-name="ce17">
            <text:p>Anser fabalis</text:p>
          </table:table-cell>
          <table:table-cell table:number-columns-repeated="2" table:style-name="ce6"/>
          <table:table-cell table:number-columns-repeated="16379"/>
        </table:table-row>
        <table:table-row table:style-name="ro2">
          <table:table-cell office:value-type="string" table:style-name="ce17">
            <text:p>Oie rieuse</text:p>
          </table:table-cell>
          <table:table-cell office:value-type="string" table:style-name="ce17">
            <text:p>Greater White-fronted Goose</text:p>
          </table:table-cell>
          <table:table-cell office:value-type="string" table:style-name="ce17">
            <text:p>Anser albifrons</text:p>
          </table:table-cell>
          <table:table-cell office:value-type="float" office:value="2.2999999999999998" table:style-name="ce6">
            <text:p>2,3</text:p>
          </table:table-cell>
          <table:table-cell table:style-name="ce6"/>
          <table:table-cell table:number-columns-repeated="16379"/>
        </table:table-row>
        <table:table-row table:style-name="ro2">
          <table:table-cell office:value-type="string" table:style-name="ce17">
            <text:p>Petit Gravelot</text:p>
          </table:table-cell>
          <table:table-cell office:value-type="string" table:style-name="ce17">
            <text:p>Little Ringed Plover</text:p>
          </table:table-cell>
          <table:table-cell office:value-type="string" table:style-name="ce17">
            <text:p>Charadrius dubius</text:p>
          </table:table-cell>
          <table:table-cell table:number-columns-repeated="2" table:style-name="ce6"/>
          <table:table-cell table:number-columns-repeated="16379"/>
        </table:table-row>
        <table:table-row table:style-name="ro9">
          <table:table-cell office:value-type="string" table:style-name="ce17">
            <text:p>Petits Labbes (longue queue, parasite, pomarin)</text:p>
          </table:table-cell>
          <table:table-cell table:number-columns-repeated="2" table:style-name="ce17"/>
          <table:table-cell office:value-type="float" office:value="3.3" table:style-name="ce18">
            <text:p>3,3</text:p>
          </table:table-cell>
          <table:table-cell office:value-type="float" office:value="3" table:style-name="ce18">
            <text:p>3</text:p>
          </table:table-cell>
          <table:table-cell table:number-columns-repeated="16379"/>
        </table:table-row>
        <table:table-row table:style-name="ro9">
          <table:table-cell office:value-type="string" table:style-name="ce17">
            <text:p>Petits Puffins (des anglais, yelkouan, des Baléares)</text:p>
          </table:table-cell>
          <table:table-cell table:number-columns-repeated="2" table:style-name="ce17"/>
          <table:table-cell office:value-type="float" office:value="5.5" table:style-name="ce18">
            <text:p>5,5</text:p>
          </table:table-cell>
          <table:table-cell office:value-type="float" office:value="5.8" table:style-name="ce18">
            <text:p>5,8</text:p>
          </table:table-cell>
          <table:table-cell table:number-columns-repeated="16379"/>
        </table:table-row>
        <table:table-row table:style-name="ro2">
          <table:table-cell office:value-type="string" table:style-name="ce17">
            <text:p>Phalarope à bec étroit</text:p>
          </table:table-cell>
          <table:table-cell office:value-type="string" table:style-name="ce17">
            <text:p>Red-necked Phalarope</text:p>
          </table:table-cell>
          <table:table-cell office:value-type="string" table:style-name="ce17">
            <text:p>Phalaropus lobatus</text:p>
          </table:table-cell>
          <table:table-cell table:number-columns-repeated="2" table:style-name="ce6"/>
          <table:table-cell table:number-columns-repeated="16379"/>
        </table:table-row>
        <table:table-row table:style-name="ro2">
          <table:table-cell office:value-type="string" table:style-name="ce17">
            <text:p>Phalarope à bec large</text:p>
          </table:table-cell>
          <table:table-cell office:value-type="string" table:style-name="ce17">
            <text:p>Grey Phalarope, Red Phalarope</text:p>
          </table:table-cell>
          <table:table-cell office:value-type="string" table:style-name="ce17">
            <text:p>Phalaropus fulicarius</text:p>
          </table:table-cell>
          <table:table-cell table:number-columns-repeated="2" table:style-name="ce6"/>
          <table:table-cell table:number-columns-repeated="16379"/>
        </table:table-row>
        <table:table-row table:style-name="ro2">
          <table:table-cell office:value-type="string" table:style-name="ce17">
            <text:p>Pingouin torda</text:p>
          </table:table-cell>
          <table:table-cell office:value-type="string" table:style-name="ce17">
            <text:p>Razorbill</text:p>
          </table:table-cell>
          <table:table-cell office:value-type="string" table:style-name="ce17">
            <text:p>Alca torda</text:p>
          </table:table-cell>
          <table:table-cell table:number-columns-repeated="2" table:style-name="ce6"/>
          <table:table-cell table:number-columns-repeated="16379"/>
        </table:table-row>
        <table:table-row table:style-name="ro2">
          <table:table-cell office:value-type="string" table:style-name="ce17">
            <text:p>Plongeon arctique</text:p>
          </table:table-cell>
          <table:table-cell office:value-type="string" table:style-name="ce17">
            <text:p>Arctic Loon</text:p>
          </table:table-cell>
          <table:table-cell office:value-type="string" table:style-name="ce17">
            <text:p>Gavia arctica</text:p>
          </table:table-cell>
          <table:table-cell office:value-type="float" office:value="1.8" table:style-name="ce6">
            <text:p>1,8</text:p>
          </table:table-cell>
          <table:table-cell table:style-name="ce6"/>
          <table:table-cell table:number-columns-repeated="16379"/>
        </table:table-row>
        <table:table-row table:style-name="ro2">
          <table:table-cell office:value-type="string" table:style-name="ce17">
            <text:p>Plongeon catmarin</text:p>
          </table:table-cell>
          <table:table-cell office:value-type="string" table:style-name="ce17">
            <text:p>Red-throated Loon</text:p>
          </table:table-cell>
          <table:table-cell office:value-type="string" table:style-name="ce17">
            <text:p>Gavia stellata</text:p>
          </table:table-cell>
          <table:table-cell office:value-type="float" office:value="3" table:style-name="ce6">
            <text:p>3</text:p>
          </table:table-cell>
          <table:table-cell table:style-name="ce6"/>
          <table:table-cell table:number-columns-repeated="16379"/>
        </table:table-row>
        <table:table-row table:style-name="ro2">
          <table:table-cell office:value-type="string" table:style-name="ce17">
            <text:p>Plongeon imbrin</text:p>
          </table:table-cell>
          <table:table-cell office:value-type="string" table:style-name="ce17">
            <text:p>Common Loon</text:p>
          </table:table-cell>
          <table:table-cell office:value-type="string" table:style-name="ce17">
            <text:p>Gavia immer</text:p>
          </table:table-cell>
          <table:table-cell office:value-type="float" office:value="3" table:style-name="ce6">
            <text:p>3</text:p>
          </table:table-cell>
          <table:table-cell table:style-name="ce6"/>
          <table:table-cell table:number-columns-repeated="16379"/>
        </table:table-row>
        <table:table-row table:style-name="ro2">
          <table:table-cell office:value-type="string" table:style-name="ce17">
            <text:p>Plongeon sp.</text:p>
          </table:table-cell>
          <table:table-cell table:number-columns-repeated="2" table:style-name="ce17"/>
          <table:table-cell office:value-type="float" office:value="5" table:style-name="ce6">
            <text:p>5</text:p>
          </table:table-cell>
          <table:table-cell table:style-name="ce6"/>
          <table:table-cell table:number-columns-repeated="16379"/>
        </table:table-row>
        <table:table-row table:style-name="ro2">
          <table:table-cell office:value-type="string" table:style-name="ce17">
            <text:p>Plongeons (catmarin, arctique imbrin)</text:p>
          </table:table-cell>
          <table:table-cell table:number-columns-repeated="2" table:style-name="ce17"/>
          <table:table-cell office:value-type="float" office:value="5" table:style-name="ce18">
            <text:p>5</text:p>
          </table:table-cell>
          <table:table-cell table:style-name="ce18"/>
          <table:table-cell table:number-columns-repeated="16379"/>
        </table:table-row>
        <table:table-row table:style-name="ro2">
          <table:table-cell office:value-type="string" table:style-name="ce17">
            <text:p>Pluvier argenté</text:p>
          </table:table-cell>
          <table:table-cell office:value-type="string" table:style-name="ce17">
            <text:p>Grey Plover</text:p>
          </table:table-cell>
          <table:table-cell office:value-type="string" table:style-name="ce17">
            <text:p>Pluvialis squatarola</text:p>
          </table:table-cell>
          <table:table-cell office:value-type="float" office:value="1.8" table:style-name="ce6">
            <text:p>1,8</text:p>
          </table:table-cell>
          <table:table-cell table:style-name="ce6"/>
          <table:table-cell table:number-columns-repeated="16379"/>
        </table:table-row>
        <table:table-row table:style-name="ro2">
          <table:table-cell office:value-type="string" table:style-name="ce17">
            <text:p>Pluvier doré</text:p>
          </table:table-cell>
          <table:table-cell table:style-name="ce17"/>
          <table:table-cell office:value-type="string" table:style-name="ce17">
            <text:p>Pluvialis apricaria</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Puffin cendré</text:p>
          </table:table-cell>
          <table:table-cell office:value-type="string" table:style-name="ce17">
            <text:p>Cory's Shearwater</text:p>
          </table:table-cell>
          <table:table-cell office:value-type="string" table:style-name="ce17">
            <text:p>Calonectris diomedea</text:p>
          </table:table-cell>
          <table:table-cell table:number-columns-repeated="2" table:style-name="ce6"/>
          <table:table-cell table:number-columns-repeated="16379"/>
        </table:table-row>
        <table:table-row table:style-name="ro2">
          <table:table-cell office:value-type="string" table:style-name="ce17">
            <text:p>Puffin de Méditerranée (yelkouan)</text:p>
          </table:table-cell>
          <table:table-cell office:value-type="string" table:style-name="ce17">
            <text:p>Yelkouan Shearwater</text:p>
          </table:table-cell>
          <table:table-cell office:value-type="string" table:style-name="ce19">
            <text:p>Puffinus yelkouan</text:p>
          </table:table-cell>
          <table:table-cell table:style-name="ce6"/>
          <table:table-cell office:value-type="float" office:value="3.3" table:style-name="ce6">
            <text:p>3,3</text:p>
          </table:table-cell>
          <table:table-cell table:number-columns-repeated="16379"/>
        </table:table-row>
        <table:table-row table:style-name="ro2">
          <table:table-cell office:value-type="string" table:style-name="ce17">
            <text:p>Puffin de Scopoli</text:p>
          </table:table-cell>
          <table:table-cell office:value-type="string" table:style-name="ce17">
            <text:p>Cory's Shearwater</text:p>
          </table:table-cell>
          <table:table-cell office:value-type="string" table:style-name="ce17">
            <text:p>Calonectris diomedea</text:p>
          </table:table-cell>
          <table:table-cell table:number-columns-repeated="2" table:style-name="ce6"/>
          <table:table-cell table:number-columns-repeated="16379"/>
        </table:table-row>
        <table:table-row table:style-name="ro2">
          <table:table-cell office:value-type="string" table:style-name="ce17">
            <text:p>Puffin des Anglais</text:p>
          </table:table-cell>
          <table:table-cell office:value-type="string" table:style-name="ce17">
            <text:p>Manx Shearwater</text:p>
          </table:table-cell>
          <table:table-cell office:value-type="string" table:style-name="ce17">
            <text:p>Puffinus puffinus</text:p>
          </table:table-cell>
          <table:table-cell table:style-name="ce6"/>
          <table:table-cell office:value-type="float" office:value="1.3" table:style-name="ce6">
            <text:p>1,3</text:p>
          </table:table-cell>
          <table:table-cell table:number-columns-repeated="16379"/>
        </table:table-row>
        <table:table-row table:style-name="ro2">
          <table:table-cell office:value-type="string" table:style-name="ce17">
            <text:p>Puffin des Baléares</text:p>
          </table:table-cell>
          <table:table-cell office:value-type="string" table:style-name="ce17">
            <text:p>Balearic Shearwater</text:p>
          </table:table-cell>
          <table:table-cell office:value-type="string" table:style-name="ce17">
            <text:p>Puffinus mauretanicus</text:p>
          </table:table-cell>
          <table:table-cell table:style-name="ce6"/>
          <table:table-cell office:value-type="float" office:value="7" table:style-name="ce6">
            <text:p>7</text:p>
          </table:table-cell>
          <table:table-cell table:number-columns-repeated="16379"/>
        </table:table-row>
        <table:table-row table:style-name="ro2">
          <table:table-cell office:value-type="string" table:style-name="ce17">
            <text:p>Puffin fuligineux</text:p>
          </table:table-cell>
          <table:table-cell office:value-type="string" table:style-name="ce17">
            <text:p>Sooty Shearwater</text:p>
          </table:table-cell>
          <table:table-cell office:value-type="string" table:style-name="ce17">
            <text:p>Puffinus griseus</text:p>
          </table:table-cell>
          <table:table-cell table:number-columns-repeated="2" table:style-name="ce6"/>
          <table:table-cell table:number-columns-repeated="16379"/>
        </table:table-row>
        <table:table-row table:style-name="ro2">
          <table:table-cell office:value-type="string" table:style-name="ce17">
            <text:p>Puffin majeur</text:p>
          </table:table-cell>
          <table:table-cell office:value-type="string" table:style-name="ce17">
            <text:p>Great Shearwater</text:p>
          </table:table-cell>
          <table:table-cell office:value-type="string" table:style-name="ce19">
            <text:p>Puffinus gravis</text:p>
          </table:table-cell>
          <table:table-cell table:number-columns-repeated="2" table:style-name="ce6"/>
          <table:table-cell table:number-columns-repeated="16379"/>
        </table:table-row>
        <table:table-row table:style-name="ro2">
          <table:table-cell office:value-type="string" table:style-name="ce17">
            <text:p>Sarcelle d'été</text:p>
          </table:table-cell>
          <table:table-cell office:value-type="string" table:style-name="ce17">
            <text:p>Garganey</text:p>
          </table:table-cell>
          <table:table-cell office:value-type="string" table:style-name="ce17">
            <text:p>Spatula querquedula</text:p>
          </table:table-cell>
          <table:table-cell table:number-columns-repeated="2" table:style-name="ce6"/>
          <table:table-cell table:number-columns-repeated="16379"/>
        </table:table-row>
        <table:table-row table:style-name="ro2">
          <table:table-cell office:value-type="string" table:style-name="ce17">
            <text:p>Sarcelle d'hiver</text:p>
          </table:table-cell>
          <table:table-cell office:value-type="string" table:style-name="ce17">
            <text:p>Common Teal</text:p>
          </table:table-cell>
          <table:table-cell office:value-type="string" table:style-name="ce17">
            <text:p>Anas crecca</text:p>
          </table:table-cell>
          <table:table-cell office:value-type="float" office:value="1.5" table:style-name="ce6">
            <text:p>1,5</text:p>
          </table:table-cell>
          <table:table-cell table:style-name="ce6"/>
          <table:table-cell table:number-columns-repeated="16379"/>
        </table:table-row>
        <table:table-row table:style-name="ro2">
          <table:table-cell office:value-type="string" table:style-name="ce17">
            <text:p>Spatule blanche</text:p>
          </table:table-cell>
          <table:table-cell office:value-type="string" table:style-name="ce17">
            <text:p>Eurasian Spoonbill</text:p>
          </table:table-cell>
          <table:table-cell office:value-type="string" table:style-name="ce17">
            <text:p>Platalea leucorodia</text:p>
          </table:table-cell>
          <table:table-cell office:value-type="float" office:value="3.3" table:style-name="ce6">
            <text:p>3,3</text:p>
          </table:table-cell>
          <table:table-cell table:style-name="ce6"/>
          <table:table-cell table:number-columns-repeated="16379"/>
        </table:table-row>
        <table:table-row table:style-name="ro2">
          <table:table-cell office:value-type="string" table:style-name="ce17">
            <text:p>Sterne arctique</text:p>
          </table:table-cell>
          <table:table-cell office:value-type="string" table:style-name="ce17">
            <text:p>Arctic Tern</text:p>
          </table:table-cell>
          <table:table-cell office:value-type="string" table:style-name="ce17">
            <text:p>Sterna paradisaea</text:p>
          </table:table-cell>
          <table:table-cell table:number-columns-repeated="2" table:style-name="ce6"/>
          <table:table-cell table:number-columns-repeated="16379"/>
        </table:table-row>
        <table:table-row table:style-name="ro2">
          <table:table-cell office:value-type="string" table:style-name="ce17">
            <text:p>Sterne caspienne</text:p>
          </table:table-cell>
          <table:table-cell office:value-type="string" table:style-name="ce17">
            <text:p>Caspian Tern</text:p>
          </table:table-cell>
          <table:table-cell office:value-type="string" table:style-name="ce17">
            <text:p>Hydroprogne caspia</text:p>
          </table:table-cell>
          <table:table-cell table:number-columns-repeated="2" table:style-name="ce6"/>
          <table:table-cell table:number-columns-repeated="16379"/>
        </table:table-row>
        <table:table-row table:style-name="ro2">
          <table:table-cell office:value-type="string" table:style-name="ce17">
            <text:p>Sterne caugek</text:p>
          </table:table-cell>
          <table:table-cell office:value-type="string" table:style-name="ce17">
            <text:p>Sandwich Tern</text:p>
          </table:table-cell>
          <table:table-cell office:value-type="string" table:style-name="ce17">
            <text:p>Thalasseus sandvicensis</text:p>
          </table:table-cell>
          <table:table-cell office:value-type="float" office:value="1" table:style-name="ce6">
            <text:p>1</text:p>
          </table:table-cell>
          <table:table-cell table:style-name="ce6"/>
          <table:table-cell table:number-columns-repeated="16379"/>
        </table:table-row>
        <table:table-row table:style-name="ro2">
          <table:table-cell office:value-type="string" table:style-name="ce17">
            <text:p>Sterne de Dougall</text:p>
          </table:table-cell>
          <table:table-cell office:value-type="string" table:style-name="ce17">
            <text:p>Roseate Tern</text:p>
          </table:table-cell>
          <table:table-cell office:value-type="string" table:style-name="ce17">
            <text:p>Sterna dougallii</text:p>
          </table:table-cell>
          <table:table-cell table:number-columns-repeated="2" table:style-name="ce6"/>
          <table:table-cell table:number-columns-repeated="16379"/>
        </table:table-row>
        <table:table-row table:style-name="ro2">
          <table:table-cell office:value-type="string" table:style-name="ce17">
            <text:p>Sterne hansel</text:p>
          </table:table-cell>
          <table:table-cell office:value-type="string" table:style-name="ce17">
            <text:p>Gull-billed Tern</text:p>
          </table:table-cell>
          <table:table-cell office:value-type="string" table:style-name="ce17">
            <text:p>Gelochelidon nilotica</text:p>
          </table:table-cell>
          <table:table-cell table:number-columns-repeated="2" table:style-name="ce6"/>
          <table:table-cell table:number-columns-repeated="16379"/>
        </table:table-row>
        <table:table-row table:style-name="ro2">
          <table:table-cell office:value-type="string" table:style-name="ce17">
            <text:p>Sterne naine</text:p>
          </table:table-cell>
          <table:table-cell office:value-type="string" table:style-name="ce17">
            <text:p>Little Tern</text:p>
          </table:table-cell>
          <table:table-cell office:value-type="string" table:style-name="ce17">
            <text:p>Sternula albifrons</text:p>
          </table:table-cell>
          <table:table-cell table:number-columns-repeated="2" table:style-name="ce6"/>
          <table:table-cell table:number-columns-repeated="16379"/>
        </table:table-row>
        <table:table-row table:style-name="ro2">
          <table:table-cell office:value-type="string" table:style-name="ce17">
            <text:p>Sterne pierregarin</text:p>
          </table:table-cell>
          <table:table-cell office:value-type="string" table:style-name="ce17">
            <text:p>Common Tern</text:p>
          </table:table-cell>
          <table:table-cell office:value-type="string" table:style-name="ce17">
            <text:p>Sterna hirundo</text:p>
          </table:table-cell>
          <table:table-cell table:number-columns-repeated="2" table:style-name="ce6"/>
          <table:table-cell table:number-columns-repeated="16379"/>
        </table:table-row>
        <table:table-row table:style-name="ro2">
          <table:table-cell office:value-type="string" table:style-name="ce17">
            <text:p>Sternes (arctique, pierregarin, naine, caugek)</text:p>
          </table:table-cell>
          <table:table-cell table:number-columns-repeated="2" table:style-name="ce17"/>
          <table:table-cell office:value-type="float" office:value="1.3" table:style-name="ce18">
            <text:p>1,3</text:p>
          </table:table-cell>
          <table:table-cell office:value-type="float" office:value="2" table:style-name="ce18">
            <text:p>2</text:p>
          </table:table-cell>
          <table:table-cell table:number-columns-repeated="16379"/>
        </table:table-row>
        <table:table-row table:style-name="ro2">
          <table:table-cell office:value-type="string" table:style-name="ce17">
            <text:p>Tadorne de Belon</text:p>
          </table:table-cell>
          <table:table-cell office:value-type="string" table:style-name="ce17">
            <text:p>Common Shelduck</text:p>
          </table:table-cell>
          <table:table-cell office:value-type="string" table:style-name="ce17">
            <text:p>Tadorna tadorna</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Tournepierre à collier</text:p>
          </table:table-cell>
          <table:table-cell office:value-type="string" table:style-name="ce17">
            <text:p>Ruddy Turnstone</text:p>
          </table:table-cell>
          <table:table-cell office:value-type="string" table:style-name="ce17">
            <text:p>Arenaria interpres</text:p>
          </table:table-cell>
          <table:table-cell office:value-type="float" office:value="2" table:style-name="ce6">
            <text:p>2</text:p>
          </table:table-cell>
          <table:table-cell table:style-name="ce6"/>
          <table:table-cell table:number-columns-repeated="16379"/>
        </table:table-row>
        <table:table-row table:style-name="ro2">
          <table:table-cell office:value-type="string" table:style-name="ce17">
            <text:p>Vanneau huppé</text:p>
          </table:table-cell>
          <table:table-cell office:value-type="string" table:style-name="ce17">
            <text:p>Northern Lapwing</text:p>
          </table:table-cell>
          <table:table-cell office:value-type="string" table:style-name="ce17">
            <text:p>Vanellus vanellus</text:p>
          </table:table-cell>
          <table:table-cell office:value-type="float" office:value="3.5" table:style-name="ce18">
            <text:p>3,5</text:p>
          </table:table-cell>
          <table:table-cell table:style-name="ce18"/>
          <table:table-cell table:number-columns-repeated="16379"/>
        </table:table-row>
        <table:table-row table:number-rows-repeated="4" table:style-name="ro2">
          <table:table-cell table:number-columns-repeated="16384" table:style-name="ce17"/>
        </table:table-row>
        <table:table-row table:number-rows-repeated="1048440" table:style-name="ro3">
          <table:table-cell table:number-columns-repeated="16384"/>
        </table:table-row>
      </table:table>
      <table:database-ranges>
        <table:database-range table:target-range-address="Niveaux_de_Sensibilité_(2).A2:Niveaux_de_Sensibilité_(2).N25" table:name="__Anonymous_Sheet_DB__14" table:contains-header="false">
          <table:sort>
            <table:sort-by table:field-number="0"/>
          </table:sort>
        </table:database-range>
        <table:database-range table:target-range-address="Niveaux_de_Sensibilité.A2:Niveaux_de_Sensibilité.N68" table:name="__Anonymous_Sheet_DB__1" table:contains-header="false">
          <table:sort>
            <table:sort-by table:field-number="0"/>
          </table:sort>
        </table:database-range>
        <table:database-range table:target-range-address="Niveaux_de_Responsabilité.A2:Niveaux_de_Responsabilité.E184" table:name="__Anonymous_Sheet_DB__2"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rebuchet MS" svg:font-family="&quot;Trebuchet MS&quot;"/>
    <style:font-face style:name="F" svg:font-family="F"/>
  </office:font-face-decls>
  <office:styles>
    <number:number-style style:name="N0">
      <number:number number:min-integer-digits="1"/>
    </number:number-style>
    <number:number-style style:name="N4">
      <number:number number:decimal-places="2" number:min-decimal-places="2" number:min-integer-digits="1" number:grouping="true"/>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CondFormat_1_1_1" style:family="table-cell" style:data-style-name="N0">
      <style:table-cell-properties style:vertical-align="automatic" fo:background-color="#80008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rmal_Feuil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Emeline Pettex</meta:initial-creator>
    <dc:creator>Louis SCHROLL</dc:creator>
    <meta:creation-date>2017-10-20T23:41:04Z</meta:creation-date>
    <dc:date>2024-04-11T14:22:29Z</dc:date>
    <meta:editing-cycles>8</meta:editing-cycles>
    <meta:editing-duration>PT3808S</meta:editing-duration>
  </office:meta>
</office:document-meta>
</file>